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6.00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161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3.013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3.655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217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3.709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3.433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194cm"/>
    </style:style>
    <style:style style:name="co30" style:family="table-column">
      <style:table-column-properties fo:break-before="auto" style:column-width="6.225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2.106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2.466cm"/>
    </style:style>
    <style:style style:name="co36" style:family="table-column">
      <style:table-column-properties fo:break-before="auto" style:column-width="1.912cm"/>
    </style:style>
    <style:style style:name="co37" style:family="table-column">
      <style:table-column-properties fo:break-before="auto" style:column-width="2.521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2.051cm"/>
    </style:style>
    <style:style style:name="co40" style:family="table-column">
      <style:table-column-properties fo:break-before="auto" style:column-width="1.94cm"/>
    </style:style>
    <style:style style:name="co41" style:family="table-column">
      <style:table-column-properties fo:break-before="auto" style:column-width="2.189cm"/>
    </style:style>
    <style:style style:name="co42" style:family="table-column">
      <style:table-column-properties fo:break-before="auto" style:column-width="4.313cm"/>
    </style:style>
    <style:style style:name="co43" style:family="table-column">
      <style:table-column-properties fo:break-before="auto" style:column-width="5.727cm"/>
    </style:style>
    <style:style style:name="co44" style:family="table-column">
      <style:table-column-properties fo:break-before="auto" style:column-width="1.36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1.663cm"/>
    </style:style>
    <style:style style:name="co47" style:family="table-column">
      <style:table-column-properties fo:break-before="auto" style:column-width="1.443cm"/>
    </style:style>
    <style:style style:name="co48" style:family="table-column">
      <style:table-column-properties fo:break-before="auto" style:column-width="1.138cm"/>
    </style:style>
    <style:style style:name="co49" style:family="table-column">
      <style:table-column-properties fo:break-before="auto" style:column-width="2.023cm"/>
    </style:style>
    <style:style style:name="co50" style:family="table-column">
      <style:table-column-properties fo:break-before="auto" style:column-width="1.886cm"/>
    </style:style>
    <style:style style:name="co51" style:family="table-column">
      <style:table-column-properties fo:break-before="auto" style:column-width="3.986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6.281cm"/>
    </style:style>
    <style:style style:name="co55" style:family="table-column">
      <style:table-column-properties fo:break-before="auto" style:column-width="2.492cm"/>
    </style:style>
    <style:style style:name="co56" style:family="table-column">
      <style:table-column-properties fo:break-before="auto" style:column-width="1.829cm"/>
    </style:style>
    <style:style style:name="co57" style:family="table-column">
      <style:table-column-properties fo:break-before="auto" style:column-width="1.249cm"/>
    </style:style>
    <style:style style:name="co58" style:family="table-column">
      <style:table-column-properties fo:break-before="auto" style:column-width="3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9pt solid #000000" fo:border-left="none" fo:border-right="none" fo:border-top="none"/>
    </style:style>
    <style:style style:name="ce3" style:family="table-cell" style:parent-style-name="Default">
      <style:table-cell-properties fo:border="0.79pt solid #000000"/>
    </style:style>
    <style:style style:name="ce4" style:family="table-cell" style:parent-style-name="Default">
      <style:table-cell-properties fo:border-bottom="0.7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79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10">
      <style:table-cell-properties fo:border="none"/>
    </style:style>
    <style:style style:name="ce10" style:family="table-cell" style:parent-style-name="Default" style:data-style-name="N110"/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2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1"/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null-year="1949"/>
      <table:table table:name="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ergy per point of damage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Weight multiplier</text:p>
          </table:table-cell>
          <table:table-cell table:style-name="ce1"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Optimal RoF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m/s for penetration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uu per meter</text:p>
          </table:table-cell>
          <table:table-cell office:value-type="float" office:value="55.2" calcext:value-type="float">
            <text:p>55,2</text:p>
          </table:table-cell>
        </table:table-row>
      </table:table>
      <table:table table:name="Shotguns" table:style-name="ta1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991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number-columns-repeated="7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Ammo typ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pread [off center]</text:p>
          </table:table-cell>
          <table:table-cell table:style-name="ce4" office:value-type="string" calcext:value-type="string">
            <text:p>Spread [int]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2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5"/>
        </table:table-row>
        <table:table-row table:style-name="ro1">
          <table:table-cell table:number-columns-repeated="2" office:value-type="string" calcext:value-type="string">
            <text:p>Benelli M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 auto</text:p>
          </table:table-cell>
          <table:table-cell table:style-name="ce6" office:value-type="string" calcext:value-type="string">
            <text:p>00-buck +</text:p>
          </table:table-cell>
          <table:table-cell table:number-columns-repeated="4"/>
          <table:table-cell table:style-name="ce9" office:value-type="float" office:value="3.83" calcext:value-type="float">
            <text:p>3,830</text:p>
          </table:table-cell>
          <table:table-cell table:formula="of:=ROUND([.L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SG</text:p>
          </table:table-cell>
          <table:table-cell office:value-type="string" calcext:value-type="string">
            <text:p>Kel-Tec KS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ump-action</text:p>
          </table:table-cell>
          <table:table-cell table:style-name="ce7" office:value-type="string" calcext:value-type="string">
            <text:p>#1-buck magnum</text:p>
          </table:table-cell>
          <table:table-cell table:number-columns-repeated="4"/>
          <table:table-cell table:style-name="ce9" office:value-type="float" office:value="3.94" calcext:value-type="float">
            <text:p>3,940</text:p>
          </table:table-cell>
          <table:table-cell table:formula="of:=ROUND([.L8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8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Need a fix of animatios to make it tube-mag instead of box-mag</text:p>
          </table:table-cell>
          <table:table-cell table:number-columns-repeated="985"/>
        </table:table-row>
        <table:table-row table:style-name="ro1">
          <table:table-cell table:number-columns-repeated="2" office:value-type="string" calcext:value-type="string">
            <text:p>Benelli M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slug magnum</text:p>
          </table:table-cell>
          <table:table-cell table:number-columns-repeated="4"/>
          <table:table-cell table:style-name="ce9" office:value-type="float" office:value="4.38" calcext:value-type="float">
            <text:p>4,380</text:p>
          </table:table-cell>
          <table:table-cell table:formula="of:=ROUND([.L9]*[Settings.$B$2]; 0)" office:value-type="float" office:value="5" calcext:value-type="float">
            <text:p>5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9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0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 (double fire)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table:style-name="ce11" office:value-type="percentage" office:value="0.035" calcext:value-type="percentage">
            <text:p>3,50%</text:p>
          </table:table-cell>
          <table:table-cell table:style-name="ce12" table:formula="of:=ROUND(ATAN([.N11])*65536/PI();0)" office:value-type="float" office:value="730" calcext:value-type="float">
            <text:p>73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inchester '97</text:p>
          </table:table-cell>
          <table:table-cell table:style-name="Default" office:value-type="string" calcext:value-type="string">
            <text:p>Winchester model 189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4-buck -</text:p>
          </table:table-cell>
          <table:table-cell table:number-columns-repeated="4"/>
          <table:table-cell table:style-name="ce9" office:value-type="float" office:value="4.02" calcext:value-type="float">
            <text:p>4,020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2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-12</text:p>
          </table:table-cell>
          <table:table-cell table:style-name="Default" office:value-type="string" calcext:value-type="string">
            <text:p>Auto Assault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00 rpm</text:p>
          </table:table-cell>
          <table:table-cell table:style-name="ce6" office:value-type="string" calcext:value-type="string">
            <text:p>00-buck magnum</text:p>
          </table:table-cell>
          <table:table-cell table:number-columns-repeated="4"/>
          <table:table-cell table:style-name="ce9" office:value-type="float" office:value="7" calcext:value-type="float">
            <text:p>7,000</text:p>
          </table:table-cell>
          <table:table-cell table:formula="of:=ROUND([.L13]*[Settings.$B$2]; 0)" office:value-type="float" office:value="7" calcext:value-type="float">
            <text:p>7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3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horty</text:p>
          </table:table-cell>
          <table:table-cell table:style-name="Default" office:value-type="string" calcext:value-type="string">
            <text:p>Serbu Super-Shorty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-</text:p>
          </table:table-cell>
          <table:table-cell table:number-columns-repeated="4"/>
          <table:table-cell table:style-name="ce9" office:value-type="float" office:value="2.01" calcext:value-type="float">
            <text:p>2,010</text:p>
          </table:table-cell>
          <table:table-cell table:formula="of:=ROUND([.L14]*[Settings.$B$2]; 0)" office:value-type="float" office:value="2" calcext:value-type="float">
            <text:p>2</text:p>
          </table:table-cell>
          <table:table-cell table:style-name="ce11" office:value-type="percentage" office:value="0.06" calcext:value-type="percentage">
            <text:p>6,00%</text:p>
          </table:table-cell>
          <table:table-cell table:style-name="ce12" table:formula="of:=ROUND(ATAN([.N14])*65536/PI();0)" office:value-type="float" office:value="1250" calcext:value-type="float">
            <text:p>125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10-2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ssberg</text:p>
          </table:table-cell>
          <table:table-cell table:style-name="Default" office:value-type="string" calcext:value-type="string">
            <text:p>Mossberg 500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00-buck -</text:p>
          </table:table-cell>
          <table:table-cell table:number-columns-repeated="4"/>
          <table:table-cell table:style-name="ce9" office:value-type="float" office:value="2.53" calcext:value-type="float">
            <text:p>2,5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table:style-name="ce11" office:value-type="percentage" office:value="0.04" calcext:value-type="percentage">
            <text:p>4,00%</text:p>
          </table:table-cell>
          <table:table-cell table:style-name="ce12" table:formula="of:=ROUND(ATAN([.N15])*65536/PI();0)" office:value-type="float" office:value="834" calcext:value-type="float">
            <text:p>834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5-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emington 870</text:p>
          </table:table-cell>
          <table:table-cell table:style-name="Default" office:value-type="string" calcext:value-type="string">
            <text:p>Remington 870 Express Combo 20“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10" office:value-type="float" office:value="3.55" calcext:value-type="float">
            <text:p>3,550</text:p>
          </table:table-cell>
          <table:table-cell table:formula="of:=ROUND([.L16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6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thaca 37</text:p>
          </table:table-cell>
          <table:table-cell table:style-name="Default" office:value-type="string" calcext:value-type="string">
            <text:p>Ithaca 37 Homeland security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9" office:value-type="float" office:value="3.41" calcext:value-type="float">
            <text:p>3,41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aiga-12</text:p>
          </table:table-cell>
          <table:table-cell table:style-name="Default" office:value-type="string" calcext:value-type="string">
            <text:p>Saiga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00-buck praktik</text:p>
          </table:table-cell>
          <table:table-cell table:number-columns-repeated="4"/>
          <table:table-cell table:style-name="ce9" office:value-type="float" office:value="4.3" calcext:value-type="float">
            <text:p>4,300</text:p>
          </table:table-cell>
          <table:table-cell table:formula="of:=ROUND([.L18]*[Settings.$B$2]; 0)" office:value-type="float" office:value="5" calcext:value-type="float">
            <text:p>5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8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otgun Ammo" table:style-name="ta1"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3" table:default-cell-style-name="ce14"/>
        <table:table-column table:style-name="co15" table:default-cell-style-name="ce14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29" table:default-cell-style-name="ce10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ad weight [g]</text:p>
          </table:table-cell>
          <table:table-cell table:style-name="ce2" office:value-type="string" calcext:value-type="string">
            <text:p>Pellet diameter [mm]</text:p>
          </table:table-cell>
          <table:table-cell table:style-name="ce2" office:value-type="string" calcext:value-type="string">
            <text:p>Pellet weight [g]</text:p>
          </table:table-cell>
          <table:table-cell table:style-name="ce2" office:value-type="string" calcext:value-type="string">
            <text:p>Pellet count</text:p>
          </table:table-cell>
          <table:table-cell table:style-name="ce2" office:value-type="string" calcext:value-type="string">
            <text:p>Case length [mm]</text:p>
          </table:table-cell>
          <table:table-cell table:style-name="ce2" office:value-type="string" calcext:value-type="string">
            <text:p>Muzzle velocity [m/s]</text:p>
          </table:table-cell>
          <table:table-cell table:style-name="ce2" office:value-type="string" calcext:value-type="string">
            <text:p>Game Velocity [uu/s]</text:p>
          </table:table-cell>
          <table:table-cell table:style-name="ce2" office:value-type="string" calcext:value-type="string">
            <text:p>Muzzle energy per pellet [J]</text:p>
          </table:table-cell>
          <table:table-cell table:style-name="ce2" office:value-type="string" calcext:value-type="string">
            <text:p>Momentum [gm/s]</text:p>
          </table:table-cell>
          <table:table-cell table:style-name="ce2" office:value-type="string" calcext:value-type="string">
            <text:p>Penetrations</text:p>
          </table:table-cell>
          <table:table-cell table:style-name="ce2" office:value-type="string" calcext:value-type="string">
            <text:p>pen dam loss</text:p>
          </table:table-cell>
          <table:table-cell table:style-name="ce2" office:value-type="string" calcext:value-type="string">
            <text:p>Per Pellet dmg</text:p>
          </table:table-cell>
          <table:table-cell table:style-name="ce2" office:value-type="string" calcext:value-type="string">
            <text:p>Muzzle energy [J]</text:p>
          </table:table-cell>
          <table:table-cell table:style-name="ce2" office:value-type="string" calcext:value-type="string">
            <text:p>Shot dmg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420" calcext:value-type="float">
            <text:p>420</text:p>
          </table:table-cell>
          <table:table-cell table:formula="of:=[.G2]*[$Settings.$B$5]" office:value-type="float" office:value="23184" calcext:value-type="float">
            <text:p>23184</text:p>
          </table:table-cell>
          <table:table-cell table:formula="of:=POWER([.G2];2)*[.D2]/2000" office:value-type="float" office:value="2822.4" calcext:value-type="float">
            <text:p>2822,40</text:p>
          </table:table-cell>
          <table:table-cell table:formula="of:=[.G2]*[.D2]" office:value-type="float" office:value="13440" calcext:value-type="float">
            <text:p>13440,00</text:p>
          </table:table-cell>
          <table:table-cell table:formula="of:=FLOOR([.J2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2]/[Settings.$B$1]" office:value-type="float" office:value="141.12" calcext:value-type="float">
            <text:p>141,12</text:p>
          </table:table-cell>
          <table:table-cell table:formula="of:=[.I2]*[.E2]" office:value-type="float" office:value="2822.4" calcext:value-type="float">
            <text:p>2822,40</text:p>
          </table:table-cell>
          <table:table-cell table:formula="of:=[.N2]/[Settings.$B$1]" office:value-type="float" office:value="141.12" calcext:value-type="float">
            <text:p>141,12</text:p>
          </table:table-cell>
          <table:table-cell table:formula="of:=[.M2]*[.L2]/(1-POWER((1-[.L2]); ([.K2]+1)))" office:value-type="float" office:value="113.076923076923" calcext:value-type="float">
            <text:p>113,08</text:p>
          </table:table-cell>
          <table:table-cell table:formula="of:=ROUND([.P2];0)" office:value-type="float" office:value="113" calcext:value-type="float">
            <text:p>113</text:p>
          </table:table-cell>
          <table:table-cell table:formula="of:=[.Q2]*(1-POWER((1-[.L2]); ([.K2]+1)))/[.L2]" office:value-type="float" office:value="141.024" calcext:value-type="float">
            <text:p>141,02</text:p>
          </table:table-cell>
          <table:table-cell table:formula="of:=[.R2]/[.M2]" office:value-type="float" office:value="0.999319727891156" calcext:value-type="float">
            <text:p>0,999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table:formula="of:=[.G3]*[$Settings.$B$5]" office:value-type="float" office:value="24840" calcext:value-type="float">
            <text:p>24840</text:p>
          </table:table-cell>
          <table:table-cell table:formula="of:=POWER([.G3];2)*[.D3]/2000" office:value-type="float" office:value="3240" calcext:value-type="float">
            <text:p>3240,00</text:p>
          </table:table-cell>
          <table:table-cell table:formula="of:=[.G3]*[.D3]" office:value-type="float" office:value="14400" calcext:value-type="float">
            <text:p>14400,00</text:p>
          </table:table-cell>
          <table:table-cell table:formula="of:=FLOOR([.J3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3]/[Settings.$B$1]" office:value-type="float" office:value="162" calcext:value-type="float">
            <text:p>162,00</text:p>
          </table:table-cell>
          <table:table-cell table:formula="of:=[.I3]*[.E3]" office:value-type="float" office:value="3240" calcext:value-type="float">
            <text:p>3240,00</text:p>
          </table:table-cell>
          <table:table-cell table:formula="of:=[.N3]/[Settings.$B$1]" office:value-type="float" office:value="162" calcext:value-type="float">
            <text:p>162,00</text:p>
          </table:table-cell>
          <table:table-cell table:formula="of:=[.M3]*[.L3]/(1-POWER((1-[.L3]); ([.K3]+1)))" office:value-type="float" office:value="129.807692307692" calcext:value-type="float">
            <text:p>129,81</text:p>
          </table:table-cell>
          <table:table-cell table:formula="of:=ROUND([.P3];0)" office:value-type="float" office:value="130" calcext:value-type="float">
            <text:p>130</text:p>
          </table:table-cell>
          <table:table-cell table:formula="of:=[.Q3]*(1-POWER((1-[.L3]); ([.K3]+1)))/[.L3]" office:value-type="float" office:value="162.24" calcext:value-type="float">
            <text:p>162,24</text:p>
          </table:table-cell>
          <table:table-cell table:formula="of:=[.R3]/[.M3]" office:value-type="float" office:value="1.00148148148148" calcext:value-type="float">
            <text:p>1,001</text:p>
          </table:table-cell>
        </table:table-row>
        <table:table-row table:style-name="ro1">
          <table:table-cell office:value-type="string" calcext:value-type="string">
            <text:p>00-buck prakti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,5</text:p>
          </table:table-cell>
          <table:table-cell office:value-type="float" office:value="385" calcext:value-type="float">
            <text:p>385</text:p>
          </table:table-cell>
          <table:table-cell table:formula="of:=[.G4]*[$Settings.$B$5]" office:value-type="float" office:value="21252" calcext:value-type="float">
            <text:p>21252</text:p>
          </table:table-cell>
          <table:table-cell table:formula="of:=POWER([.G4];2)*[.D4]/2000" office:value-type="float" office:value="258.652625" calcext:value-type="float">
            <text:p>258,65</text:p>
          </table:table-cell>
          <table:table-cell table:formula="of:=[.G4]*[.D4]" office:value-type="float" office:value="1343.65" calcext:value-type="float">
            <text:p>1343,65</text:p>
          </table:table-cell>
          <table:table-cell table:formula="of:=FLOOR([.J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4]/[Settings.$B$1]" office:value-type="float" office:value="12.93263125" calcext:value-type="float">
            <text:p>12,93</text:p>
          </table:table-cell>
          <table:table-cell table:formula="of:=[.I4]*[.E4]" office:value-type="float" office:value="2327.873625" calcext:value-type="float">
            <text:p>2327,87</text:p>
          </table:table-cell>
          <table:table-cell table:formula="of:=[.N4]/[Settings.$B$1]" office:value-type="float" office:value="116.39368125" calcext:value-type="float">
            <text:p>116,39</text:p>
          </table:table-cell>
          <table:table-cell table:formula="of:=[.M4]*[.L4]/(1-POWER((1-[.L4]); ([.K4]+1)))" office:value-type="float" office:value="12.93263125" calcext:value-type="float">
            <text:p>12,93</text:p>
          </table:table-cell>
          <table:table-cell table:formula="of:=ROUND([.P4];0)" office:value-type="float" office:value="13" calcext:value-type="float">
            <text:p>13</text:p>
          </table:table-cell>
          <table:table-cell table:formula="of:=[.Q4]*(1-POWER((1-[.L4]); ([.K4]+1)))/[.L4]" office:value-type="float" office:value="13" calcext:value-type="float">
            <text:p>13,00</text:p>
          </table:table-cell>
          <table:table-cell table:formula="of:=[.R4]/[.M4]" office:value-type="float" office:value="1.00520920674979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-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5]*[$Settings.$B$5]" office:value-type="float" office:value="19872" calcext:value-type="float">
            <text:p>19872</text:p>
          </table:table-cell>
          <table:table-cell table:formula="of:=POWER([.G5];2)*[.D5]/2000" office:value-type="float" office:value="226.152" calcext:value-type="float">
            <text:p>226,15</text:p>
          </table:table-cell>
          <table:table-cell table:formula="of:=[.G5]*[.D5]" office:value-type="float" office:value="1256.4" calcext:value-type="float">
            <text:p>1256,40</text:p>
          </table:table-cell>
          <table:table-cell table:formula="of:=FLOOR([.J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5]/[Settings.$B$1]" office:value-type="float" office:value="11.3076" calcext:value-type="float">
            <text:p>11,31</text:p>
          </table:table-cell>
          <table:table-cell table:formula="of:=[.I5]*[.E5]" office:value-type="float" office:value="2035.368" calcext:value-type="float">
            <text:p>2035,37</text:p>
          </table:table-cell>
          <table:table-cell table:formula="of:=[.N5]/[Settings.$B$1]" office:value-type="float" office:value="101.7684" calcext:value-type="float">
            <text:p>101,77</text:p>
          </table:table-cell>
          <table:table-cell table:formula="of:=[.M5]*[.L5]/(1-POWER((1-[.L5]); ([.K5]+1)))" office:value-type="float" office:value="11.3076" calcext:value-type="float">
            <text:p>11,31</text:p>
          </table:table-cell>
          <table:table-cell table:formula="of:=ROUND([.P5];0)" office:value-type="float" office:value="11" calcext:value-type="float">
            <text:p>11</text:p>
          </table:table-cell>
          <table:table-cell table:formula="of:=[.Q5]*(1-POWER((1-[.L5]); ([.K5]+1)))/[.L5]" office:value-type="float" office:value="11" calcext:value-type="float">
            <text:p>11,00</text:p>
          </table:table-cell>
          <table:table-cell table:formula="of:=[.R5]/[.M5]" office:value-type="float" office:value="0.972797056846723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6]*[$Settings.$B$5]" office:value-type="float" office:value="20424" calcext:value-type="float">
            <text:p>20424</text:p>
          </table:table-cell>
          <table:table-cell table:formula="of:=POWER([.G6];2)*[.D6]/2000" office:value-type="float" office:value="238.8905" calcext:value-type="float">
            <text:p>238,89</text:p>
          </table:table-cell>
          <table:table-cell table:formula="of:=[.G6]*[.D6]" office:value-type="float" office:value="1291.3" calcext:value-type="float">
            <text:p>1291,30</text:p>
          </table:table-cell>
          <table:table-cell table:formula="of:=FLOOR([.J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6]/[Settings.$B$1]" office:value-type="float" office:value="11.944525" calcext:value-type="float">
            <text:p>11,94</text:p>
          </table:table-cell>
          <table:table-cell table:formula="of:=[.I6]*[.E6]" office:value-type="float" office:value="2150.0145" calcext:value-type="float">
            <text:p>2150,01</text:p>
          </table:table-cell>
          <table:table-cell table:formula="of:=[.N6]/[Settings.$B$1]" office:value-type="float" office:value="107.500725" calcext:value-type="float">
            <text:p>107,50</text:p>
          </table:table-cell>
          <table:table-cell table:formula="of:=[.M6]*[.L6]/(1-POWER((1-[.L6]); ([.K6]+1)))" office:value-type="float" office:value="11.944525" calcext:value-type="float">
            <text:p>11,94</text:p>
          </table:table-cell>
          <table:table-cell table:formula="of:=ROUND([.P6];0)" office:value-type="float" office:value="12" calcext:value-type="float">
            <text:p>12</text:p>
          </table:table-cell>
          <table:table-cell table:formula="of:=[.Q6]*(1-POWER((1-[.L6]); ([.K6]+1)))/[.L6]" office:value-type="float" office:value="12" calcext:value-type="float">
            <text:p>12,00</text:p>
          </table:table-cell>
          <table:table-cell table:formula="of:=[.R6]/[.M6]" office:value-type="float" office:value="1.00464438728204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+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7]/[.D7]; 1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7]*[$Settings.$B$5]" office:value-type="float" office:value="19872" calcext:value-type="float">
            <text:p>19872</text:p>
          </table:table-cell>
          <table:table-cell table:formula="of:=POWER([.G7];2)*[.D7]/2000" office:value-type="float" office:value="226.152" calcext:value-type="float">
            <text:p>226,15</text:p>
          </table:table-cell>
          <table:table-cell table:formula="of:=[.G7]*[.D7]" office:value-type="float" office:value="1256.4" calcext:value-type="float">
            <text:p>1256,40</text:p>
          </table:table-cell>
          <table:table-cell table:formula="of:=FLOOR([.J7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7]/[Settings.$B$1]" office:value-type="float" office:value="11.3076" calcext:value-type="float">
            <text:p>11,31</text:p>
          </table:table-cell>
          <table:table-cell table:formula="of:=[.I7]*[.E7]" office:value-type="float" office:value="2261.52" calcext:value-type="float">
            <text:p>2261,52</text:p>
          </table:table-cell>
          <table:table-cell table:formula="of:=[.N7]/[Settings.$B$1]" office:value-type="float" office:value="113.076" calcext:value-type="float">
            <text:p>113,08</text:p>
          </table:table-cell>
          <table:table-cell table:formula="of:=[.M7]*[.L7]/(1-POWER((1-[.L7]); ([.K7]+1)))" office:value-type="float" office:value="11.3076" calcext:value-type="float">
            <text:p>11,31</text:p>
          </table:table-cell>
          <table:table-cell table:formula="of:=ROUND([.P7];0)" office:value-type="float" office:value="11" calcext:value-type="float">
            <text:p>11</text:p>
          </table:table-cell>
          <table:table-cell table:formula="of:=[.Q7]*(1-POWER((1-[.L7]); ([.K7]+1)))/[.L7]" office:value-type="float" office:value="11" calcext:value-type="float">
            <text:p>11,00</text:p>
          </table:table-cell>
          <table:table-cell table:formula="of:=[.R7]/[.M7]" office:value-type="float" office:value="0.972797056846723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8]/[.D8]; 1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8]*[$Settings.$B$5]" office:value-type="float" office:value="19320" calcext:value-type="float">
            <text:p>19320</text:p>
          </table:table-cell>
          <table:table-cell table:formula="of:=POWER([.G8];2)*[.D8]/2000" office:value-type="float" office:value="213.7625" calcext:value-type="float">
            <text:p>213,76</text:p>
          </table:table-cell>
          <table:table-cell table:formula="of:=[.G8]*[.D8]" office:value-type="float" office:value="1221.5" calcext:value-type="float">
            <text:p>1221,50</text:p>
          </table:table-cell>
          <table:table-cell table:formula="of:=FLOOR([.J8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8]/[Settings.$B$1]" office:value-type="float" office:value="10.688125" calcext:value-type="float">
            <text:p>10,69</text:p>
          </table:table-cell>
          <table:table-cell table:formula="of:=[.I8]*[.E8]" office:value-type="float" office:value="3206.4375" calcext:value-type="float">
            <text:p>3206,44</text:p>
          </table:table-cell>
          <table:table-cell table:formula="of:=[.N8]/[Settings.$B$1]" office:value-type="float" office:value="160.321875" calcext:value-type="float">
            <text:p>160,32</text:p>
          </table:table-cell>
          <table:table-cell table:formula="of:=[.M8]*[.L8]/(1-POWER((1-[.L8]); ([.K8]+1)))" office:value-type="float" office:value="10.688125" calcext:value-type="float">
            <text:p>10,69</text:p>
          </table:table-cell>
          <table:table-cell table:formula="of:=ROUND([.P8];0)" office:value-type="float" office:value="11" calcext:value-type="float">
            <text:p>11</text:p>
          </table:table-cell>
          <table:table-cell table:formula="of:=[.Q8]*(1-POWER((1-[.L8]); ([.K8]+1)))/[.L8]" office:value-type="float" office:value="11" calcext:value-type="float">
            <text:p>11,00</text:p>
          </table:table-cell>
          <table:table-cell table:formula="of:=[.R8]/[.M8]" office:value-type="float" office:value="1.02917958014151" calcext:value-type="float">
            <text:p>1,029</text:p>
          </table:table-cell>
        </table:table-row>
        <table:table-row table:style-name="ro1">
          <table:table-cell office:value-type="string" calcext:value-type="string">
            <text:p>#1-buck -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12" calcext:value-type="float">
            <text:p>12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9]*[$Settings.$B$5]" office:value-type="float" office:value="19872" calcext:value-type="float">
            <text:p>19872</text:p>
          </table:table-cell>
          <table:table-cell table:formula="of:=POWER([.G9];2)*[.D9]/2000" office:value-type="float" office:value="169.776" calcext:value-type="float">
            <text:p>169,78</text:p>
          </table:table-cell>
          <table:table-cell table:formula="of:=[.G9]*[.D9]" office:value-type="float" office:value="943.2" calcext:value-type="float">
            <text:p>943,20</text:p>
          </table:table-cell>
          <table:table-cell table:formula="of:=FLOOR([.J9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9]/[Settings.$B$1]" office:value-type="float" office:value="8.4888" calcext:value-type="float">
            <text:p>8,49</text:p>
          </table:table-cell>
          <table:table-cell table:formula="of:=[.I9]*[.E9]" office:value-type="float" office:value="2037.312" calcext:value-type="float">
            <text:p>2037,31</text:p>
          </table:table-cell>
          <table:table-cell table:formula="of:=[.N9]/[Settings.$B$1]" office:value-type="float" office:value="101.8656" calcext:value-type="float">
            <text:p>101,87</text:p>
          </table:table-cell>
          <table:table-cell table:formula="of:=[.M9]*[.L9]/(1-POWER((1-[.L9]); ([.K9]+1)))" office:value-type="float" office:value="8.4888" calcext:value-type="float">
            <text:p>8,49</text:p>
          </table:table-cell>
          <table:table-cell table:formula="of:=ROUND([.P9];0)" office:value-type="float" office:value="8" calcext:value-type="float">
            <text:p>8</text:p>
          </table:table-cell>
          <table:table-cell table:formula="of:=[.Q9]*(1-POWER((1-[.L9]); ([.K9]+1)))/[.L9]" office:value-type="float" office:value="8" calcext:value-type="float">
            <text:p>8,00</text:p>
          </table:table-cell>
          <table:table-cell table:formula="of:=[.R9]/[.M9]" office:value-type="float" office:value="0.942418245217227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0]/[.D10]; 1)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0]*[$Settings.$B$5]" office:value-type="float" office:value="20424" calcext:value-type="float">
            <text:p>20424</text:p>
          </table:table-cell>
          <table:table-cell table:formula="of:=POWER([.G10];2)*[.D10]/2000" office:value-type="float" office:value="179.339" calcext:value-type="float">
            <text:p>179,34</text:p>
          </table:table-cell>
          <table:table-cell table:formula="of:=[.G10]*[.D10]" office:value-type="float" office:value="969.4" calcext:value-type="float">
            <text:p>969,40</text:p>
          </table:table-cell>
          <table:table-cell table:formula="of:=FLOOR([.J10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0]/[Settings.$B$1]" office:value-type="float" office:value="8.96695" calcext:value-type="float">
            <text:p>8,97</text:p>
          </table:table-cell>
          <table:table-cell table:formula="of:=[.I10]*[.E10]" office:value-type="float" office:value="2152.068" calcext:value-type="float">
            <text:p>2152,07</text:p>
          </table:table-cell>
          <table:table-cell table:formula="of:=[.N10]/[Settings.$B$1]" office:value-type="float" office:value="107.6034" calcext:value-type="float">
            <text:p>107,60</text:p>
          </table:table-cell>
          <table:table-cell table:formula="of:=[.M10]*[.L10]/(1-POWER((1-[.L10]); ([.K10]+1)))" office:value-type="float" office:value="8.96695" calcext:value-type="float">
            <text:p>8,97</text:p>
          </table:table-cell>
          <table:table-cell table:formula="of:=ROUND([.P10];0)" office:value-type="float" office:value="9" calcext:value-type="float">
            <text:p>9</text:p>
          </table:table-cell>
          <table:table-cell table:formula="of:=[.Q10]*(1-POWER((1-[.L10]); ([.K10]+1)))/[.L10]" office:value-type="float" office:value="9" calcext:value-type="float">
            <text:p>9,00</text:p>
          </table:table-cell>
          <table:table-cell table:formula="of:=[.R10]/[.M10]" office:value-type="float" office:value="1.0036857571415" calcext:value-type="float">
            <text:p>1,004</text:p>
          </table:table-cell>
        </table:table-row>
        <table:table-row table:style-name="ro1">
          <table:table-cell office:value-type="string" calcext:value-type="string">
            <text:p>#1-buck +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1]/[.D11]; 1)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1]*[$Settings.$B$5]" office:value-type="float" office:value="19872" calcext:value-type="float">
            <text:p>19872</text:p>
          </table:table-cell>
          <table:table-cell table:formula="of:=POWER([.G11];2)*[.D11]/2000" office:value-type="float" office:value="169.776" calcext:value-type="float">
            <text:p>169,78</text:p>
          </table:table-cell>
          <table:table-cell table:formula="of:=[.G11]*[.D11]" office:value-type="float" office:value="943.2" calcext:value-type="float">
            <text:p>943,20</text:p>
          </table:table-cell>
          <table:table-cell table:formula="of:=FLOOR([.J11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1]/[Settings.$B$1]" office:value-type="float" office:value="8.4888" calcext:value-type="float">
            <text:p>8,49</text:p>
          </table:table-cell>
          <table:table-cell table:formula="of:=[.I11]*[.E11]" office:value-type="float" office:value="2207.088" calcext:value-type="float">
            <text:p>2207,09</text:p>
          </table:table-cell>
          <table:table-cell table:formula="of:=[.N11]/[Settings.$B$1]" office:value-type="float" office:value="110.3544" calcext:value-type="float">
            <text:p>110,35</text:p>
          </table:table-cell>
          <table:table-cell table:formula="of:=[.M11]*[.L11]/(1-POWER((1-[.L11]); ([.K11]+1)))" office:value-type="float" office:value="8.4888" calcext:value-type="float">
            <text:p>8,49</text:p>
          </table:table-cell>
          <table:table-cell table:formula="of:=ROUND([.P11];0)" office:value-type="float" office:value="8" calcext:value-type="float">
            <text:p>8</text:p>
          </table:table-cell>
          <table:table-cell table:formula="of:=[.Q11]*(1-POWER((1-[.L11]); ([.K11]+1)))/[.L11]" office:value-type="float" office:value="8" calcext:value-type="float">
            <text:p>8,00</text:p>
          </table:table-cell>
          <table:table-cell table:formula="of:=[.R11]/[.M11]" office:value-type="float" office:value="0.942418245217227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2]/[.D12]; 1)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2]*[$Settings.$B$5]" office:value-type="float" office:value="19320" calcext:value-type="float">
            <text:p>19320</text:p>
          </table:table-cell>
          <table:table-cell table:formula="of:=POWER([.G12];2)*[.D12]/2000" office:value-type="float" office:value="160.475" calcext:value-type="float">
            <text:p>160,48</text:p>
          </table:table-cell>
          <table:table-cell table:formula="of:=[.G12]*[.D12]" office:value-type="float" office:value="917" calcext:value-type="float">
            <text:p>917,00</text:p>
          </table:table-cell>
          <table:table-cell table:formula="of:=FLOOR([.J12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2]/[Settings.$B$1]" office:value-type="float" office:value="8.02375" calcext:value-type="float">
            <text:p>8,02</text:p>
          </table:table-cell>
          <table:table-cell table:formula="of:=[.I12]*[.E12]" office:value-type="float" office:value="3209.5" calcext:value-type="float">
            <text:p>3209,50</text:p>
          </table:table-cell>
          <table:table-cell table:formula="of:=[.N12]/[Settings.$B$1]" office:value-type="float" office:value="160.475" calcext:value-type="float">
            <text:p>160,48</text:p>
          </table:table-cell>
          <table:table-cell table:formula="of:=[.M12]*[.L12]/(1-POWER((1-[.L12]); ([.K12]+1)))" office:value-type="float" office:value="8.02375" calcext:value-type="float">
            <text:p>8,02</text:p>
          </table:table-cell>
          <table:table-cell table:formula="of:=ROUND([.P12];0)" office:value-type="float" office:value="8" calcext:value-type="float">
            <text:p>8</text:p>
          </table:table-cell>
          <table:table-cell table:formula="of:=[.Q12]*(1-POWER((1-[.L12]); ([.K12]+1)))/[.L12]" office:value-type="float" office:value="8" calcext:value-type="float">
            <text:p>8,00</text:p>
          </table:table-cell>
          <table:table-cell table:formula="of:=[.R12]/[.M12]" office:value-type="float" office:value="0.997040037389001" calcext:value-type="float">
            <text:p>0,997</text:p>
          </table:table-cell>
        </table:table-row>
        <table:table-row table:style-name="ro1">
          <table:table-cell office:value-type="string" calcext:value-type="string">
            <text:p>#4-buck -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3]/[.D13]; 1)" office:value-type="float" office:value="23" calcext:value-type="float">
            <text:p>23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13]*[$Settings.$B$5]" office:value-type="float" office:value="19872" calcext:value-type="float">
            <text:p>19872</text:p>
          </table:table-cell>
          <table:table-cell table:formula="of:=POWER([.G13];2)*[.D13]/2000" office:value-type="float" office:value="86.832" calcext:value-type="float">
            <text:p>86,83</text:p>
          </table:table-cell>
          <table:table-cell table:formula="of:=[.G13]*[.D13]" office:value-type="float" office:value="482.4" calcext:value-type="float">
            <text:p>482,40</text:p>
          </table:table-cell>
          <table:table-cell table:formula="of:=FLOOR([.J13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3]/[Settings.$B$1]" office:value-type="float" office:value="4.3416" calcext:value-type="float">
            <text:p>4,34</text:p>
          </table:table-cell>
          <table:table-cell table:formula="of:=[.I13]*[.E13]" office:value-type="float" office:value="1997.136" calcext:value-type="float">
            <text:p>1997,14</text:p>
          </table:table-cell>
          <table:table-cell table:formula="of:=[.N13]/[Settings.$B$1]" office:value-type="float" office:value="99.8568" calcext:value-type="float">
            <text:p>99,86</text:p>
          </table:table-cell>
          <table:table-cell table:formula="of:=[.M13]*[.L13]/(1-POWER((1-[.L13]); ([.K13]+1)))" office:value-type="float" office:value="4.3416" calcext:value-type="float">
            <text:p>4,34</text:p>
          </table:table-cell>
          <table:table-cell table:formula="of:=ROUND([.P13];0)" office:value-type="float" office:value="4" calcext:value-type="float">
            <text:p>4</text:p>
          </table:table-cell>
          <table:table-cell table:formula="of:=[.Q13]*(1-POWER((1-[.L13]); ([.K13]+1)))/[.L13]" office:value-type="float" office:value="4" calcext:value-type="float">
            <text:p>4,00</text:p>
          </table:table-cell>
          <table:table-cell table:formula="of:=[.R13]/[.M13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4]/[.D14]; 1)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4]*[$Settings.$B$5]" office:value-type="float" office:value="20424" calcext:value-type="float">
            <text:p>20424</text:p>
          </table:table-cell>
          <table:table-cell table:formula="of:=POWER([.G14];2)*[.D14]/2000" office:value-type="float" office:value="91.723" calcext:value-type="float">
            <text:p>91,72</text:p>
          </table:table-cell>
          <table:table-cell table:formula="of:=[.G14]*[.D14]" office:value-type="float" office:value="495.8" calcext:value-type="float">
            <text:p>495,80</text:p>
          </table:table-cell>
          <table:table-cell table:formula="of:=FLOOR([.J1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4]/[Settings.$B$1]" office:value-type="float" office:value="4.58615" calcext:value-type="float">
            <text:p>4,59</text:p>
          </table:table-cell>
          <table:table-cell table:formula="of:=[.I14]*[.E14]" office:value-type="float" office:value="2109.629" calcext:value-type="float">
            <text:p>2109,63</text:p>
          </table:table-cell>
          <table:table-cell table:formula="of:=[.N14]/[Settings.$B$1]" office:value-type="float" office:value="105.48145" calcext:value-type="float">
            <text:p>105,48</text:p>
          </table:table-cell>
          <table:table-cell table:formula="of:=[.M14]*[.L14]/(1-POWER((1-[.L14]); ([.K14]+1)))" office:value-type="float" office:value="4.58615" calcext:value-type="float">
            <text:p>4,59</text:p>
          </table:table-cell>
          <table:table-cell table:formula="of:=ROUND([.P14];0)" office:value-type="float" office:value="5" calcext:value-type="float">
            <text:p>5</text:p>
          </table:table-cell>
          <table:table-cell table:formula="of:=[.Q14]*(1-POWER((1-[.L14]); ([.K14]+1)))/[.L14]" office:value-type="float" office:value="5" calcext:value-type="float">
            <text:p>5,00</text:p>
          </table:table-cell>
          <table:table-cell table:formula="of:=[.R14]/[.M14]" office:value-type="float" office:value="1.09023908943231" calcext:value-type="float">
            <text:p>1,090</text:p>
          </table:table-cell>
        </table:table-row>
        <table:table-row table:style-name="ro1">
          <table:table-cell office:value-type="string" calcext:value-type="string">
            <text:p>#4-buck +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5]/[.D15]; 1)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5]*[$Settings.$B$5]" office:value-type="float" office:value="19872" calcext:value-type="float">
            <text:p>19872</text:p>
          </table:table-cell>
          <table:table-cell table:formula="of:=POWER([.G15];2)*[.D15]/2000" office:value-type="float" office:value="86.832" calcext:value-type="float">
            <text:p>86,83</text:p>
          </table:table-cell>
          <table:table-cell table:formula="of:=[.G15]*[.D15]" office:value-type="float" office:value="482.4" calcext:value-type="float">
            <text:p>482,40</text:p>
          </table:table-cell>
          <table:table-cell table:formula="of:=FLOOR([.J1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5]/[Settings.$B$1]" office:value-type="float" office:value="4.3416" calcext:value-type="float">
            <text:p>4,34</text:p>
          </table:table-cell>
          <table:table-cell table:formula="of:=[.I15]*[.E15]" office:value-type="float" office:value="2257.632" calcext:value-type="float">
            <text:p>2257,63</text:p>
          </table:table-cell>
          <table:table-cell table:formula="of:=[.N15]/[Settings.$B$1]" office:value-type="float" office:value="112.8816" calcext:value-type="float">
            <text:p>112,88</text:p>
          </table:table-cell>
          <table:table-cell table:formula="of:=[.M15]*[.L15]/(1-POWER((1-[.L15]); ([.K15]+1)))" office:value-type="float" office:value="4.3416" calcext:value-type="float">
            <text:p>4,34</text:p>
          </table:table-cell>
          <table:table-cell table:formula="of:=ROUND([.P15];0)" office:value-type="float" office:value="4" calcext:value-type="float">
            <text:p>4</text:p>
          </table:table-cell>
          <table:table-cell table:formula="of:=[.Q15]*(1-POWER((1-[.L15]); ([.K15]+1)))/[.L15]" office:value-type="float" office:value="4" calcext:value-type="float">
            <text:p>4,00</text:p>
          </table:table-cell>
          <table:table-cell table:formula="of:=[.R15]/[.M15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6]/[.D16]; 1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6]*[$Settings.$B$5]" office:value-type="float" office:value="19320" calcext:value-type="float">
            <text:p>19320</text:p>
          </table:table-cell>
          <table:table-cell table:formula="of:=POWER([.G16];2)*[.D16]/2000" office:value-type="float" office:value="82.075" calcext:value-type="float">
            <text:p>82,08</text:p>
          </table:table-cell>
          <table:table-cell table:formula="of:=[.G16]*[.D16]" office:value-type="float" office:value="469" calcext:value-type="float">
            <text:p>469,00</text:p>
          </table:table-cell>
          <table:table-cell table:formula="of:=FLOOR([.J1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6]/[Settings.$B$1]" office:value-type="float" office:value="4.10375" calcext:value-type="float">
            <text:p>4,10</text:p>
          </table:table-cell>
          <table:table-cell table:formula="of:=[.I16]*[.E16]" office:value-type="float" office:value="3200.925" calcext:value-type="float">
            <text:p>3200,93</text:p>
          </table:table-cell>
          <table:table-cell table:formula="of:=[.N16]/[Settings.$B$1]" office:value-type="float" office:value="160.04625" calcext:value-type="float">
            <text:p>160,05</text:p>
          </table:table-cell>
          <table:table-cell table:formula="of:=[.M16]*[.L16]/(1-POWER((1-[.L16]); ([.K16]+1)))" office:value-type="float" office:value="4.10375" calcext:value-type="float">
            <text:p>4,10</text:p>
          </table:table-cell>
          <table:table-cell table:formula="of:=ROUND([.P16];0)" office:value-type="float" office:value="4" calcext:value-type="float">
            <text:p>4</text:p>
          </table:table-cell>
          <table:table-cell table:formula="of:=[.Q16]*(1-POWER((1-[.L16]); ([.K16]+1)))/[.L16]" office:value-type="float" office:value="4" calcext:value-type="float">
            <text:p>4,00</text:p>
          </table:table-cell>
          <table:table-cell table:formula="of:=[.R16]/[.M16]" office:value-type="float" office:value="0.974718245507158" calcext:value-type="float">
            <text:p>0,97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36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Default"/>
        <table:table-column table:style-name="co3" table:number-columns-repeated="995" table:default-cell-style-name="Default"/>
        <table:table-row table:style-name="ro1">
          <table:table-cell table:style-name="ce1"/>
          <table:table-cell table:style-name="ce3" office:value-type="string" calcext:value-type="string">
            <text:p>Clot head health (hard,3P)</text:p>
          </table:table-cell>
          <table:table-cell table:style-name="ce3" office:value-type="float" office:value="33.75" calcext:value-type="float">
            <text:p>33,7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bonus (level 4)</text:p>
          </table:table-cell>
          <table:table-cell table:style-name="ce3" office:value-type="float" office:value="1.82" calcext:value-type="float">
            <text:p>1,82</text:p>
          </table:table-cell>
          <table:table-cell table:style-name="ce1" table:number-columns-repeated="18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 table:number-columns-repeated="21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Start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Beretta</text:p>
          </table:table-cell>
          <table:table-cell office:value-type="string" calcext:value-type="string">
            <text:p>Beretta 92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formula="of:=FLOOR(1500/POWER([.S7];2/3)/[.E7];1)*[.E7]" office:value-type="float" office:value="180" calcext:value-type="float">
            <text:p>180</text:p>
          </table:table-cell>
          <table:table-cell table:formula="of:=FLOOR([.F7]/3/[.E7];1)*[.E7]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style-name="ce14" table:formula="of:=[$'Handgun and SMG Ammo'.$F$2]" office:value-type="float" office:value="0.54" calcext:value-type="float">
            <text:p>0,54</text:p>
          </table:table-cell>
          <table:table-cell table:style-name="ce14" table:formula="of:=[.E7]*[.I7]" office:value-type="float" office:value="8.1" calcext:value-type="float">
            <text:p>8,10</text:p>
          </table:table-cell>
          <table:table-cell table:style-name="ce9" office:value-type="float" office:value="1.15" calcext:value-type="float">
            <text:p>1,150</text:p>
          </table:table-cell>
          <table:table-cell table:formula="of:=ROUND([.K7]*[Settings.$B$2]; 0)" office:value-type="float" office:value="1" calcext:value-type="float">
            <text:p>1</text:p>
          </table:table-cell>
          <table:table-cell table:style-name="ce14" office:value-type="float" office:value="475.26" calcext:value-type="float">
            <text:p>475,26</text:p>
          </table:table-cell>
          <table:table-cell table:style-name="ce14" table:formula="of:=[.M7]/[Settings.$B$1]" office:value-type="float" office:value="23.763" calcext:value-type="float">
            <text:p>23,76</text:p>
          </table:table-cell>
          <table:table-cell table:style-name="ce15" office:value-type="float" office:value="2670" calcext:value-type="float">
            <text:p>2670</text:p>
          </table:table-cell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7]*[.Q7]/(1-POWER((1-[.Q7]); ([.P7]+1)))" office:value-type="float" office:value="23.763" calcext:value-type="float">
            <text:p>23,76</text:p>
          </table:table-cell>
          <table:table-cell table:formula="of:=ROUND([.R7];0)" office:value-type="float" office:value="24" calcext:value-type="float">
            <text:p>24</text:p>
          </table:table-cell>
          <table:table-cell table:style-name="ce14" table:formula="of:=[.S7]*(1-POWER((1-[.Q7]); ([.P7]+1)))/[.Q7]" office:value-type="float" office:value="24" calcext:value-type="float">
            <text:p>24,00</text:p>
          </table:table-cell>
          <table:table-cell table:style-name="ce10" table:formula="of:=[.T7]/[.N7]" office:value-type="float" office:value="1.00997348819594" calcext:value-type="float">
            <text:p>1,010</text:p>
          </table:table-cell>
          <table:table-cell office:value-type="float" office:value="1.5" calcext:value-type="float">
            <text:p>1,50</text:p>
          </table:table-cell>
          <table:table-cell table:formula="of:=[.S7]*[.V7]" office:value-type="float" office:value="36" calcext:value-type="float">
            <text:p>36,00</text:p>
          </table:table-cell>
          <table:table-cell table:style-name="ce5" table:formula="of:=CEILING([.$C$1]/[.W7];1; )&amp;&quot; (&quot;&amp;ROUND([.$C$1]/[.W7];2)&amp;&quot;)&quot;" office:value-type="string" office:string-value="1 (0,94)" calcext:value-type="string">
            <text:p>1 (0,94)</text:p>
          </table:table-cell>
          <table:table-cell table:style-name="ce5" table:formula="of:=CEILING([.$C$1]/([.W7]*[.$C$4]);1; )&amp;&quot; (&quot;&amp;ROUND([.$C$1]/([.W7]*[.$C$4]);2)&amp;&quot;)&quot;" office:value-type="string" office:string-value="1 (0,52)" calcext:value-type="string">
            <text:p>1 (0,52)</text:p>
          </table:table-cell>
          <table:table-cell table:style-name="ce5" table:formula="of:=CEILING([.$C$2]/([.S7]*[.$C$4]);1; )&amp;&quot; (&quot;&amp;ROUND([.$C$3]/([.S7]*[.$C$4]);2)&amp;&quot;)&quot;" office:value-type="string" office:string-value="11 (7,11)" calcext:value-type="string">
            <text:p>11 (7,11)</text:p>
          </table:table-cell>
          <table:table-cell table:style-name="ce5" table:formula="of:=CEILING([.$C$3]/[.W7];1; )&amp;&quot; (&quot;&amp;ROUND([.$C$3]/[.W7];2)&amp;&quot;)&quot;" office:value-type="string" office:string-value="9 (8,63)" calcext:value-type="string">
            <text:p>9 (8,63)</text:p>
          </table:table-cell>
          <table:table-cell table:style-name="ce5" table:formula="of:=CEILING([.$C$3]/([.W7]*[.$C$4]);1; )&amp;&quot; (&quot;&amp;ROUND([.$C$3]/([.W7]*[.$C$4]);2)&amp;&quot;)&quot;" office:value-type="string" office:string-value="5 (4,74)" calcext:value-type="string">
            <text:p>5 (4,74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HK MK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formula="of:=FLOOR(1500/POWER([.S8];2/3)/[.E8];1)*[.E8]" office:value-type="float" office:value="156" calcext:value-type="float">
            <text:p>156</text:p>
          </table:table-cell>
          <table:table-cell table:formula="of:=FLOOR([.F8]/3/[.E8];1)*[.E8]"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table:style-name="ce14" table:formula="of:=[$'Handgun and SMG Ammo'.$F$9]" office:value-type="float" office:value="1.41" calcext:value-type="float">
            <text:p>1,41</text:p>
          </table:table-cell>
          <table:table-cell table:style-name="ce14" table:formula="of:=[.E8]*[.I8]" office:value-type="float" office:value="16.92" calcext:value-type="float">
            <text:p>16,92</text:p>
          </table:table-cell>
          <table:table-cell table:style-name="ce9" office:value-type="float" office:value="1.47" calcext:value-type="float">
            <text:p>1,470</text:p>
          </table:table-cell>
          <table:table-cell table:formula="of:=ROUND([.K8]*[Settings.$B$2]; 0)" office:value-type="float" office:value="2" calcext:value-type="float">
            <text:p>2</text:p>
          </table:table-cell>
          <table:table-cell table:style-name="ce14" office:value-type="float" office:value="670.5" calcext:value-type="float">
            <text:p>670,50</text:p>
          </table:table-cell>
          <table:table-cell table:style-name="ce14" table:formula="of:=[.M8]/[Settings.$B$1]" office:value-type="float" office:value="33.525" calcext:value-type="float">
            <text:p>33,53</text:p>
          </table:table-cell>
          <table:table-cell table:style-name="ce15" office:value-type="float" office:value="4470" calcext:value-type="float">
            <text:p>4470</text:p>
          </table:table-cell>
          <table:table-cell table:formula="of:=FLOOR([.O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8]*[.Q8]/(1-POWER((1-[.Q8]); ([.P8]+1)))" office:value-type="float" office:value="27.9375" calcext:value-type="float">
            <text:p>27,94</text:p>
          </table:table-cell>
          <table:table-cell table:formula="of:=ROUND([.R8];0)" office:value-type="float" office:value="28" calcext:value-type="float">
            <text:p>28</text:p>
          </table:table-cell>
          <table:table-cell table:style-name="ce14" table:formula="of:=[.S8]*(1-POWER((1-[.Q8]); ([.P8]+1)))/[.Q8]" office:value-type="float" office:value="33.6" calcext:value-type="float">
            <text:p>33,60</text:p>
          </table:table-cell>
          <table:table-cell table:style-name="ce10" table:formula="of:=[.T8]/[.N8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S8]*[.V8]" office:value-type="float" office:value="42" calcext:value-type="float">
            <text:p>42,00</text:p>
          </table:table-cell>
          <table:table-cell table:style-name="ce5" table:formula="of:=CEILING([.$C$1]/[.W8];1; )&amp;&quot; (&quot;&amp;ROUND([.$C$1]/[.W8];2)&amp;&quot;)&quot;" office:value-type="string" office:string-value="1 (0,8)" calcext:value-type="string">
            <text:p>1 (0,8)</text:p>
          </table:table-cell>
          <table:table-cell table:style-name="ce5" table:formula="of:=CEILING([.$C$1]/([.W8]*[.$C$4]);1; )&amp;&quot; (&quot;&amp;ROUND([.$C$1]/([.W8]*[.$C$4]);2)&amp;&quot;)&quot;" office:value-type="string" office:string-value="1 (0,44)" calcext:value-type="string">
            <text:p>1 (0,44)</text:p>
          </table:table-cell>
          <table:table-cell table:style-name="ce5" table:formula="of:=CEILING([.$C$2]/([.S8]*[.$C$4]);1; )&amp;&quot; (&quot;&amp;ROUND([.$C$3]/([.S8]*[.$C$4]);2)&amp;&quot;)&quot;" office:value-type="string" office:string-value="9 (6,09)" calcext:value-type="string">
            <text:p>9 (6,09)</text:p>
          </table:table-cell>
          <table:table-cell table:style-name="ce5" table:formula="of:=CEILING([.$C$3]/[.W8];1; )&amp;&quot; (&quot;&amp;ROUND([.$C$3]/[.W8];2)&amp;&quot;)&quot;" office:value-type="string" office:string-value="8 (7,39)" calcext:value-type="string">
            <text:p>8 (7,39)</text:p>
          </table:table-cell>
          <table:table-cell table:style-name="ce5" table:formula="of:=CEILING([.$C$3]/([.W8]*[.$C$4]);1; )&amp;&quot; (&quot;&amp;ROUND([.$C$3]/([.W8]*[.$C$4]);2)&amp;&quot;)&quot;" office:value-type="string" office:string-value="5 (4,06)" calcext:value-type="string">
            <text:p>5 (4,06)</text:p>
          </table:table-cell>
          <table:table-cell office:value-type="string" calcext:value-type="string">
            <text:p>can hold light or lase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odel29</text:p>
          </table:table-cell>
          <table:table-cell office:value-type="string" calcext:value-type="string">
            <text:p>S&amp;W model 2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FLOOR(1500/POWER([.S9];2/3)/[.E9];1)*[.E9]" office:value-type="float" office:value="108" calcext:value-type="float">
            <text:p>108</text:p>
          </table:table-cell>
          <table:table-cell table:formula="of:=FLOOR([.F9]/3/[.E9];1)*[.E9]"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table:style-name="ce14" table:formula="of:=[$'Handgun and SMG Ammo'.$F$5]" office:value-type="float" office:value="2.22" calcext:value-type="float">
            <text:p>2,22</text:p>
          </table:table-cell>
          <table:table-cell table:style-name="ce14" table:formula="of:=[.E9]*[.I9]" office:value-type="float" office:value="13.32" calcext:value-type="float">
            <text:p>13,32</text:p>
          </table:table-cell>
          <table:table-cell table:style-name="ce9" office:value-type="float" office:value="1.52" calcext:value-type="float">
            <text:p>1,520</text:p>
          </table:table-cell>
          <table:table-cell table:formula="of:=ROUND([.K9]*[Settings.$B$2]; 0)" office:value-type="float" office:value="2" calcext:value-type="float">
            <text:p>2</text:p>
          </table:table-cell>
          <table:table-cell table:style-name="ce14" office:value-type="float" office:value="1209.19375" calcext:value-type="float">
            <text:p>1209,19</text:p>
          </table:table-cell>
          <table:table-cell table:style-name="ce14" table:formula="of:=[.M9]/[Settings.$B$1]" office:value-type="float" office:value="60.4596875" calcext:value-type="float">
            <text:p>60,46</text:p>
          </table:table-cell>
          <table:table-cell table:style-name="ce15" office:value-type="float" office:value="6142.25" calcext:value-type="float">
            <text:p>6142</text:p>
          </table:table-cell>
          <table:table-cell table:formula="of:=FLOOR([.O9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9]*[.Q9]/(1-POWER((1-[.Q9]); ([.P9]+1)))" office:value-type="float" office:value="50.3830729166667" calcext:value-type="float">
            <text:p>50,38</text:p>
          </table:table-cell>
          <table:table-cell table:formula="of:=ROUND([.R9];0)" office:value-type="float" office:value="50" calcext:value-type="float">
            <text:p>50</text:p>
          </table:table-cell>
          <table:table-cell table:style-name="ce14" table:formula="of:=[.S9]*(1-POWER((1-[.Q9]); ([.P9]+1)))/[.Q9]" office:value-type="float" office:value="60" calcext:value-type="float">
            <text:p>60,00</text:p>
          </table:table-cell>
          <table:table-cell table:style-name="ce10" table:formula="of:=[.T9]/[.N9]" office:value-type="float" office:value="0.992396793317862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S9]*[.V9]" office:value-type="float" office:value="75" calcext:value-type="float">
            <text:p>75,00</text:p>
          </table:table-cell>
          <table:table-cell table:style-name="ce5" table:formula="of:=CEILING([.$C$1]/[.W9];1; )&amp;&quot; (&quot;&amp;ROUND([.$C$1]/[.W9];2)&amp;&quot;)&quot;" office:value-type="string" office:string-value="1 (0,45)" calcext:value-type="string">
            <text:p>1 (0,45)</text:p>
          </table:table-cell>
          <table:table-cell table:style-name="ce5" table:formula="of:=CEILING([.$C$1]/([.W9]*[.$C$4]);1; )&amp;&quot; (&quot;&amp;ROUND([.$C$1]/([.W9]*[.$C$4]);2)&amp;&quot;)&quot;" office:value-type="string" office:string-value="1 (0,25)" calcext:value-type="string">
            <text:p>1 (0,25)</text:p>
          </table:table-cell>
          <table:table-cell table:style-name="ce5" table:formula="of:=CEILING([.$C$2]/([.S9]*[.$C$4]);1; )&amp;&quot; (&quot;&amp;ROUND([.$C$3]/([.S9]*[.$C$4]);2)&amp;&quot;)&quot;" office:value-type="string" office:string-value="5 (3,41)" calcext:value-type="string">
            <text:p>5 (3,41)</text:p>
          </table:table-cell>
          <table:table-cell table:style-name="ce5" table:formula="of:=CEILING([.$C$3]/[.W9];1; )&amp;&quot; (&quot;&amp;ROUND([.$C$3]/[.W9];2)&amp;&quot;)&quot;" office:value-type="string" office:string-value="5 (4,14)" calcext:value-type="string">
            <text:p>5 (4,14)</text:p>
          </table:table-cell>
          <table:table-cell table:style-name="ce5" table:formula="of:=CEILING([.$C$3]/([.W9]*[.$C$4]);1; )&amp;&quot; (&quot;&amp;ROUND([.$C$3]/([.W9]*[.$C$4]);2)&amp;&quot;)&quot;" office:value-type="string" office:string-value="3 (2,27)" calcext:value-type="string">
            <text:p>3 (2,27)</text:p>
          </table:table-cell>
          <table:table-cell office:value-type="string" calcext:value-type="string">
            <text:p>check correct cylinder rotation and emptyin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sert Eagle</text:p>
          </table:table-cell>
          <table:table-cell office:value-type="string" calcext:value-type="string">
            <text:p>IMI Desert Eagle XIX .50A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formula="of:=FLOOR(1500/POWER([.S10];2/3)/[.E10];1)*[.E10]" office:value-type="float" office:value="84" calcext:value-type="float">
            <text:p>84</text:p>
          </table:table-cell>
          <table:table-cell table:formula="of:=FLOOR([.F10]/3/[.E10];1)*[.E10]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4" table:formula="of:=['Handgun and SMG Ammo'.F10]" office:value-type="float" office:value="5.15" calcext:value-type="float">
            <text:p>5,15</text:p>
          </table:table-cell>
          <table:table-cell table:style-name="ce14" table:formula="of:=[.E10]*[.I10]" office:value-type="float" office:value="36.05" calcext:value-type="float">
            <text:p>36,05</text:p>
          </table:table-cell>
          <table:table-cell table:style-name="ce9" office:value-type="float" office:value="2.23" calcext:value-type="float">
            <text:p>2,230</text:p>
          </table:table-cell>
          <table:table-cell table:formula="of:=ROUND([.K10]*[Settings.$B$2]; 0)" office:value-type="float" office:value="2" calcext:value-type="float">
            <text:p>2</text:p>
          </table:table-cell>
          <table:table-cell table:style-name="ce14" office:value-type="float" office:value="1680" calcext:value-type="float">
            <text:p>1680,00</text:p>
          </table:table-cell>
          <table:table-cell table:style-name="ce14" table:formula="of:=[.M10]/[Settings.$B$1]" office:value-type="float" office:value="84" calcext:value-type="float">
            <text:p>84,00</text:p>
          </table:table-cell>
          <table:table-cell table:style-name="ce15" office:value-type="float" office:value="8400" calcext:value-type="float">
            <text:p>8400</text:p>
          </table:table-cell>
          <table:table-cell table:formula="of:=FLOOR([.O10]/[$Settings.$B$4];1)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formula="of:=[.N10]*[.Q10]/(1-POWER((1-[.Q10]); ([.P10]+1)))" office:value-type="float" office:value="67.741935483871" calcext:value-type="float">
            <text:p>67,74</text:p>
          </table:table-cell>
          <table:table-cell table:formula="of:=ROUND([.R10];0)" office:value-type="float" office:value="68" calcext:value-type="float">
            <text:p>68</text:p>
          </table:table-cell>
          <table:table-cell table:style-name="ce14" table:formula="of:=[.S10]*(1-POWER((1-[.Q10]); ([.P10]+1)))/[.Q10]" office:value-type="float" office:value="84.32" calcext:value-type="float">
            <text:p>84,32</text:p>
          </table:table-cell>
          <table:table-cell table:style-name="ce10" table:formula="of:=[.T10]/[.N10]" office:value-type="float" office:value="1.00380952380952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S10]*[.V10]" office:value-type="float" office:value="102" calcext:value-type="float">
            <text:p>102,00</text:p>
          </table:table-cell>
          <table:table-cell table:style-name="ce5" table:formula="of:=CEILING([.$C$1]/[.W10];1; )&amp;&quot; (&quot;&amp;ROUND([.$C$1]/[.W10];2)&amp;&quot;)&quot;" office:value-type="string" office:string-value="1 (0,33)" calcext:value-type="string">
            <text:p>1 (0,33)</text:p>
          </table:table-cell>
          <table:table-cell table:style-name="ce5" table:formula="of:=CEILING([.$C$1]/([.W10]*[.$C$4]);1; )&amp;&quot; (&quot;&amp;ROUND([.$C$1]/([.W10]*[.$C$4]);2)&amp;&quot;)&quot;" office:value-type="string" office:string-value="1 (0,18)" calcext:value-type="string">
            <text:p>1 (0,18)</text:p>
          </table:table-cell>
          <table:table-cell table:style-name="ce5" table:formula="of:=CEILING([.$C$2]/([.S10]*[.$C$4]);1; )&amp;&quot; (&quot;&amp;ROUND([.$C$3]/([.S10]*[.$C$4]);2)&amp;&quot;)&quot;" office:value-type="string" office:string-value="4 (2,51)" calcext:value-type="string">
            <text:p>4 (2,51)</text:p>
          </table:table-cell>
          <table:table-cell table:style-name="ce5" table:formula="of:=CEILING([.$C$3]/[.W10];1; )&amp;&quot; (&quot;&amp;ROUND([.$C$3]/[.W10];2)&amp;&quot;)&quot;" office:value-type="string" office:string-value="4 (3,04)" calcext:value-type="string">
            <text:p>4 (3,04)</text:p>
          </table:table-cell>
          <table:table-cell table:style-name="ce5" table:formula="of:=CEILING([.$C$3]/([.W10]*[.$C$4]);1; )&amp;&quot; (&quot;&amp;ROUND([.$C$3]/([.W10]*[.$C$4]);2)&amp;&quot;)&quot;" office:value-type="string" office:string-value="2 (1,67)" calcext:value-type="string">
            <text:p>2 (1,67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Cz 75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1]*[.I11]" office:value-type="float" office:value="8.64" calcext:value-type="float">
            <text:p>8,64</text:p>
          </table:table-cell>
          <table:table-cell table:style-name="ce9" office:value-type="float" office:value="1.3" calcext:value-type="float">
            <text:p>1,300</text:p>
          </table:table-cell>
          <table:table-cell table:formula="of:=ROUND([.K11]*[Settings.$B$2]; 0)" office:value-type="float" office:value="1" calcext:value-type="float">
            <text:p>1</text:p>
          </table:table-cell>
          <table:table-cell table:style-name="ce14" office:value-type="float" office:value="464.64" calcext:value-type="float">
            <text:p>464,64</text:p>
          </table:table-cell>
          <table:table-cell table:style-name="ce14" table:formula="of:=[.M11]/[Settings.$B$1]" office:value-type="float" office:value="23.232" calcext:value-type="float">
            <text:p>23,23</text:p>
          </table:table-cell>
          <table:table-cell table:style-name="ce15" office:value-type="float" office:value="2640" calcext:value-type="float">
            <text:p>2640</text:p>
          </table:table-cell>
          <table:table-cell table:formula="of:=FLOOR([.O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1]*[.Q11]/(1-POWER((1-[.Q11]); ([.P11]+1)))" office:value-type="float" office:value="23.232" calcext:value-type="float">
            <text:p>23,23</text:p>
          </table:table-cell>
          <table:table-cell table:formula="of:=ROUND([.R11];0)" office:value-type="float" office:value="23" calcext:value-type="float">
            <text:p>23</text:p>
          </table:table-cell>
          <table:table-cell table:style-name="ce14" table:formula="of:=[.S11]*(1-POWER((1-[.Q11]); ([.P11]+1)))/[.Q11]" office:value-type="float" office:value="23" calcext:value-type="float">
            <text:p>23,00</text:p>
          </table:table-cell>
          <table:table-cell table:style-name="ce10" table:formula="of:=[.T11]/[.N11]" office:value-type="float" office:value="0.990013774104683" calcext:value-type="float">
            <text:p>0,990</text:p>
          </table:table-cell>
          <table:table-cell office:value-type="float" office:value="1.5" calcext:value-type="float">
            <text:p>1,50</text:p>
          </table:table-cell>
          <table:table-cell table:formula="of:=[.S11]*[.V11]" office:value-type="float" office:value="34.5" calcext:value-type="float">
            <text:p>34,50</text:p>
          </table:table-cell>
          <table:table-cell table:style-name="ce5" table:formula="of:=CEILING([.$C$1]/[.W11];1; )&amp;&quot; (&quot;&amp;ROUND([.$C$1]/[.W11];2)&amp;&quot;)&quot;" office:value-type="string" office:string-value="1 (0,98)" calcext:value-type="string">
            <text:p>1 (0,98)</text:p>
          </table:table-cell>
          <table:table-cell table:style-name="ce5" table:formula="of:=CEILING([.$C$1]/([.W11]*[.$C$4]);1; )&amp;&quot; (&quot;&amp;ROUND([.$C$1]/([.W11]*[.$C$4]);2)&amp;&quot;)&quot;" office:value-type="string" office:string-value="1 (0,54)" calcext:value-type="string">
            <text:p>1 (0,54)</text:p>
          </table:table-cell>
          <table:table-cell table:style-name="ce5" table:formula="of:=CEILING([.$C$2]/([.S11]*[.$C$4]);1; )&amp;&quot; (&quot;&amp;ROUND([.$C$3]/([.S11]*[.$C$4]);2)&amp;&quot;)&quot;" office:value-type="string" office:string-value="11 (7,42)" calcext:value-type="string">
            <text:p>11 (7,42)</text:p>
          </table:table-cell>
          <table:table-cell table:style-name="ce5" table:formula="of:=CEILING([.$C$3]/[.W11];1; )&amp;&quot; (&quot;&amp;ROUND([.$C$3]/[.W11];2)&amp;&quot;)&quot;" office:value-type="string" office:string-value="9 (9)" calcext:value-type="string">
            <text:p>9 (9)</text:p>
          </table:table-cell>
          <table:table-cell table:style-name="ce5" table:formula="of:=CEILING([.$C$3]/([.W11]*[.$C$4]);1; )&amp;&quot; (&quot;&amp;ROUND([.$C$3]/([.W11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place by non-laser version – not availabl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ve-seveN</text:p>
          </table:table-cell>
          <table:table-cell office:value-type="string" calcext:value-type="string">
            <text:p>FN Five-seve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formula="of:=FLOOR(1500/POWER([.S12];2/3)/[.E12];1)*[.E12]" office:value-type="float" office:value="180" calcext:value-type="float">
            <text:p>180</text:p>
          </table:table-cell>
          <table:table-cell table:formula="of:=FLOOR([.F12]/3/[.E12];1)*[.E12]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style-name="ce14" table:formula="of:=[$'Handgun and SMG Ammo'.$F$12]" office:value-type="float" office:value="0.85" calcext:value-type="float">
            <text:p>0,85</text:p>
          </table:table-cell>
          <table:table-cell table:style-name="ce14" table:formula="of:=[.E12]*[.I12]" office:value-type="float" office:value="17" calcext:value-type="float">
            <text:p>17,00</text:p>
          </table:table-cell>
          <table:table-cell table:style-name="ce9" office:value-type="float" office:value="0.74" calcext:value-type="float">
            <text:p>0,740</text:p>
          </table:table-cell>
          <table:table-cell table:formula="of:=ROUND([.K12]*[Settings.$B$2]; 0)" office:value-type="float" office:value="1" calcext:value-type="float">
            <text:p>1</text:p>
          </table:table-cell>
          <table:table-cell table:style-name="ce14" office:value-type="float" office:value="434.7225" calcext:value-type="float">
            <text:p>434,72</text:p>
          </table:table-cell>
          <table:table-cell table:style-name="ce14" table:formula="of:=[.M12]/[Settings.$B$1]" office:value-type="float" office:value="21.736125" calcext:value-type="float">
            <text:p>21,74</text:p>
          </table:table-cell>
          <table:table-cell table:style-name="ce15" office:value-type="float" office:value="1251" calcext:value-type="float">
            <text:p>1251</text:p>
          </table:table-cell>
          <table:table-cell table:formula="of:=FLOOR([.O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2]*[.Q12]/(1-POWER((1-[.Q12]); ([.P12]+1)))" office:value-type="float" office:value="21.736125" calcext:value-type="float">
            <text:p>21,74</text:p>
          </table:table-cell>
          <table:table-cell table:formula="of:=ROUND([.R12];0)" office:value-type="float" office:value="22" calcext:value-type="float">
            <text:p>22</text:p>
          </table:table-cell>
          <table:table-cell table:style-name="ce14" table:formula="of:=[.S12]*(1-POWER((1-[.Q12]); ([.P12]+1)))/[.Q12]" office:value-type="float" office:value="22" calcext:value-type="float">
            <text:p>22,00</text:p>
          </table:table-cell>
          <table:table-cell table:style-name="ce10" table:formula="of:=[.T12]/[.N12]" office:value-type="float" office:value="1.01213992834509" calcext:value-type="float">
            <text:p>1,012</text:p>
          </table:table-cell>
          <table:table-cell office:value-type="float" office:value="1.5" calcext:value-type="float">
            <text:p>1,50</text:p>
          </table:table-cell>
          <table:table-cell table:formula="of:=[.S12]*[.V12]" office:value-type="float" office:value="33" calcext:value-type="float">
            <text:p>33,00</text:p>
          </table:table-cell>
          <table:table-cell table:style-name="ce5" table:formula="of:=CEILING([.$C$1]/[.W12];1; )&amp;&quot; (&quot;&amp;ROUND([.$C$1]/[.W12];2)&amp;&quot;)&quot;" office:value-type="string" office:string-value="2 (1,02)" calcext:value-type="string">
            <text:p>2 (1,02)</text:p>
          </table:table-cell>
          <table:table-cell table:style-name="ce5" table:formula="of:=CEILING([.$C$1]/([.W12]*[.$C$4]);1; )&amp;&quot; (&quot;&amp;ROUND([.$C$1]/([.W12]*[.$C$4]);2)&amp;&quot;)&quot;" office:value-type="string" office:string-value="1 (0,56)" calcext:value-type="string">
            <text:p>1 (0,56)</text:p>
          </table:table-cell>
          <table:table-cell table:style-name="ce5" table:formula="of:=CEILING([.$C$2]/([.S12]*[.$C$4]);1; )&amp;&quot; (&quot;&amp;ROUND([.$C$3]/([.S12]*[.$C$4]);2)&amp;&quot;)&quot;" office:value-type="string" office:string-value="11 (7,75)" calcext:value-type="string">
            <text:p>11 (7,75)</text:p>
          </table:table-cell>
          <table:table-cell table:style-name="ce5" table:formula="of:=CEILING([.$C$3]/[.W12];1; )&amp;&quot; (&quot;&amp;ROUND([.$C$3]/[.W12];2)&amp;&quot;)&quot;" office:value-type="string" office:string-value="10 (9,41)" calcext:value-type="string">
            <text:p>10 (9,41)</text:p>
          </table:table-cell>
          <table:table-cell table:style-name="ce5" table:formula="of:=CEILING([.$C$3]/([.W12]*[.$C$4]);1; )&amp;&quot; (&quot;&amp;ROUND([.$C$3]/([.W12]*[.$C$4]);2)&amp;&quot;)&quot;" office:value-type="string" office:string-value="6 (5,17)" calcext:value-type="string">
            <text:p>6 (5,17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Hi-Power</text:p>
          </table:table-cell>
          <table:table-cell office:value-type="string" calcext:value-type="string">
            <text:p>FN Browning Hi-Power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table:number-columns-repeated="3"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3]*[.I13]" office:value-type="float" office:value="7.02" calcext:value-type="float">
            <text:p>7,02</text:p>
          </table:table-cell>
          <table:table-cell table:style-name="ce9" office:value-type="float" office:value="1.19" calcext:value-type="float">
            <text:p>1,190</text:p>
          </table:table-cell>
          <table:table-cell table:formula="of:=ROUND([.K13]*[Settings.$B$2]; 0)" office:value-type="float" office:value="1" calcext:value-type="float">
            <text:p>1</text:p>
          </table:table-cell>
          <table:table-cell table:style-name="ce14" office:value-type="float" office:value="459.375" calcext:value-type="float">
            <text:p>459,38</text:p>
          </table:table-cell>
          <table:table-cell table:style-name="ce14" table:formula="of:=[.M13]/[Settings.$B$1]" office:value-type="float" office:value="22.96875" calcext:value-type="float">
            <text:p>22,97</text:p>
          </table:table-cell>
          <table:table-cell table:style-name="ce15" office:value-type="float" office:value="2625" calcext:value-type="float">
            <text:p>2625</text:p>
          </table:table-cell>
          <table:table-cell table:formula="of:=FLOOR([.O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3]*[.Q13]/(1-POWER((1-[.Q13]); ([.P13]+1)))" office:value-type="float" office:value="22.96875" calcext:value-type="float">
            <text:p>22,97</text:p>
          </table:table-cell>
          <table:table-cell table:formula="of:=ROUND([.R13];0)" office:value-type="float" office:value="23" calcext:value-type="float">
            <text:p>23</text:p>
          </table:table-cell>
          <table:table-cell table:style-name="ce14" table:formula="of:=[.S13]*(1-POWER((1-[.Q13]); ([.P13]+1)))/[.Q13]" office:value-type="float" office:value="23" calcext:value-type="float">
            <text:p>23,00</text:p>
          </table:table-cell>
          <table:table-cell table:style-name="ce10" table:formula="of:=[.T13]/[.N13]" office:value-type="float" office:value="1.0013605442176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S13]*[.V13]" office:value-type="float" office:value="34.5" calcext:value-type="float">
            <text:p>34,50</text:p>
          </table:table-cell>
          <table:table-cell table:style-name="ce5" table:formula="of:=CEILING([.$C$1]/[.W13];1; )&amp;&quot; (&quot;&amp;ROUND([.$C$1]/[.W13];2)&amp;&quot;)&quot;" office:value-type="string" office:string-value="1 (0,98)" calcext:value-type="string">
            <text:p>1 (0,98)</text:p>
          </table:table-cell>
          <table:table-cell table:style-name="ce5" table:formula="of:=CEILING([.$C$1]/([.W13]*[.$C$4]);1; )&amp;&quot; (&quot;&amp;ROUND([.$C$1]/([.W13]*[.$C$4]);2)&amp;&quot;)&quot;" office:value-type="string" office:string-value="1 (0,54)" calcext:value-type="string">
            <text:p>1 (0,54)</text:p>
          </table:table-cell>
          <table:table-cell table:style-name="ce5" table:formula="of:=CEILING([.$C$2]/([.S13]*[.$C$4]);1; )&amp;&quot; (&quot;&amp;ROUND([.$C$3]/([.S13]*[.$C$4]);2)&amp;&quot;)&quot;" office:value-type="string" office:string-value="11 (7,42)" calcext:value-type="string">
            <text:p>11 (7,42)</text:p>
          </table:table-cell>
          <table:table-cell table:style-name="ce5" table:formula="of:=CEILING([.$C$3]/[.W13];1; )&amp;&quot; (&quot;&amp;ROUND([.$C$3]/[.W13];2)&amp;&quot;)&quot;" office:value-type="string" office:string-value="9 (9)" calcext:value-type="string">
            <text:p>9 (9)</text:p>
          </table:table-cell>
          <table:table-cell table:style-name="ce5" table:formula="of:=CEILING([.$C$3]/([.W13]*[.$C$4]);1; )&amp;&quot; (&quot;&amp;ROUND([.$C$3]/([.W13]*[.$C$4]);2)&amp;&quot;)&quot;" office:value-type="string" office:string-value="5 (4,95)" calcext:value-type="string">
            <text:p>5 (4,95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M19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14" table:formula="of:=['Handgun and SMG Ammo'.F9]" office:value-type="float" office:value="1.41" calcext:value-type="float">
            <text:p>1,41</text:p>
          </table:table-cell>
          <table:table-cell table:style-name="ce14" table:formula="of:=[.E14]*[.I14]" office:value-type="float" office:value="9.87" calcext:value-type="float">
            <text:p>9,87</text:p>
          </table:table-cell>
          <table:table-cell table:style-name="ce9" office:value-type="float" office:value="1.246" calcext:value-type="float">
            <text:p>1,246</text:p>
          </table:table-cell>
          <table:table-cell table:formula="of:=ROUND([.K14]*[Settings.$B$2]; 0)" office:value-type="float" office:value="1" calcext:value-type="float">
            <text:p>1</text:p>
          </table:table-cell>
          <table:table-cell table:style-name="ce14" office:value-type="float" office:value="543.105" calcext:value-type="float">
            <text:p>543,11</text:p>
          </table:table-cell>
          <table:table-cell table:style-name="ce14" table:formula="of:=[.M14]/[Settings.$B$1]" office:value-type="float" office:value="27.15525" calcext:value-type="float">
            <text:p>27,16</text:p>
          </table:table-cell>
          <table:table-cell table:style-name="ce15" office:value-type="float" office:value="4023" calcext:value-type="float">
            <text:p>4023</text:p>
          </table:table-cell>
          <table:table-cell table:formula="of:=FLOOR([.O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14]*[.Q14]/(1-POWER((1-[.Q14]); ([.P14]+1)))" office:value-type="float" office:value="22.629375" calcext:value-type="float">
            <text:p>22,63</text:p>
          </table:table-cell>
          <table:table-cell table:formula="of:=ROUND([.R14];0)" office:value-type="float" office:value="23" calcext:value-type="float">
            <text:p>23</text:p>
          </table:table-cell>
          <table:table-cell table:style-name="ce14" table:formula="of:=[.S14]*(1-POWER((1-[.Q14]); ([.P14]+1)))/[.Q14]" office:value-type="float" office:value="27.6" calcext:value-type="float">
            <text:p>27,60</text:p>
          </table:table-cell>
          <table:table-cell table:style-name="ce10" table:formula="of:=[.T14]/[.N14]" office:value-type="float" office:value="1.01637804844367" calcext:value-type="float">
            <text:p>1,016</text:p>
          </table:table-cell>
          <table:table-cell office:value-type="float" office:value="1.5" calcext:value-type="float">
            <text:p>1,50</text:p>
          </table:table-cell>
          <table:table-cell table:formula="of:=[.S14]*[.V14]" office:value-type="float" office:value="34.5" calcext:value-type="float">
            <text:p>34,50</text:p>
          </table:table-cell>
          <table:table-cell table:style-name="ce5" table:formula="of:=CEILING([.$C$1]/[.W14];1; )&amp;&quot; (&quot;&amp;ROUND([.$C$1]/[.W14];2)&amp;&quot;)&quot;" office:value-type="string" office:string-value="1 (0,98)" calcext:value-type="string">
            <text:p>1 (0,98)</text:p>
          </table:table-cell>
          <table:table-cell table:style-name="ce5" table:formula="of:=CEILING([.$C$1]/([.W14]*[.$C$4]);1; )&amp;&quot; (&quot;&amp;ROUND([.$C$1]/([.W14]*[.$C$4]);2)&amp;&quot;)&quot;" office:value-type="string" office:string-value="1 (0,54)" calcext:value-type="string">
            <text:p>1 (0,54)</text:p>
          </table:table-cell>
          <table:table-cell table:style-name="ce5" table:formula="of:=CEILING([.$C$2]/([.S14]*[.$C$4]);1; )&amp;&quot; (&quot;&amp;ROUND([.$C$3]/([.S14]*[.$C$4]);2)&amp;&quot;)&quot;" office:value-type="string" office:string-value="11 (7,42)" calcext:value-type="string">
            <text:p>11 (7,42)</text:p>
          </table:table-cell>
          <table:table-cell table:style-name="ce5" table:formula="of:=CEILING([.$C$3]/[.W14];1; )&amp;&quot; (&quot;&amp;ROUND([.$C$3]/[.W14];2)&amp;&quot;)&quot;" office:value-type="string" office:string-value="9 (9)" calcext:value-type="string">
            <text:p>9 (9)</text:p>
          </table:table-cell>
          <table:table-cell table:style-name="ce5" table:formula="of:=CEILING([.$C$3]/([.W14]*[.$C$4]);1; )&amp;&quot; (&quot;&amp;ROUND([.$C$3]/([.W14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move the version with knife and replace with plain gu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Colt Pyth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FLOOR(1500/POWER([.S15];2/3)/[.E15];1)*[.E15]" office:value-type="float" office:value="126" calcext:value-type="float">
            <text:p>126</text:p>
          </table:table-cell>
          <table:table-cell table:formula="of:=FLOOR([.F15]/3/[.E15];1)*[.E15]"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style-name="ce14" table:formula="of:=['Handgun and SMG Ammo'.F7]" office:value-type="float" office:value="1.19" calcext:value-type="float">
            <text:p>1,19</text:p>
          </table:table-cell>
          <table:table-cell table:style-name="ce14" table:formula="of:=[.E15]*[.I15]" office:value-type="float" office:value="7.14" calcext:value-type="float">
            <text:p>7,14</text:p>
          </table:table-cell>
          <table:table-cell table:style-name="ce9" office:value-type="float" office:value="1.345" calcext:value-type="float">
            <text:p>1,345</text:p>
          </table:table-cell>
          <table:table-cell table:formula="of:=ROUND([.K15]*[Settings.$B$2]; 0)" office:value-type="float" office:value="1" calcext:value-type="float">
            <text:p>1</text:p>
          </table:table-cell>
          <table:table-cell table:style-name="ce14" office:value-type="float" office:value="952.66125" calcext:value-type="float">
            <text:p>952,66</text:p>
          </table:table-cell>
          <table:table-cell table:style-name="ce14" table:formula="of:=[.M15]/[Settings.$B$1]" office:value-type="float" office:value="47.6330625" calcext:value-type="float">
            <text:p>47,63</text:p>
          </table:table-cell>
          <table:table-cell table:style-name="ce15" office:value-type="float" office:value="3928.5" calcext:value-type="float">
            <text:p>3929</text:p>
          </table:table-cell>
          <table:table-cell table:formula="of:=FLOOR([.O15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N15]*[.Q15]/(1-POWER((1-[.Q15]); ([.P15]+1)))" office:value-type="float" office:value="39.69421875" calcext:value-type="float">
            <text:p>39,69</text:p>
          </table:table-cell>
          <table:table-cell table:formula="of:=ROUND([.R15];0)" office:value-type="float" office:value="40" calcext:value-type="float">
            <text:p>40</text:p>
          </table:table-cell>
          <table:table-cell table:style-name="ce14" table:formula="of:=[.S15]*(1-POWER((1-[.Q15]); ([.P15]+1)))/[.Q15]" office:value-type="float" office:value="48" calcext:value-type="float">
            <text:p>48,00</text:p>
          </table:table-cell>
          <table:table-cell table:style-name="ce10" table:formula="of:=[.T15]/[.N15]" office:value-type="float" office:value="1.00770342028712" calcext:value-type="float">
            <text:p>1,008</text:p>
          </table:table-cell>
          <table:table-cell office:value-type="float" office:value="1.5" calcext:value-type="float">
            <text:p>1,50</text:p>
          </table:table-cell>
          <table:table-cell table:formula="of:=[.S15]*[.V15]" office:value-type="float" office:value="60" calcext:value-type="float">
            <text:p>60,00</text:p>
          </table:table-cell>
          <table:table-cell table:style-name="ce5" table:formula="of:=CEILING([.$C$1]/[.W15];1; )&amp;&quot; (&quot;&amp;ROUND([.$C$1]/[.W15];2)&amp;&quot;)&quot;" office:value-type="string" office:string-value="1 (0,56)" calcext:value-type="string">
            <text:p>1 (0,56)</text:p>
          </table:table-cell>
          <table:table-cell table:style-name="ce5" table:formula="of:=CEILING([.$C$1]/([.W15]*[.$C$4]);1; )&amp;&quot; (&quot;&amp;ROUND([.$C$1]/([.W15]*[.$C$4]);2)&amp;&quot;)&quot;" office:value-type="string" office:string-value="1 (0,31)" calcext:value-type="string">
            <text:p>1 (0,31)</text:p>
          </table:table-cell>
          <table:table-cell table:style-name="ce5" table:formula="of:=CEILING([.$C$2]/([.S15]*[.$C$4]);1; )&amp;&quot; (&quot;&amp;ROUND([.$C$3]/([.S15]*[.$C$4]);2)&amp;&quot;)&quot;" office:value-type="string" office:string-value="7 (4,27)" calcext:value-type="string">
            <text:p>7 (4,27)</text:p>
          </table:table-cell>
          <table:table-cell table:style-name="ce5" table:formula="of:=CEILING([.$C$3]/[.W15];1; )&amp;&quot; (&quot;&amp;ROUND([.$C$3]/[.W15];2)&amp;&quot;)&quot;" office:value-type="string" office:string-value="6 (5,18)" calcext:value-type="string">
            <text:p>6 (5,18)</text:p>
          </table:table-cell>
          <table:table-cell table:style-name="ce5" table:formula="of:=CEILING([.$C$3]/([.W15]*[.$C$4]);1; )&amp;&quot; (&quot;&amp;ROUND([.$C$3]/([.W15]*[.$C$4]);2)&amp;&quot;)&quot;" office:value-type="string" office:string-value="3 (2,84)" calcext:value-type="string">
            <text:p>3 (2,84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arov</text:p>
          </table:table-cell>
          <table:table-cell office:value-type="string" calcext:value-type="string">
            <text:p>Makarov P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FLOOR(1500/POWER([.S16];2/3)/[.E16];1)*[.E16]" office:value-type="float" office:value="216" calcext:value-type="float">
            <text:p>216</text:p>
          </table:table-cell>
          <table:table-cell table:formula="of:=FLOOR([.F16]/3/[.E16];1)*[.E16]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style-name="ce14" table:formula="of:=[$'Handgun and SMG Ammo'.$F$6]" office:value-type="float" office:value="0.59" calcext:value-type="float">
            <text:p>0,59</text:p>
          </table:table-cell>
          <table:table-cell table:style-name="ce14" table:formula="of:=[.E16]*[.I16]" office:value-type="float" office:value="4.72" calcext:value-type="float">
            <text:p>4,72</text:p>
          </table:table-cell>
          <table:table-cell table:style-name="ce9" office:value-type="float" office:value="0.83" calcext:value-type="float">
            <text:p>0,830</text:p>
          </table:table-cell>
          <table:table-cell table:formula="of:=ROUND([.K16]*[Settings.$B$2]; 0)" office:value-type="float" office:value="1" calcext:value-type="float">
            <text:p>1</text:p>
          </table:table-cell>
          <table:table-cell table:style-name="ce14" office:value-type="float" office:value="357.075" calcext:value-type="float">
            <text:p>357,08</text:p>
          </table:table-cell>
          <table:table-cell table:style-name="ce14" table:formula="of:=[.M16]/[Settings.$B$1]" office:value-type="float" office:value="17.85375" calcext:value-type="float">
            <text:p>17,85</text:p>
          </table:table-cell>
          <table:table-cell table:style-name="ce15" office:value-type="float" office:value="2070" calcext:value-type="float">
            <text:p>2070</text:p>
          </table:table-cell>
          <table:table-cell table:formula="of:=FLOOR([.O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N16]*[.Q16]/(1-POWER((1-[.Q16]); ([.P16]+1)))" office:value-type="float" office:value="17.85375" calcext:value-type="float">
            <text:p>17,85</text:p>
          </table:table-cell>
          <table:table-cell table:formula="of:=ROUND([.R16];0)" office:value-type="float" office:value="18" calcext:value-type="float">
            <text:p>18</text:p>
          </table:table-cell>
          <table:table-cell table:style-name="ce14" table:formula="of:=[.S16]*(1-POWER((1-[.Q16]); ([.P16]+1)))/[.Q16]" office:value-type="float" office:value="18" calcext:value-type="float">
            <text:p>18,00</text:p>
          </table:table-cell>
          <table:table-cell table:style-name="ce10" table:formula="of:=[.T16]/[.N16]" office:value-type="float" office:value="1.00819155639572" calcext:value-type="float">
            <text:p>1,008</text:p>
          </table:table-cell>
          <table:table-cell office:value-type="float" office:value="1.5" calcext:value-type="float">
            <text:p>1,50</text:p>
          </table:table-cell>
          <table:table-cell table:formula="of:=[.S16]*[.V16]" office:value-type="float" office:value="27" calcext:value-type="float">
            <text:p>27,00</text:p>
          </table:table-cell>
          <table:table-cell table:style-name="ce5" table:formula="of:=CEILING([.$C$1]/[.W16];1; )&amp;&quot; (&quot;&amp;ROUND([.$C$1]/[.W16];2)&amp;&quot;)&quot;" office:value-type="string" office:string-value="2 (1,25)" calcext:value-type="string">
            <text:p>2 (1,25)</text:p>
          </table:table-cell>
          <table:table-cell table:style-name="ce5" table:formula="of:=CEILING([.$C$1]/([.W16]*[.$C$4]);1; )&amp;&quot; (&quot;&amp;ROUND([.$C$1]/([.W16]*[.$C$4]);2)&amp;&quot;)&quot;" office:value-type="string" office:string-value="1 (0,69)" calcext:value-type="string">
            <text:p>1 (0,69)</text:p>
          </table:table-cell>
          <table:table-cell table:style-name="ce5" table:formula="of:=CEILING([.$C$2]/([.S16]*[.$C$4]);1; )&amp;&quot; (&quot;&amp;ROUND([.$C$3]/([.S16]*[.$C$4]);2)&amp;&quot;)&quot;" office:value-type="string" office:string-value="14 (9,48)" calcext:value-type="string">
            <text:p>14 (9,48)</text:p>
          </table:table-cell>
          <table:table-cell table:style-name="ce5" table:formula="of:=CEILING([.$C$3]/[.W16];1; )&amp;&quot; (&quot;&amp;ROUND([.$C$3]/[.W16];2)&amp;&quot;)&quot;" office:value-type="string" office:string-value="12 (11,5)" calcext:value-type="string">
            <text:p>12 (11,5)</text:p>
          </table:table-cell>
          <table:table-cell table:style-name="ce5" table:formula="of:=CEILING([.$C$3]/([.W16]*[.$C$4]);1; )&amp;&quot; (&quot;&amp;ROUND([.$C$3]/([.W16]*[.$C$4]);2)&amp;&quot;)&quot;" office:value-type="string" office:string-value="7 (6,32)" calcext:value-type="string">
            <text:p>7 (6,32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Contender</text:p>
          </table:table-cell>
          <table:table-cell office:value-type="string" calcext:value-type="string">
            <text:p>Thompson Contender G2</text:p>
          </table:table-cell>
          <table:table-cell table:style-name="ce1" office:value-type="string" calcext:value-type="string">
            <text:p>maybe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 table:formula="of:=['Handgun and SMG Ammo'.F13]" office:value-type="float" office:value="1.88" calcext:value-type="float">
            <text:p>1,88</text:p>
          </table:table-cell>
          <table:table-cell table:style-name="ce14" table:formula="of:=[.E17]*[.I17]" office:value-type="float" office:value="1.88" calcext:value-type="float">
            <text:p>1,88</text:p>
          </table:table-cell>
          <table:table-cell table:style-name="ce9" office:value-type="float" office:value="1.53" calcext:value-type="float">
            <text:p>1,530</text:p>
          </table:table-cell>
          <table:table-cell table:formula="of:=ROUND([.K17]*[Settings.$B$2]; 0)" office:value-type="float" office:value="2" calcext:value-type="float">
            <text:p>2</text:p>
          </table:table-cell>
          <table:table-cell table:style-name="ce14" office:value-type="float" office:value="2177.165" calcext:value-type="float">
            <text:p>2177,17</text:p>
          </table:table-cell>
          <table:table-cell table:style-name="ce14" table:formula="of:=[.M17]/[Settings.$B$1]" office:value-type="float" office:value="108.85825" calcext:value-type="float">
            <text:p>108,86</text:p>
          </table:table-cell>
          <table:table-cell table:style-name="ce15" office:value-type="float" office:value="6499" calcext:value-type="float">
            <text:p>6499</text:p>
          </table:table-cell>
          <table:table-cell table:formula="of:=FLOOR([.O17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N17]*[.Q17]/(1-POWER((1-[.Q17]); ([.P17]+1)))" office:value-type="float" office:value="83.7371153846154" calcext:value-type="float">
            <text:p>83,74</text:p>
          </table:table-cell>
          <table:table-cell table:formula="of:=ROUND([.R17];0)" office:value-type="float" office:value="84" calcext:value-type="float">
            <text:p>84</text:p>
          </table:table-cell>
          <table:table-cell table:style-name="ce14" table:formula="of:=[.S17]*(1-POWER((1-[.Q17]); ([.P17]+1)))/[.Q17]" office:value-type="float" office:value="109.2" calcext:value-type="float">
            <text:p>109,20</text:p>
          </table:table-cell>
          <table:table-cell table:style-name="ce10" table:formula="of:=[.T17]/[.N17]" office:value-type="float" office:value="1.00313940376591" calcext:value-type="float">
            <text:p>1,003</text:p>
          </table:table-cell>
          <table:table-cell office:value-type="float" office:value="2" calcext:value-type="float">
            <text:p>2,00</text:p>
          </table:table-cell>
          <table:table-cell table:formula="of:=[.S17]*[.V17]" office:value-type="float" office:value="168" calcext:value-type="float">
            <text:p>168,00</text:p>
          </table:table-cell>
          <table:table-cell table:style-name="ce5" table:formula="of:=CEILING([.$C$1]/[.W17];1; )&amp;&quot; (&quot;&amp;ROUND([.$C$1]/[.W17];2)&amp;&quot;)&quot;" office:value-type="string" office:string-value="1 (0,2)" calcext:value-type="string">
            <text:p>1 (0,2)</text:p>
          </table:table-cell>
          <table:table-cell table:style-name="ce5" table:formula="of:=CEILING([.$C$1]/([.W17]*[.$C$4]);1; )&amp;&quot; (&quot;&amp;ROUND([.$C$1]/([.W17]*[.$C$4]);2)&amp;&quot;)&quot;" office:value-type="string" office:string-value="1 (0,11)" calcext:value-type="string">
            <text:p>1 (0,11)</text:p>
          </table:table-cell>
          <table:table-cell table:style-name="ce5" table:formula="of:=CEILING([.$C$2]/([.S17]*[.$C$4]);1; )&amp;&quot; (&quot;&amp;ROUND([.$C$3]/([.S17]*[.$C$4]);2)&amp;&quot;)&quot;" office:value-type="string" office:string-value="3 (2,03)" calcext:value-type="string">
            <text:p>3 (2,03)</text:p>
          </table:table-cell>
          <table:table-cell table:style-name="ce5" table:formula="of:=CEILING([.$C$3]/[.W17];1; )&amp;&quot; (&quot;&amp;ROUND([.$C$3]/[.W17];2)&amp;&quot;)&quot;" office:value-type="string" office:string-value="2 (1,85)" calcext:value-type="string">
            <text:p>2 (1,85)</text:p>
          </table:table-cell>
          <table:table-cell table:style-name="ce5" table:formula="of:=CEILING([.$C$3]/([.W17]*[.$C$4]);1; )&amp;&quot; (&quot;&amp;ROUND([.$C$3]/([.W17]*[.$C$4]);2)&amp;&quot;)&quot;" office:value-type="string" office:string-value="2 (1,02)" calcext:value-type="string">
            <text:p>2 (1,02)</text:p>
          </table:table-cell>
          <table:table-cell office:value-type="string" calcext:value-type="string">
            <text:p>scope weights 360g</text:p>
          </table:table-cell>
          <table:table-cell table:number-columns-repeated="99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Gs" table:style-name="ta1">
        <table:table-column table:style-name="co4" table:default-cell-style-name="Default"/>
        <table:table-column table:style-name="co43" table:default-cell-style-name="Default"/>
        <table:table-column table:style-name="co44" table:default-cell-style-name="ce1"/>
        <table:table-column table:style-name="co45" table:default-cell-style-name="ce1"/>
        <table:table-column table:style-name="co45" table:default-cell-style-name="ce5"/>
        <table:table-column table:style-name="co8" table:default-cell-style-name="Default"/>
        <table:table-column table:style-name="co11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ce14"/>
        <table:table-column table:style-name="co45" table:default-cell-style-name="ce14"/>
        <table:table-column table:style-name="co8" table:default-cell-style-name="ce10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38" table:default-cell-style-name="ce5"/>
        <table:table-column table:style-name="co49" table:number-columns-repeated="2" table:default-cell-style-name="ce5"/>
        <table:table-column table:style-name="co47" table:default-cell-style-name="ce19"/>
        <table:table-column table:style-name="co45" table:default-cell-style-name="ce19"/>
        <table:table-column table:style-name="co50" table:default-cell-style-name="ce19"/>
        <table:table-column table:style-name="co3" table:number-columns-repeated="989" table:default-cell-style-name="Default"/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Mag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office:value-type="string" calcext:value-type="string">
            <text:p>M1A1</text:p>
          </table:table-cell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table:formula="of:=60/[.G7]" office:value-type="float" office:value="0.0857142857142857" calcext:value-type="float">
            <text:p>0,0857</text:p>
          </table:table-cell>
          <table:table-cell office:value-type="float" office:value="900" calcext:value-type="float">
            <text:p>9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7]*[.J7]" office:value-type="float" office:value="42.3" calcext:value-type="float">
            <text:p>42,30</text:p>
          </table:table-cell>
          <table:table-cell office:value-type="float" office:value="5.6" calcext:value-type="float">
            <text:p>5,600</text:p>
          </table:table-cell>
          <table:table-cell table:formula="of:=ROUND([.L7]*[Settings.$B$2]; 0)" office:value-type="float" office:value="6" calcext:value-type="float">
            <text:p>6</text:p>
          </table:table-cell>
          <table:table-cell office:value-type="float" office:value="670.5" calcext:value-type="float">
            <text:p>670,50</text:p>
          </table:table-cell>
          <table:table-cell table:formula="of:=[.N7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7]*[.R7]/(1-POWER((1-[.R7]); ([.Q7]+1)))" office:value-type="float" office:value="27.9375" calcext:value-type="float">
            <text:p>27,94</text:p>
          </table:table-cell>
          <table:table-cell table:formula="of:=ROUND([.S7];0)" office:value-type="float" office:value="28" calcext:value-type="float">
            <text:p>28</text:p>
          </table:table-cell>
          <table:table-cell table:formula="of:=[.T7]*(1-POWER((1-[.R7]); ([.Q7]+1)))/[.R7]" office:value-type="float" office:value="33.6" calcext:value-type="float">
            <text:p>33,60</text:p>
          </table:table-cell>
          <table:table-cell table:formula="of:=[.U7]/[.O7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42" calcext:value-type="float">
            <text:p>42,00</text:p>
          </table:table-cell>
          <table:table-cell table:formula="of:=CEILING([.$C$1]/([.U7]*[.$C$4]);1; )&amp;&quot; (&quot;&amp;ROUND([.$C$1]/([.U7]*[.$C$4]);2)&amp;&quot;)&quot;" office:value-type="string" office:string-value="10 (9,33)" calcext:value-type="string">
            <text:p>10 (9,33)</text:p>
          </table:table-cell>
          <table:table-cell table:formula="of:=CEILING([.$C$2]/([.U7]*[.$C$4]);1; )&amp;&quot; (&quot;&amp;ROUND([.$C$2]/([.U7]*[.$C$4]);2)&amp;&quot;)&quot;" office:value-type="string" office:string-value="21 (20,66)" calcext:value-type="string">
            <text:p>21 (20,66)</text:p>
          </table:table-cell>
          <table:table-cell table:formula="of:=CEILING([.$C$3]/([.X7]*[.$C$4]);1; )&amp;&quot; (&quot;&amp;ROUND([.$C$3]/([.X7]*[.$C$4]);2)&amp;&quot;)&quot;" office:value-type="string" office:string-value="6 (5,28)" calcext:value-type="string">
            <text:p>6 (5,28)</text:p>
          </table:table-cell>
          <table:table-cell table:formula="of:=[.T7]*[.G7]/60" office:value-type="float" office:value="326.666666666667" calcext:value-type="float">
            <text:p>326,67</text:p>
          </table:table-cell>
          <table:table-cell table:formula="of:=[.E7]*[.T7]" office:value-type="float" office:value="840" calcext:value-type="float">
            <text:p>840,00</text:p>
          </table:table-cell>
          <table:table-cell table:formula="of:=[.E7]*60/[.G7]" office:value-type="float" office:value="2.57142857142857" calcext:value-type="float">
            <text:p>2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formula="of:=60/[.G8]" office:value-type="float" office:value="0.0545454545454545" calcext:value-type="float">
            <text:p>0,0545</text:p>
          </table:table-cell>
          <table:table-cell office:value-type="float" office:value="1450" calcext:value-type="float">
            <text:p>1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8]*[.J8]" office:value-type="float" office:value="70.5" calcext:value-type="float">
            <text:p>70,50</text:p>
          </table:table-cell>
          <table:table-cell office:value-type="float" office:value="7.05" calcext:value-type="float">
            <text:p>7,050</text:p>
          </table:table-cell>
          <table:table-cell table:formula="of:=ROUND([.L8]*[Settings.$B$2]; 0)" office:value-type="float" office:value="7" calcext:value-type="float">
            <text:p>7</text:p>
          </table:table-cell>
          <table:table-cell office:value-type="float" office:value="670.5" calcext:value-type="float">
            <text:p>670,50</text:p>
          </table:table-cell>
          <table:table-cell table:formula="of:=[.N8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8]*[.R8]/(1-POWER((1-[.R8]); ([.Q8]+1)))" office:value-type="float" office:value="27.9375" calcext:value-type="float">
            <text:p>27,94</text:p>
          </table:table-cell>
          <table:table-cell table:formula="of:=ROUND([.S8];0)" office:value-type="float" office:value="28" calcext:value-type="float">
            <text:p>28</text:p>
          </table:table-cell>
          <table:table-cell table:formula="of:=[.T8]*(1-POWER((1-[.R8]); ([.Q8]+1)))/[.R8]" office:value-type="float" office:value="33.6" calcext:value-type="float">
            <text:p>33,60</text:p>
          </table:table-cell>
          <table:table-cell table:formula="of:=[.U8]/[.O8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42" calcext:value-type="float">
            <text:p>42,00</text:p>
          </table:table-cell>
          <table:table-cell table:formula="of:=CEILING([.$C$1]/([.U8]*[.$C$4]);1; )&amp;&quot; (&quot;&amp;ROUND([.$C$1]/([.U8]*[.$C$4]);2)&amp;&quot;)&quot;" office:value-type="string" office:string-value="10 (9,33)" calcext:value-type="string">
            <text:p>10 (9,33)</text:p>
          </table:table-cell>
          <table:table-cell table:formula="of:=CEILING([.$C$2]/([.U8]*[.$C$4]);1; )&amp;&quot; (&quot;&amp;ROUND([.$C$2]/([.U8]*[.$C$4]);2)&amp;&quot;)&quot;" office:value-type="string" office:string-value="21 (20,66)" calcext:value-type="string">
            <text:p>21 (20,66)</text:p>
          </table:table-cell>
          <table:table-cell table:formula="of:=CEILING([.$C$3]/([.X8]*[.$C$4]);1; )&amp;&quot; (&quot;&amp;ROUND([.$C$3]/([.X8]*[.$C$4]);2)&amp;&quot;)&quot;" office:value-type="string" office:string-value="6 (5,28)" calcext:value-type="string">
            <text:p>6 (5,28)</text:p>
          </table:table-cell>
          <table:table-cell table:formula="of:=[.T8]*[.G8]/60" office:value-type="float" office:value="513.333333333333" calcext:value-type="float">
            <text:p>513,33</text:p>
          </table:table-cell>
          <table:table-cell table:formula="of:=[.E8]*[.T8]" office:value-type="float" office:value="1400" calcext:value-type="float">
            <text:p>1400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MAC-10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45" calcext:value-type="float">
            <text:p>1145</text:p>
          </table:table-cell>
          <table:table-cell table:formula="of:=60/[.G9]" office:value-type="float" office:value="0.0524017467248908" calcext:value-type="float">
            <text:p>0,0524</text:p>
          </table:table-cell>
          <table:table-cell office:value-type="float" office:value="500" calcext:value-type="float">
            <text:p>5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9]*[.J9]" office:value-type="float" office:value="42.3" calcext:value-type="float">
            <text:p>42,30</text:p>
          </table:table-cell>
          <table:table-cell office:value-type="float" office:value="4.2" calcext:value-type="float">
            <text:p>4,2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540" calcext:value-type="float">
            <text:p>540,00</text:p>
          </table:table-cell>
          <table:table-cell table:formula="of:=[.N9]/[Settings.$B$1]" office:value-type="float" office:value="27" calcext:value-type="float">
            <text:p>27,00</text:p>
          </table:table-cell>
          <table:table-cell office:value-type="float" office:value="3600" calcext:value-type="float">
            <text:p>360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9]*[.R9]/(1-POWER((1-[.R9]); ([.Q9]+1)))" office:value-type="float" office:value="27" calcext:value-type="float">
            <text:p>27,00</text:p>
          </table:table-cell>
          <table:table-cell table:formula="of:=ROUND([.S9];0)" office:value-type="float" office:value="27" calcext:value-type="float">
            <text:p>27</text:p>
          </table:table-cell>
          <table:table-cell table:formula="of:=[.T9]*(1-POWER((1-[.R9]); ([.Q9]+1)))/[.R9]" office:value-type="float" office:value="27" calcext:value-type="float">
            <text:p>27,00</text:p>
          </table:table-cell>
          <table:table-cell table:formula="of:=[.U9]/[.O9]" office:value-type="float" office:value="1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40.5" calcext:value-type="float">
            <text:p>40,50</text:p>
          </table:table-cell>
          <table:table-cell table:formula="of:=CEILING([.$C$1]/([.U9]*[.$C$4]);1; )&amp;&quot; (&quot;&amp;ROUND([.$C$1]/([.U9]*[.$C$4]);2)&amp;&quot;)&quot;" office:value-type="string" office:string-value="12 (11,61)" calcext:value-type="string">
            <text:p>12 (11,61)</text:p>
          </table:table-cell>
          <table:table-cell table:formula="of:=CEILING([.$C$2]/([.U9]*[.$C$4]);1; )&amp;&quot; (&quot;&amp;ROUND([.$C$2]/([.U9]*[.$C$4]);2)&amp;&quot;)&quot;" office:value-type="string" office:string-value="26 (25,71)" calcext:value-type="string">
            <text:p>26 (25,71)</text:p>
          </table:table-cell>
          <table:table-cell table:formula="of:=CEILING([.$C$3]/([.X9]*[.$C$4]);1; )&amp;&quot; (&quot;&amp;ROUND([.$C$3]/([.X9]*[.$C$4]);2)&amp;&quot;)&quot;" office:value-type="string" office:string-value="6 (5,48)" calcext:value-type="string">
            <text:p>6 (5,48)</text:p>
          </table:table-cell>
          <table:table-cell table:formula="of:=[.T9]*[.G9]/60" office:value-type="float" office:value="515.25" calcext:value-type="float">
            <text:p>515,25</text:p>
          </table:table-cell>
          <table:table-cell table:formula="of:=[.E9]*[.T9]" office:value-type="float" office:value="810" calcext:value-type="float">
            <text:p>810,00</text:p>
          </table:table-cell>
          <table:table-cell table:formula="of:=[.E9]*60/[.G9]" office:value-type="float" office:value="1.57205240174672" calcext:value-type="float">
            <text:p>1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P7</text:p>
          </table:table-cell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table:formula="of:=60/[.G10]" office:value-type="float" office:value="0.0631578947368421" calcext:value-type="float">
            <text:p>0,0632</text:p>
          </table:table-cell>
          <table:table-cell office:value-type="float" office:value="525" calcext:value-type="float">
            <text:p>52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0]*[.J10]" office:value-type="float" office:value="10.8" calcext:value-type="float">
            <text:p>10,80</text:p>
          </table:table-cell>
          <table:table-cell office:value-type="float" office:value="2.25" calcext:value-type="float">
            <text:p>2,250</text:p>
          </table:table-cell>
          <table:table-cell table:formula="of:=ROUND([.L10]*[Settings.$B$2]; 0)" office:value-type="float" office:value="2" calcext:value-type="float">
            <text:p>2</text:p>
          </table:table-cell>
          <table:table-cell office:value-type="float" office:value="486" calcext:value-type="float">
            <text:p>486,00</text:p>
          </table:table-cell>
          <table:table-cell table:formula="of:=[.N10]/[Settings.$B$1]" office:value-type="float" office:value="24.3" calcext:value-type="float">
            <text:p>24,30</text:p>
          </table:table-cell>
          <table:table-cell office:value-type="float" office:value="1620" calcext:value-type="float">
            <text:p>1620</text:p>
          </table:table-cell>
          <table:table-cell table:formula="of:=FLOOR([.P10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0]*[.R10]/(1-POWER((1-[.R10]); ([.Q10]+1)))" office:value-type="float" office:value="24.3" calcext:value-type="float">
            <text:p>24,30</text:p>
          </table:table-cell>
          <table:table-cell table:formula="of:=ROUND([.S10];0)" office:value-type="float" office:value="24" calcext:value-type="float">
            <text:p>24</text:p>
          </table:table-cell>
          <table:table-cell table:formula="of:=[.T10]*(1-POWER((1-[.R10]); ([.Q10]+1)))/[.R10]" office:value-type="float" office:value="24" calcext:value-type="float">
            <text:p>24,00</text:p>
          </table:table-cell>
          <table:table-cell table:formula="of:=[.U10]/[.O10]" office:value-type="float" office:value="0.987654320987654" calcext:value-type="float">
            <text:p>0,988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36" calcext:value-type="float">
            <text:p>36,00</text:p>
          </table:table-cell>
          <table:table-cell table:formula="of:=CEILING([.$C$1]/([.U10]*[.$C$4]);1; )&amp;&quot; (&quot;&amp;ROUND([.$C$1]/([.U10]*[.$C$4]);2)&amp;&quot;)&quot;" office:value-type="string" office:string-value="14 (13,06)" calcext:value-type="string">
            <text:p>14 (13,06)</text:p>
          </table:table-cell>
          <table:table-cell table:formula="of:=CEILING([.$C$2]/([.U10]*[.$C$4]);1; )&amp;&quot; (&quot;&amp;ROUND([.$C$2]/([.U10]*[.$C$4]);2)&amp;&quot;)&quot;" office:value-type="string" office:string-value="29 (28,93)" calcext:value-type="string">
            <text:p>29 (28,93)</text:p>
          </table:table-cell>
          <table:table-cell table:formula="of:=CEILING([.$C$3]/([.X10]*[.$C$4]);1; )&amp;&quot; (&quot;&amp;ROUND([.$C$3]/([.X10]*[.$C$4]);2)&amp;&quot;)&quot;" office:value-type="string" office:string-value="7 (6,16)" calcext:value-type="string">
            <text:p>7 (6,16)</text:p>
          </table:table-cell>
          <table:table-cell table:formula="of:=[.T10]*[.G10]/60" office:value-type="float" office:value="380" calcext:value-type="float">
            <text:p>380,00</text:p>
          </table:table-cell>
          <table:table-cell table:formula="of:=[.E10]*[.T10]" office:value-type="float" office:value="480" calcext:value-type="float">
            <text:p>480,00</text:p>
          </table:table-cell>
          <table:table-cell table:formula="of:=[.E10]*60/[.G10]" office:value-type="float" office:value="1.26315789473684" calcext:value-type="float">
            <text:p>1,26</text:p>
          </table:table-cell>
          <table:table-cell office:value-type="string" calcext:value-type="string">
            <text:p>MP7A1 could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A4</text:p>
          </table:table-cell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11]" office:value-type="float" office:value="0.075" calcext:value-type="float">
            <text:p>0,0750</text:p>
          </table:table-cell>
          <table:table-cell office:value-type="float" office:value="1075" calcext:value-type="float">
            <text:p>107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1]*[.J11]" office:value-type="float" office:value="16.2" calcext:value-type="float">
            <text:p>16,20</text:p>
          </table:table-cell>
          <table:table-cell office:value-type="float" office:value="3.43" calcext:value-type="float">
            <text:p>3,43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office:value-type="float" office:value="630.375" calcext:value-type="float">
            <text:p>630,38</text:p>
          </table:table-cell>
          <table:table-cell table:formula="of:=[.N11]/[Settings.$B$1]" office:value-type="float" office:value="31.51875" calcext:value-type="float">
            <text:p>31,52</text:p>
          </table:table-cell>
          <table:table-cell office:value-type="float" office:value="3075" calcext:value-type="float">
            <text:p>3075</text:p>
          </table:table-cell>
          <table:table-cell table:formula="of:=FLOOR([.P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1]*[.R11]/(1-POWER((1-[.R11]); ([.Q11]+1)))" office:value-type="float" office:value="31.51875" calcext:value-type="float">
            <text:p>31,52</text:p>
          </table:table-cell>
          <table:table-cell table:formula="of:=ROUND([.S11];0)" office:value-type="float" office:value="32" calcext:value-type="float">
            <text:p>32</text:p>
          </table:table-cell>
          <table:table-cell table:formula="of:=[.T11]*(1-POWER((1-[.R11]); ([.Q11]+1)))/[.R11]" office:value-type="float" office:value="32" calcext:value-type="float">
            <text:p>32,00</text:p>
          </table:table-cell>
          <table:table-cell table:formula="of:=[.U11]/[.O11]" office:value-type="float" office:value="1.01526868927226" calcext:value-type="float">
            <text:p>1,015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48" calcext:value-type="float">
            <text:p>48,00</text:p>
          </table:table-cell>
          <table:table-cell table:formula="of:=CEILING([.$C$1]/([.U11]*[.$C$4]);1; )&amp;&quot; (&quot;&amp;ROUND([.$C$1]/([.U11]*[.$C$4]);2)&amp;&quot;)&quot;" office:value-type="string" office:string-value="10 (9,79)" calcext:value-type="string">
            <text:p>10 (9,79)</text:p>
          </table:table-cell>
          <table:table-cell table:formula="of:=CEILING([.$C$2]/([.U11]*[.$C$4]);1; )&amp;&quot; (&quot;&amp;ROUND([.$C$2]/([.U11]*[.$C$4]);2)&amp;&quot;)&quot;" office:value-type="string" office:string-value="22 (21,7)" calcext:value-type="string">
            <text:p>22 (21,7)</text:p>
          </table:table-cell>
          <table:table-cell table:formula="of:=CEILING([.$C$3]/([.X11]*[.$C$4]);1; )&amp;&quot; (&quot;&amp;ROUND([.$C$3]/([.X11]*[.$C$4]);2)&amp;&quot;)&quot;" office:value-type="string" office:string-value="5 (4,62)" calcext:value-type="string">
            <text:p>5 (4,62)</text:p>
          </table:table-cell>
          <table:table-cell table:formula="of:=[.T11]*[.G11]/60" office:value-type="float" office:value="426.666666666667" calcext:value-type="float">
            <text:p>426,67</text:p>
          </table:table-cell>
          <table:table-cell table:formula="of:=[.E11]*[.T11]" office:value-type="float" office:value="960" calcext:value-type="float">
            <text:p>960,00</text:p>
          </table:table-cell>
          <table:table-cell table:formula="of:=[.E11]*60/[.G11]" office:value-type="float" office:value="2.25" calcext:value-type="float">
            <text:p>2,25</text:p>
          </table:table-cell>
          <table:table-cell office:value-type="string" calcext:value-type="string">
            <text:p>has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SD6</text:p>
          </table:table-cell>
          <table:table-cell office:value-type="string" calcext:value-type="string">
            <text:p>HK MP5SD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formula="of:=60/[.G12]" office:value-type="float" office:value="0.075" calcext:value-type="float">
            <text:p>0,0750</text:p>
          </table:table-cell>
          <table:table-cell office:value-type="float" office:value="9999" calcext:value-type="float">
            <text:p>9999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2]*[.J12]" office:value-type="float" office:value="16.2" calcext:value-type="float">
            <text:p>16,20</text:p>
          </table:table-cell>
          <table:table-cell office:value-type="float" office:value="3.935" calcext:value-type="float">
            <text:p>3,935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office:value-type="float" office:value="451.17125" calcext:value-type="float">
            <text:p>451,17</text:p>
          </table:table-cell>
          <table:table-cell table:formula="of:=[.N12]/[Settings.$B$1]" office:value-type="float" office:value="22.5585625" calcext:value-type="float">
            <text:p>22,56</text:p>
          </table:table-cell>
          <table:table-cell office:value-type="float" office:value="2958.5" calcext:value-type="float">
            <text:p>2959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2]*[.R12]/(1-POWER((1-[.R12]); ([.Q12]+1)))" office:value-type="float" office:value="22.5585625" calcext:value-type="float">
            <text:p>22,56</text:p>
          </table:table-cell>
          <table:table-cell table:formula="of:=ROUND([.S12];0)" office:value-type="float" office:value="23" calcext:value-type="float">
            <text:p>23</text:p>
          </table:table-cell>
          <table:table-cell table:formula="of:=[.T12]*(1-POWER((1-[.R12]); ([.Q12]+1)))/[.R12]" office:value-type="float" office:value="23" calcext:value-type="float">
            <text:p>23,00</text:p>
          </table:table-cell>
          <table:table-cell table:formula="of:=[.U12]/[.O12]" office:value-type="float" office:value="1.01956851195638" calcext:value-type="float">
            <text:p>1,020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34.5" calcext:value-type="float">
            <text:p>34,50</text:p>
          </table:table-cell>
          <table:table-cell table:formula="of:=CEILING([.$C$1]/([.U12]*[.$C$4]);1; )&amp;&quot; (&quot;&amp;ROUND([.$C$1]/([.U12]*[.$C$4]);2)&amp;&quot;)&quot;" office:value-type="string" office:string-value="14 (13,63)" calcext:value-type="string">
            <text:p>14 (13,63)</text:p>
          </table:table-cell>
          <table:table-cell table:formula="of:=CEILING([.$C$2]/([.U12]*[.$C$4]);1; )&amp;&quot; (&quot;&amp;ROUND([.$C$2]/([.U12]*[.$C$4]);2)&amp;&quot;)&quot;" office:value-type="string" office:string-value="31 (30,19)" calcext:value-type="string">
            <text:p>31 (30,19)</text:p>
          </table:table-cell>
          <table:table-cell table:formula="of:=CEILING([.$C$3]/([.X12]*[.$C$4]);1; )&amp;&quot; (&quot;&amp;ROUND([.$C$3]/([.X12]*[.$C$4]);2)&amp;&quot;)&quot;" office:value-type="string" office:string-value="7 (6,43)" calcext:value-type="string">
            <text:p>7 (6,43)</text:p>
          </table:table-cell>
          <table:table-cell table:formula="of:=[.T12]*[.G12]/60" office:value-type="float" office:value="306.666666666667" calcext:value-type="float">
            <text:p>306,67</text:p>
          </table:table-cell>
          <table:table-cell table:formula="of:=[.E12]*[.T12]" office:value-type="float" office:value="690" calcext:value-type="float">
            <text:p>690,00</text:p>
          </table:table-cell>
          <table:table-cell table:formula="of:=[.E12]*60/[.G12]" office:value-type="float" office:value="2.25" calcext:value-type="float">
            <text:p>2,25</text:p>
          </table:table-cell>
          <table:table-cell office:value-type="string" calcext:value-type="string">
            <text:p>subsonic rounds (different price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KA4</text:p>
          </table:table-cell>
          <table:table-cell office:value-type="string" calcext:value-type="string">
            <text:p>HK MP5KA4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3]" office:value-type="float" office:value="0.0666666666666667" calcext:value-type="float">
            <text:p>0,0667</text:p>
          </table:table-cell>
          <table:table-cell office:value-type="float" office:value="450" calcext:value-type="float">
            <text:p>450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3]*[.J13]" office:value-type="float" office:value="8.1" calcext:value-type="float">
            <text:p>8,10</text:p>
          </table:table-cell>
          <table:table-cell office:value-type="float" office:value="2.302" calcext:value-type="float">
            <text:p>2,302</text:p>
          </table:table-cell>
          <table:table-cell table:formula="of:=ROUND([.L13]*[Settings.$B$2]; 0)" office:value-type="float" office:value="2" calcext:value-type="float">
            <text:p>2</text:p>
          </table:table-cell>
          <table:table-cell office:value-type="float" office:value="544.35375" calcext:value-type="float">
            <text:p>544,35</text:p>
          </table:table-cell>
          <table:table-cell table:formula="of:=[.N13]/[Settings.$B$1]" office:value-type="float" office:value="27.2176875" calcext:value-type="float">
            <text:p>27,22</text:p>
          </table:table-cell>
          <table:table-cell office:value-type="float" office:value="2857.5" calcext:value-type="float">
            <text:p>2858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3]*[.R13]/(1-POWER((1-[.R13]); ([.Q13]+1)))" office:value-type="float" office:value="27.2176875" calcext:value-type="float">
            <text:p>27,22</text:p>
          </table:table-cell>
          <table:table-cell table:formula="of:=ROUND([.S13];0)" office:value-type="float" office:value="27" calcext:value-type="float">
            <text:p>27</text:p>
          </table:table-cell>
          <table:table-cell table:formula="of:=[.T13]*(1-POWER((1-[.R13]); ([.Q13]+1)))/[.R13]" office:value-type="float" office:value="27" calcext:value-type="float">
            <text:p>27,00</text:p>
          </table:table-cell>
          <table:table-cell table:formula="of:=[.U13]/[.O13]" office:value-type="float" office:value="0.992001984003968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40.5" calcext:value-type="float">
            <text:p>40,50</text:p>
          </table:table-cell>
          <table:table-cell table:formula="of:=CEILING([.$C$1]/([.U13]*[.$C$4]);1; )&amp;&quot; (&quot;&amp;ROUND([.$C$1]/([.U13]*[.$C$4]);2)&amp;&quot;)&quot;" office:value-type="string" office:string-value="12 (11,61)" calcext:value-type="string">
            <text:p>12 (11,61)</text:p>
          </table:table-cell>
          <table:table-cell table:formula="of:=CEILING([.$C$2]/([.U13]*[.$C$4]);1; )&amp;&quot; (&quot;&amp;ROUND([.$C$2]/([.U13]*[.$C$4]);2)&amp;&quot;)&quot;" office:value-type="string" office:string-value="26 (25,71)" calcext:value-type="string">
            <text:p>26 (25,71)</text:p>
          </table:table-cell>
          <table:table-cell table:formula="of:=CEILING([.$C$3]/([.X13]*[.$C$4]);1; )&amp;&quot; (&quot;&amp;ROUND([.$C$3]/([.X13]*[.$C$4]);2)&amp;&quot;)&quot;" office:value-type="string" office:string-value="6 (5,48)" calcext:value-type="string">
            <text:p>6 (5,48)</text:p>
          </table:table-cell>
          <table:table-cell table:formula="of:=[.T13]*[.G13]/60" office:value-type="float" office:value="405" calcext:value-type="float">
            <text:p>405,00</text:p>
          </table:table-cell>
          <table:table-cell table:formula="of:=[.E13]*[.T13]" office:value-type="float" office:value="405" calcext:value-type="float">
            <text:p>405,00</text:p>
          </table:table-cell>
          <table:table-cell table:formula="of:=[.E13]*60/[.G13]" office:value-type="float" office:value="1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60/[.G14]" office:value-type="float" office:value="0.06" calcext:value-type="float">
            <text:p>0,0600</text:p>
          </table:table-cell>
          <table:table-cell office:value-type="float" office:value="2450" calcext:value-type="float">
            <text:p>2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4]*[.J14]" office:value-type="float" office:value="42.3" calcext:value-type="float">
            <text:p>42,30</text:p>
          </table:table-cell>
          <table:table-cell office:value-type="float" office:value="3.32" calcext:value-type="float">
            <text:p>3,32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735" calcext:value-type="float">
            <text:p>735,00</text:p>
          </table:table-cell>
          <table:table-cell table:formula="of:=[.N14]/[Settings.$B$1]" office:value-type="float" office:value="36.75" calcext:value-type="float">
            <text:p>36,75</text:p>
          </table:table-cell>
          <table:table-cell office:value-type="float" office:value="4200" calcext:value-type="float">
            <text:p>4200</text:p>
          </table:table-cell>
          <table:table-cell table:formula="of:=FLOOR([.P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4]*[.R14]/(1-POWER((1-[.R14]); ([.Q14]+1)))" office:value-type="float" office:value="30.625" calcext:value-type="float">
            <text:p>30,63</text:p>
          </table:table-cell>
          <table:table-cell table:formula="of:=ROUND([.S14];0)" office:value-type="float" office:value="31" calcext:value-type="float">
            <text:p>31</text:p>
          </table:table-cell>
          <table:table-cell table:formula="of:=[.T14]*(1-POWER((1-[.R14]); ([.Q14]+1)))/[.R14]" office:value-type="float" office:value="37.2" calcext:value-type="float">
            <text:p>37,20</text:p>
          </table:table-cell>
          <table:table-cell table:formula="of:=[.U14]/[.O14]" office:value-type="float" office:value="1.01224489795918" calcext:value-type="float">
            <text:p>1,012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46.5" calcext:value-type="float">
            <text:p>46,50</text:p>
          </table:table-cell>
          <table:table-cell table:formula="of:=CEILING([.$C$1]/([.U14]*[.$C$4]);1; )&amp;&quot; (&quot;&amp;ROUND([.$C$1]/([.U14]*[.$C$4]);2)&amp;&quot;)&quot;" office:value-type="string" office:string-value="9 (8,42)" calcext:value-type="string">
            <text:p>9 (8,42)</text:p>
          </table:table-cell>
          <table:table-cell table:formula="of:=CEILING([.$C$2]/([.U14]*[.$C$4]);1; )&amp;&quot; (&quot;&amp;ROUND([.$C$2]/([.U14]*[.$C$4]);2)&amp;&quot;)&quot;" office:value-type="string" office:string-value="19 (18,66)" calcext:value-type="string">
            <text:p>19 (18,66)</text:p>
          </table:table-cell>
          <table:table-cell table:formula="of:=CEILING([.$C$3]/([.X14]*[.$C$4]);1; )&amp;&quot; (&quot;&amp;ROUND([.$C$3]/([.X14]*[.$C$4]);2)&amp;&quot;)&quot;" office:value-type="string" office:string-value="5 (4,77)" calcext:value-type="string">
            <text:p>5 (4,77)</text:p>
          </table:table-cell>
          <table:table-cell table:formula="of:=[.T14]*[.G14]/60" office:value-type="float" office:value="516.666666666667" calcext:value-type="float">
            <text:p>516,67</text:p>
          </table:table-cell>
          <table:table-cell table:formula="of:=[.E14]*[.T14]" office:value-type="float" office:value="930" calcext:value-type="float">
            <text:p>930,00</text:p>
          </table:table-cell>
          <table:table-cell table:formula="of:=[.E14]*60/[.G14]" office:value-type="float" office:value="1.8" calcext:value-type="float">
            <text:p>1,80</text:p>
          </table:table-cell>
          <table:table-cell office:value-type="string" calcext:value-type="string">
            <text:p>can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5]" office:value-type="float" office:value="0.0666666666666667" calcext:value-type="float">
            <text:p>0,0667</text:p>
          </table:table-cell>
          <table:table-cell office:value-type="float" office:value="2250" calcext:value-type="float">
            <text:p>2250</text:p>
          </table:table-cell>
          <table:table-cell table:formula="of:=[$'Handgun and SMG Ammo'.$F$12]" office:value-type="float" office:value="0.85" calcext:value-type="float">
            <text:p>0,85</text:p>
          </table:table-cell>
          <table:table-cell table:formula="of:=[.E15]*[.J15]" office:value-type="float" office:value="42.5" calcext:value-type="float">
            <text:p>42,50</text:p>
          </table:table-cell>
          <table:table-cell office:value-type="float" office:value="2.93" calcext:value-type="float">
            <text:p>2,9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office:value-type="float" office:value="512.656" calcext:value-type="float">
            <text:p>512,66</text:p>
          </table:table-cell>
          <table:table-cell table:formula="of:=[.N15]/[Settings.$B$1]" office:value-type="float" office:value="25.6328" calcext:value-type="float">
            <text:p>25,63</text:p>
          </table:table-cell>
          <table:table-cell office:value-type="float" office:value="1432" calcext:value-type="float">
            <text:p>1432</text:p>
          </table:table-cell>
          <table:table-cell table:formula="of:=FLOOR([.P15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5]*[.R15]/(1-POWER((1-[.R15]); ([.Q15]+1)))" office:value-type="float" office:value="25.6328" calcext:value-type="float">
            <text:p>25,63</text:p>
          </table:table-cell>
          <table:table-cell table:formula="of:=ROUND([.S15];0)" office:value-type="float" office:value="26" calcext:value-type="float">
            <text:p>26</text:p>
          </table:table-cell>
          <table:table-cell table:formula="of:=[.T15]*(1-POWER((1-[.R15]); ([.Q15]+1)))/[.R15]" office:value-type="float" office:value="26" calcext:value-type="float">
            <text:p>26,00</text:p>
          </table:table-cell>
          <table:table-cell table:formula="of:=[.U15]/[.O15]" office:value-type="float" office:value="1.0143253955869" calcext:value-type="float">
            <text:p>1,014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39" calcext:value-type="float">
            <text:p>39,00</text:p>
          </table:table-cell>
          <table:table-cell table:formula="of:=CEILING([.$C$1]/([.U15]*[.$C$4]);1; )&amp;&quot; (&quot;&amp;ROUND([.$C$1]/([.U15]*[.$C$4]);2)&amp;&quot;)&quot;" office:value-type="string" office:string-value="13 (12,05)" calcext:value-type="string">
            <text:p>13 (12,05)</text:p>
          </table:table-cell>
          <table:table-cell table:formula="of:=CEILING([.$C$2]/([.U15]*[.$C$4]);1; )&amp;&quot; (&quot;&amp;ROUND([.$C$2]/([.U15]*[.$C$4]);2)&amp;&quot;)&quot;" office:value-type="string" office:string-value="27 (26,7)" calcext:value-type="string">
            <text:p>27 (26,7)</text:p>
          </table:table-cell>
          <table:table-cell table:formula="of:=CEILING([.$C$3]/([.X15]*[.$C$4]);1; )&amp;&quot; (&quot;&amp;ROUND([.$C$3]/([.X15]*[.$C$4]);2)&amp;&quot;)&quot;" office:value-type="string" office:string-value="6 (5,69)" calcext:value-type="string">
            <text:p>6 (5,69)</text:p>
          </table:table-cell>
          <table:table-cell table:formula="of:=[.T15]*[.G15]/60" office:value-type="float" office:value="390" calcext:value-type="float">
            <text:p>390,00</text:p>
          </table:table-cell>
          <table:table-cell table:formula="of:=[.E15]*[.T15]" office:value-type="float" office:value="1300" calcext:value-type="float">
            <text:p>1300,00</text:p>
          </table:table-cell>
          <table:table-cell table:formula="of:=[.E15]*60/[.G15]" office:value-type="float" office:value="3.33333333333333" calcext:value-type="float">
            <text:p>3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zon</text:p>
          </table:table-cell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6]" office:value-type="float" office:value="0.0857142857142857" calcext:value-type="float">
            <text:p>0,0857</text:p>
          </table:table-cell>
          <table:table-cell office:value-type="float" office:value="850" calcext:value-type="float">
            <text:p>850</text:p>
          </table:table-cell>
          <table:table-cell table:formula="of:=[$'Handgun and SMG Ammo'.$F$6]" office:value-type="float" office:value="0.59" calcext:value-type="float">
            <text:p>0,59</text:p>
          </table:table-cell>
          <table:table-cell table:formula="of:=[.E16]*[.J16]" office:value-type="float" office:value="37.76" calcext:value-type="float">
            <text:p>37,76</text:p>
          </table:table-cell>
          <table:table-cell office:value-type="float" office:value="3" calcext:value-type="float">
            <text:p>3,000</text:p>
          </table:table-cell>
          <table:table-cell table:formula="of:=ROUND([.L16]*[Settings.$B$2]; 0)" office:value-type="float" office:value="3" calcext:value-type="float">
            <text:p>3</text:p>
          </table:table-cell>
          <table:table-cell office:value-type="float" office:value="468.075" calcext:value-type="float">
            <text:p>468,08</text:p>
          </table:table-cell>
          <table:table-cell table:formula="of:=[.N16]/[Settings.$B$1]" office:value-type="float" office:value="23.40375" calcext:value-type="float">
            <text:p>23,40</text:p>
          </table:table-cell>
          <table:table-cell office:value-type="float" office:value="2370" calcext:value-type="float">
            <text:p>2370</text:p>
          </table:table-cell>
          <table:table-cell table:formula="of:=FLOOR([.P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6]*[.R16]/(1-POWER((1-[.R16]); ([.Q16]+1)))" office:value-type="float" office:value="23.40375" calcext:value-type="float">
            <text:p>23,40</text:p>
          </table:table-cell>
          <table:table-cell table:formula="of:=ROUND([.S16];0)" office:value-type="float" office:value="23" calcext:value-type="float">
            <text:p>23</text:p>
          </table:table-cell>
          <table:table-cell table:formula="of:=[.T16]*(1-POWER((1-[.R16]); ([.Q16]+1)))/[.R16]" office:value-type="float" office:value="23" calcext:value-type="float">
            <text:p>23,00</text:p>
          </table:table-cell>
          <table:table-cell table:formula="of:=[.U16]/[.O16]" office:value-type="float" office:value="0.982748491160605" calcext:value-type="float">
            <text:p>0,983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34.5" calcext:value-type="float">
            <text:p>34,50</text:p>
          </table:table-cell>
          <table:table-cell table:formula="of:=CEILING([.$C$1]/([.U16]*[.$C$4]);1; )&amp;&quot; (&quot;&amp;ROUND([.$C$1]/([.U16]*[.$C$4]);2)&amp;&quot;)&quot;" office:value-type="string" office:string-value="14 (13,63)" calcext:value-type="string">
            <text:p>14 (13,63)</text:p>
          </table:table-cell>
          <table:table-cell table:formula="of:=CEILING([.$C$2]/([.U16]*[.$C$4]);1; )&amp;&quot; (&quot;&amp;ROUND([.$C$2]/([.U16]*[.$C$4]);2)&amp;&quot;)&quot;" office:value-type="string" office:string-value="31 (30,19)" calcext:value-type="string">
            <text:p>31 (30,19)</text:p>
          </table:table-cell>
          <table:table-cell table:formula="of:=CEILING([.$C$3]/([.X16]*[.$C$4]);1; )&amp;&quot; (&quot;&amp;ROUND([.$C$3]/([.X16]*[.$C$4]);2)&amp;&quot;)&quot;" office:value-type="string" office:string-value="7 (6,43)" calcext:value-type="string">
            <text:p>7 (6,43)</text:p>
          </table:table-cell>
          <table:table-cell table:formula="of:=[.T16]*[.G16]/60" office:value-type="float" office:value="268.333333333333" calcext:value-type="float">
            <text:p>268,33</text:p>
          </table:table-cell>
          <table:table-cell table:formula="of:=[.E16]*[.T16]" office:value-type="float" office:value="1472" calcext:value-type="float">
            <text:p>1472,00</text:p>
          </table:table-cell>
          <table:table-cell table:formula="of:=[.E16]*60/[.G16]" office:value-type="float" office:value="5.48571428571429" calcext:value-type="float">
            <text:p>5,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MP45</text:p>
          </table:table-cell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table:formula="of:=60/[.G17]" office:value-type="float" office:value="0.0923076923076923" calcext:value-type="float">
            <text:p>0,0923</text:p>
          </table:table-cell>
          <table:table-cell office:value-type="float" office:value="1100" calcext:value-type="float">
            <text:p>11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7]*[.J17]" office:value-type="float" office:value="35.25" calcext:value-type="float">
            <text:p>35,25</text:p>
          </table:table-cell>
          <table:table-cell office:value-type="float" office:value="3.2" calcext:value-type="float">
            <text:p>3,200</text:p>
          </table:table-cell>
          <table:table-cell table:formula="of:=ROUND([.L17]*[Settings.$B$2]; 0)" office:value-type="float" office:value="3" calcext:value-type="float">
            <text:p>3</text:p>
          </table:table-cell>
          <table:table-cell office:value-type="float" office:value="821.4" calcext:value-type="float">
            <text:p>821,40</text:p>
          </table:table-cell>
          <table:table-cell table:formula="of:=[.N17]/[Settings.$B$1]" office:value-type="float" office:value="41.07" calcext:value-type="float">
            <text:p>41,07</text:p>
          </table:table-cell>
          <table:table-cell office:value-type="float" office:value="4440" calcext:value-type="float">
            <text:p>4440</text:p>
          </table:table-cell>
          <table:table-cell table:formula="of:=FLOOR([.P1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7]*[.R17]/(1-POWER((1-[.R17]); ([.Q17]+1)))" office:value-type="float" office:value="34.225" calcext:value-type="float">
            <text:p>34,23</text:p>
          </table:table-cell>
          <table:table-cell table:formula="of:=ROUND([.S17];0)" office:value-type="float" office:value="34" calcext:value-type="float">
            <text:p>34</text:p>
          </table:table-cell>
          <table:table-cell table:formula="of:=[.T17]*(1-POWER((1-[.R17]); ([.Q17]+1)))/[.R17]" office:value-type="float" office:value="40.8" calcext:value-type="float">
            <text:p>40,80</text:p>
          </table:table-cell>
          <table:table-cell table:formula="of:=[.U17]/[.O17]" office:value-type="float" office:value="0.993425858290723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51" calcext:value-type="float">
            <text:p>51,00</text:p>
          </table:table-cell>
          <table:table-cell table:formula="of:=CEILING([.$C$1]/([.U17]*[.$C$4]);1; )&amp;&quot; (&quot;&amp;ROUND([.$C$1]/([.U17]*[.$C$4]);2)&amp;&quot;)&quot;" office:value-type="string" office:string-value="8 (7,68)" calcext:value-type="string">
            <text:p>8 (7,68)</text:p>
          </table:table-cell>
          <table:table-cell table:formula="of:=CEILING([.$C$2]/([.U17]*[.$C$4]);1; )&amp;&quot; (&quot;&amp;ROUND([.$C$2]/([.U17]*[.$C$4]);2)&amp;&quot;)&quot;" office:value-type="string" office:string-value="18 (17,02)" calcext:value-type="string">
            <text:p>18 (17,02)</text:p>
          </table:table-cell>
          <table:table-cell table:formula="of:=CEILING([.$C$3]/([.X17]*[.$C$4]);1; )&amp;&quot; (&quot;&amp;ROUND([.$C$3]/([.X17]*[.$C$4]);2)&amp;&quot;)&quot;" office:value-type="string" office:string-value="5 (4,35)" calcext:value-type="string">
            <text:p>5 (4,35)</text:p>
          </table:table-cell>
          <table:table-cell table:formula="of:=[.T17]*[.G17]/60" office:value-type="float" office:value="368.333333333333" calcext:value-type="float">
            <text:p>368,33</text:p>
          </table:table-cell>
          <table:table-cell table:formula="of:=[.E17]*[.T17]" office:value-type="float" office:value="850" calcext:value-type="float">
            <text:p>850,00</text:p>
          </table:table-cell>
          <table:table-cell table:formula="of:=[.E17]*60/[.G17]" office:value-type="float" office:value="2.30769230769231" calcext:value-type="float">
            <text:p>2,31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</table:table>
      <table:table table:name="Handgun and SMG Ammo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3.79/50" office:value-type="float" office:value="0.2758" calcext:value-type="float">
            <text:p>0,2758</text:p>
          </table:table-cell>
          <table:table-cell table:formula="of:=ROUND(IF(ISBLANK([.D2]);[.E2]*2;[.D2]/20+[.E2]);2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5.19/50" office:value-type="float" office:value="0.3038" calcext:value-type="float">
            <text:p>0,3038</text:p>
          </table:table-cell>
          <table:table-cell table:formula="of:=ROUND(IF(ISBLANK([.D3]);[.E3]*2;[.D3]/20+[.E3]);2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formula="of:=330/50" office:value-type="float" office:value="6.6" calcext:value-type="float">
            <text:p>6,6000</text:p>
          </table:table-cell>
          <table:table-cell table:formula="of:=21.84/20" office:value-type="float" office:value="1.092" calcext:value-type="float">
            <text:p>1,0920</text:p>
          </table:table-cell>
          <table:table-cell table:formula="of:=ROUND(IF(ISBLANK([.D4]);[.E4]*2;[.D4]/20+[.E4]);2)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5]);[.E5]*2;[.D5]/20+[.E5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,00</text:p>
          </table:table-cell>
          <table:table-cell table:formula="of:=328/50" office:value-type="float" office:value="6.56" calcext:value-type="float">
            <text:p>6,5600</text:p>
          </table:table-cell>
          <table:table-cell table:formula="of:=13.19/50" office:value-type="float" office:value="0.2638" calcext:value-type="float">
            <text:p>0,2638</text:p>
          </table:table-cell>
          <table:table-cell table:formula="of:=ROUND(IF(ISBLANK([.D6]);[.E6]*2;[.D6]/20+[.E6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formula="of:=400/50" office:value-type="float" office:value="8" calcext:value-type="float">
            <text:p>8,0000</text:p>
          </table:table-cell>
          <table:table-cell table:formula="of:=39.59/50" office:value-type="float" office:value="0.7918" calcext:value-type="float">
            <text:p>0,7918</text:p>
          </table:table-cell>
          <table:table-cell table:formula="of:=ROUND(IF(ISBLANK([.D7]);[.E7]*2;[.D7]/20+[.E7]);2)"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/>
          <table:table-cell table:formula="of:=25.32/20" office:value-type="float" office:value="1.266" calcext:value-type="float">
            <text:p>1,2660</text:p>
          </table:table-cell>
          <table:table-cell table:formula="of:=ROUND(IF(ISBLANK([.D8]);[.E8]*2;[.D8]/20+[.E8]);2)"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formula="of:=425/50" office:value-type="float" office:value="8.5" calcext:value-type="float">
            <text:p>8,5000</text:p>
          </table:table-cell>
          <table:table-cell table:formula="of:=19.79/20" office:value-type="float" office:value="0.9895" calcext:value-type="float">
            <text:p>0,9895</text:p>
          </table:table-cell>
          <table:table-cell table:formula="of:=ROUND(IF(ISBLANK([.D9]);[.E9]*2;[.D9]/20+[.E9]);2)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00</text:p>
          </table:table-cell>
          <table:table-cell table:formula="of:=63.99/20" office:value-type="float" office:value="3.1995" calcext:value-type="float">
            <text:p>3,1995</text:p>
          </table:table-cell>
          <table:table-cell table:formula="of:=ROUND(IF(ISBLANK([.D10]);[.E10]*2;[.D10]/20+[.E10]);2)"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/>
          <table:table-cell table:formula="of:=21.95/50" office:value-type="float" office:value="0.439" calcext:value-type="float">
            <text:p>0,4390</text:p>
          </table:table-cell>
          <table:table-cell table:formula="of:=ROUND(IF(ISBLANK([.D11]);[.E11]*2;[.D11]/20+[.E11]);2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/>
          <table:table-cell table:formula="of:=21.19/50" office:value-type="float" office:value="0.4238" calcext:value-type="float">
            <text:p>0,4238</text:p>
          </table:table-cell>
          <table:table-cell table:formula="of:=ROUND(IF(ISBLANK([.D12]);[.E12]*2;[.D12]/20+[.E12]);2)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formula="of:=434/20" office:value-type="float" office:value="21.7" calcext:value-type="float">
            <text:p>21,7000</text:p>
          </table:table-cell>
          <table:table-cell table:formula="of:=15.99/20" office:value-type="float" office:value="0.7995" calcext:value-type="float">
            <text:p>0,7995</text:p>
          </table:table-cell>
          <table:table-cell table:formula="of:=ROUND(IF(ISBLANK([.D13]);[.E13]*2;[.D13]/20+[.E13]);2)" office:value-type="float" office:value="1.88" calcext:value-type="float">
            <text:p>1,88</text:p>
          </table:table-cell>
        </table:table-row>
      </table:table>
      <table:table table:name="Rifles" table:style-name="ta1">
        <table:table-column table:style-name="co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>
            <text:p>Husk head health (hard, 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crake head health (hard, 3P)</text:p>
          </table:table-cell>
          <table:table-cell table:style-name="ce3" office:value-type="float" office:value="1404" calcext:value-type="float">
            <text:p>140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Fleshpound head health (hard, 3P)</text:p>
          </table:table-cell>
          <table:table-cell table:style-name="ce3" office:value-type="float" office:value="3024" calcext:value-type="float">
            <text:p>302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multi (level 4)</text:p>
          </table:table-cell>
          <table:table-cell table:style-name="ce3" office:value-type="float" office:value="2.25" calcext:value-type="float">
            <text:p>2,2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 table:number-columns-repeated="20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Husk SHS#</text:p>
          </table:table-cell>
          <table:table-cell table:style-name="ce13" office:value-type="string" calcext:value-type="string">
            <text:p>Scrake SHS#</text:p>
          </table:table-cell>
          <table:table-cell table:style-name="ce13" office:value-type="string" calcext:value-type="string">
            <text:p>FP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1">
          <table:table-cell table:number-columns-repeated="2" office:value-type="string" calcext:value-type="string">
            <text:p>M14 EBR-R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7]*[.H7]" office:value-type="float" office:value="22.8" calcext:value-type="float">
            <text:p>22,80</text:p>
          </table:table-cell>
          <table:table-cell table:style-name="ce9" office:value-type="float" office:value="5.78" calcext:value-type="float">
            <text:p>5,780</text:p>
          </table:table-cell>
          <table:table-cell table:formula="of:=ROUND([.J7]*[Settings.$B$2]; 0)" office:value-type="float" office:value="6" calcext:value-type="float">
            <text:p>6</text:p>
          </table:table-cell>
          <table:table-cell table:style-name="ce14" office:value-type="float" office:value="3474.332975" calcext:value-type="float">
            <text:p>3474,33</text:p>
          </table:table-cell>
          <table:table-cell table:style-name="ce14" table:formula="of:=[.L7]/[Settings.$B$1]" office:value-type="float" office:value="173.71664875" calcext:value-type="float">
            <text:p>173,72</text:p>
          </table:table-cell>
          <table:table-cell table:style-name="ce15" office:value-type="float" office:value="8146.15" calcext:value-type="float">
            <text:p>8146</text:p>
          </table:table-cell>
          <table:table-cell table:formula="of:=FLOOR([.N7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7]*[.P7]/(1-POWER((1-[.P7]); ([.O7]+1)))" office:value-type="float" office:value="124.976006294964" calcext:value-type="float">
            <text:p>124,98</text:p>
          </table:table-cell>
          <table:table-cell table:formula="of:=ROUND([.Q7];0)" office:value-type="float" office:value="125" calcext:value-type="float">
            <text:p>125</text:p>
          </table:table-cell>
          <table:table-cell table:style-name="ce14" table:formula="of:=[.R7]*(1-POWER((1-[.P7]); ([.O7]+1)))/[.P7]" office:value-type="float" office:value="173.75" calcext:value-type="float">
            <text:p>173,75</text:p>
          </table:table-cell>
          <table:table-cell table:style-name="ce10" table:formula="of:=[.S7]/[.M7]" office:value-type="float" office:value="1.00019198649203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7]*[.U7]" office:value-type="float" office:value="218.75" calcext:value-type="float">
            <text:p>218,75</text:p>
          </table:table-cell>
          <table:table-cell table:style-name="ce5" table:formula="of:=CEILING([.$C$1]/([.V7]*[.$C$4]);1; )&amp;&quot; (&quot;&amp;ROUND([.$C$1]/([.V7]*[.$C$4]);2)&amp;&quot;)&quot;" office:value-type="string" office:string-value="1 (0,63)" calcext:value-type="string">
            <text:p>1 (0,63)</text:p>
          </table:table-cell>
          <table:table-cell table:style-name="ce5" table:formula="of:=CEILING([.$C$2]/([.V7]*[.$C$4]);1; )&amp;&quot; (&quot;&amp;ROUND([.$C$2]/([.V7]*[.$C$4]);2)&amp;&quot;)&quot;" office:value-type="string" office:string-value="3 (2,85)" calcext:value-type="string">
            <text:p>3 (2,85)</text:p>
          </table:table-cell>
          <table:table-cell table:style-name="ce5" table:formula="of:=CEILING([.$C$3]/([.V7]*[.$C$4]);1; )&amp;&quot; (&quot;&amp;ROUND([.$C$3]/([.V7]*[.$C$4]);2)&amp;&quot;)&quot;" office:value-type="string" office:string-value="7 (6,14)" calcext:value-type="string">
            <text:p>7 (6,14)</text:p>
          </table:table-cell>
          <table:table-cell office:value-type="string" calcext:value-type="string">
            <text:p>can hold a ligh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inchester '92</text:p>
          </table:table-cell>
          <table:table-cell office:value-type="string" calcext:value-type="string">
            <text:p>Winchester model 189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formula="of:=[$'Rifle and Machinegun Ammo'.$F$2]" office:value-type="float" office:value="2.22" calcext:value-type="float">
            <text:p>2,22</text:p>
          </table:table-cell>
          <table:table-cell table:style-name="ce14" table:formula="of:=[.E8]*[.H8]" office:value-type="float" office:value="22.2" calcext:value-type="float">
            <text:p>22,20</text:p>
          </table:table-cell>
          <table:table-cell table:style-name="ce9" office:value-type="float" office:value="3.325" calcext:value-type="float">
            <text:p>3,325</text:p>
          </table:table-cell>
          <table:table-cell table:formula="of:=ROUND([.J8]*[Settings.$B$2]; 0)" office:value-type="float" office:value="3" calcext:value-type="float">
            <text:p>3</text:p>
          </table:table-cell>
          <table:table-cell table:style-name="ce14" office:value-type="float" office:value="1943.75" calcext:value-type="float">
            <text:p>1943,75</text:p>
          </table:table-cell>
          <table:table-cell table:style-name="ce14" table:formula="of:=[.L8]/[Settings.$B$1]" office:value-type="float" office:value="97.1875" calcext:value-type="float">
            <text:p>97,19</text:p>
          </table:table-cell>
          <table:table-cell table:style-name="ce15" office:value-type="float" office:value="7775" calcext:value-type="float">
            <text:p>7775</text:p>
          </table:table-cell>
          <table:table-cell table:formula="of:=FLOOR([.N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80.9895833333333" calcext:value-type="float">
            <text:p>80,99</text:p>
          </table:table-cell>
          <table:table-cell table:formula="of:=ROUND([.Q8];0)" office:value-type="float" office:value="81" calcext:value-type="float">
            <text:p>81</text:p>
          </table:table-cell>
          <table:table-cell table:style-name="ce14" table:formula="of:=[.R8]*(1-POWER((1-[.P8]); ([.O8]+1)))/[.P8]" office:value-type="float" office:value="97.2" calcext:value-type="float">
            <text:p>97,20</text:p>
          </table:table-cell>
          <table:table-cell table:style-name="ce10" table:formula="of:=[.S8]/[.M8]" office:value-type="float" office:value="1.00012861736334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8]*[.U8]" office:value-type="float" office:value="141.75" calcext:value-type="float">
            <text:p>141,75</text:p>
          </table:table-cell>
          <table:table-cell table:style-name="ce5" table:formula="of:=CEILING([.$C$1]/([.V8]*[.$C$4]);1; )&amp;&quot; (&quot;&amp;ROUND([.$C$1]/([.V8]*[.$C$4]);2)&amp;&quot;)&quot;" office:value-type="string" office:string-value="1 (0,97)" calcext:value-type="string">
            <text:p>1 (0,97)</text:p>
          </table:table-cell>
          <table:table-cell table:style-name="ce5" table:formula="of:=CEILING([.$C$2]/([.V8]*[.$C$4]);1; )&amp;&quot; (&quot;&amp;ROUND([.$C$2]/([.V8]*[.$C$4]);2)&amp;&quot;)&quot;" office:value-type="string" office:string-value="5 (4,4)" calcext:value-type="string">
            <text:p>5 (4,4)</text:p>
          </table:table-cell>
          <table:table-cell table:style-name="ce5" table:formula="of:=CEILING([.$C$3]/([.V8]*[.$C$4]);1; )&amp;&quot; (&quot;&amp;ROUND([.$C$3]/([.V8]*[.$C$4]);2)&amp;&quot;)&quot;" office:value-type="string" office:string-value="10 (9,48)" calcext:value-type="string">
            <text:p>10 (9,48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Barett M9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9]*[.H9]" office:value-type="float" office:value="7.77" calcext:value-type="float">
            <text:p>7,77</text:p>
          </table:table-cell>
          <table:table-cell table:style-name="ce9" office:value-type="float" office:value="10" calcext:value-type="float">
            <text:p>10,000</text:p>
          </table:table-cell>
          <table:table-cell table:formula="of:=ROUND([.J9]*[Settings.$B$2]; 0)" office:value-type="float" office:value="11" calcext:value-type="float">
            <text:p>11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9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9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9]*[.P9]/(1-POWER((1-[.P9]); ([.O9]+1)))" office:value-type="float" office:value="451.203969965401" calcext:value-type="float">
            <text:p>451,20</text:p>
          </table:table-cell>
          <table:table-cell table:formula="of:=ROUND([.Q9];0)" office:value-type="float" office:value="451" calcext:value-type="float">
            <text:p>451</text:p>
          </table:table-cell>
          <table:table-cell table:style-name="ce14" table:formula="of:=[.R9]*(1-POWER((1-[.P9]); ([.O9]+1)))/[.P9]" office:value-type="float" office:value="751.587848704" calcext:value-type="float">
            <text:p>751,59</text:p>
          </table:table-cell>
          <table:table-cell table:style-name="ce10" table:formula="of:=[.S9]/[.M9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9]*[.U9]" office:value-type="float" office:value="1127.5" calcext:value-type="float">
            <text:p>1127,50</text:p>
          </table:table-cell>
          <table:table-cell table:style-name="ce5" table:formula="of:=CEILING([.$C$1]/([.V9]*[.$C$4]);1; )&amp;&quot; (&quot;&amp;ROUND([.$C$1]/([.V9]*[.$C$4]);2)&amp;&quot;)&quot;" office:value-type="string" office:string-value="1 (0,12)" calcext:value-type="string">
            <text:p>1 (0,12)</text:p>
          </table:table-cell>
          <table:table-cell table:style-name="ce5" table:formula="of:=CEILING([.$C$2]/([.V9]*[.$C$4]);1; )&amp;&quot; (&quot;&amp;ROUND([.$C$2]/([.V9]*[.$C$4]);2)&amp;&quot;)&quot;" office:value-type="string" office:string-value="1 (0,55)" calcext:value-type="string">
            <text:p>1 (0,55)</text:p>
          </table:table-cell>
          <table:table-cell table:style-name="ce5" table:formula="of:=CEILING([.$C$3]/([.V9]*[.$C$4]);1; )&amp;&quot; (&quot;&amp;ROUND([.$C$3]/([.V9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FB</text:p>
          </table:table-cell>
          <table:table-cell office:value-type="string" calcext:value-type="string">
            <text:p>Kel-Tec RFB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750" calcext:value-type="float">
            <text:p>1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0]*[.H10]" office:value-type="float" office:value="22.8" calcext:value-type="float">
            <text:p>22,80</text:p>
          </table:table-cell>
          <table:table-cell table:style-name="ce9" office:value-type="float" office:value="4.38" calcext:value-type="float">
            <text:p>4,380</text:p>
          </table:table-cell>
          <table:table-cell table:formula="of:=ROUND([.J10]*[Settings.$B$2]; 0)" office:value-type="float" office:value="5" calcext:value-type="float">
            <text:p>5</text:p>
          </table:table-cell>
          <table:table-cell table:style-name="ce14" office:value-type="float" office:value="2758.04" calcext:value-type="float">
            <text:p>2758,04</text:p>
          </table:table-cell>
          <table:table-cell table:style-name="ce14" table:formula="of:=[.L10]/[Settings.$B$1]" office:value-type="float" office:value="137.902" calcext:value-type="float">
            <text:p>137,90</text:p>
          </table:table-cell>
          <table:table-cell table:style-name="ce15" office:value-type="float" office:value="7258" calcext:value-type="float">
            <text:p>7258</text:p>
          </table:table-cell>
          <table:table-cell table:formula="of:=FLOOR([.N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0]*[.P10]/(1-POWER((1-[.P10]); ([.O10]+1)))" office:value-type="float" office:value="106.078461538462" calcext:value-type="float">
            <text:p>106,08</text:p>
          </table:table-cell>
          <table:table-cell table:formula="of:=ROUND([.Q10];0)" office:value-type="float" office:value="106" calcext:value-type="float">
            <text:p>106</text:p>
          </table:table-cell>
          <table:table-cell table:style-name="ce14" table:formula="of:=[.R10]*(1-POWER((1-[.P10]); ([.O10]+1)))/[.P10]" office:value-type="float" office:value="137.8" calcext:value-type="float">
            <text:p>137,80</text:p>
          </table:table-cell>
          <table:table-cell table:style-name="ce10" table:formula="of:=[.S10]/[.M10]" office:value-type="float" office:value="0.999260344302476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159" calcext:value-type="float">
            <text:p>159,00</text:p>
          </table:table-cell>
          <table:table-cell table:style-name="ce5" table:formula="of:=CEILING([.$C$1]/[.V10];1; )&amp;&quot; (&quot;&amp;ROUND([.$C$1]/[.V10];2)&amp;&quot;)&quot;" office:value-type="string" office:string-value="2 (1,95)" calcext:value-type="string">
            <text:p>2 (1,95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office:value-type="string" calcext:value-type="string">
            <text:p>can hold a light, remove automatic fi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gton 700</text:p>
          </table:table-cell>
          <table:table-cell office:value-type="string" calcext:value-type="string">
            <text:p>Remington 700 SPS Tact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1]*[.H11]" office:value-type="float" office:value="5.7" calcext:value-type="float">
            <text:p>5,70</text:p>
          </table:table-cell>
          <table:table-cell table:style-name="ce9" office:value-type="float" office:value="4.05" calcext:value-type="float">
            <text:p>4,050</text:p>
          </table:table-cell>
          <table:table-cell table:formula="of:=ROUND([.J11]*[Settings.$B$2]; 0)" office:value-type="float" office:value="4" calcext:value-type="float">
            <text:p>4</text:p>
          </table:table-cell>
          <table:table-cell table:style-name="ce14" office:value-type="float" office:value="3132.8775" calcext:value-type="float">
            <text:p>3132,88</text:p>
          </table:table-cell>
          <table:table-cell table:style-name="ce14" table:formula="of:=[.L11]/[Settings.$B$1]" office:value-type="float" office:value="156.643875" calcext:value-type="float">
            <text:p>156,64</text:p>
          </table:table-cell>
          <table:table-cell table:style-name="ce15" office:value-type="float" office:value="7735.5" calcext:value-type="float">
            <text:p>7736</text:p>
          </table:table-cell>
          <table:table-cell table:formula="of:=FLOOR([.N11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1]*[.P11]/(1-POWER((1-[.P11]); ([.O11]+1)))" office:value-type="float" office:value="120.495288461538" calcext:value-type="float">
            <text:p>120,50</text:p>
          </table:table-cell>
          <table:table-cell table:formula="of:=ROUND([.Q11];0)" office:value-type="float" office:value="120" calcext:value-type="float">
            <text:p>120</text:p>
          </table:table-cell>
          <table:table-cell table:style-name="ce14" table:formula="of:=[.R11]*(1-POWER((1-[.P11]); ([.O11]+1)))/[.P11]" office:value-type="float" office:value="156" calcext:value-type="float">
            <text:p>156,00</text:p>
          </table:table-cell>
          <table:table-cell table:style-name="ce10" table:formula="of:=[.S11]/[.M11]" office:value-type="float" office:value="0.995889561593136" calcext:value-type="float">
            <text:p>0,996</text:p>
          </table:table-cell>
          <table:table-cell office:value-type="float" office:value="1.75" calcext:value-type="float">
            <text:p>1,75</text:p>
          </table:table-cell>
          <table:table-cell table:formula="of:=[.R11]*[.U11]" office:value-type="float" office:value="210" calcext:value-type="float">
            <text:p>210,00</text:p>
          </table:table-cell>
          <table:table-cell table:style-name="ce5" table:formula="of:=CEILING([.$C$1]/([.V11]*[.$C$4]);1; )&amp;&quot; (&quot;&amp;ROUND([.$C$1]/([.V11]*[.$C$4]);2)&amp;&quot;)&quot;" office:value-type="string" office:string-value="1 (0,66)" calcext:value-type="string">
            <text:p>1 (0,66)</text:p>
          </table:table-cell>
          <table:table-cell table:style-name="ce5" table:formula="of:=CEILING([.$C$2]/([.V11]*[.$C$4]);1; )&amp;&quot; (&quot;&amp;ROUND([.$C$2]/([.V11]*[.$C$4]);2)&amp;&quot;)&quot;" office:value-type="string" office:string-value="3 (2,97)" calcext:value-type="string">
            <text:p>3 (2,97)</text:p>
          </table:table-cell>
          <table:table-cell table:style-name="ce5" table:formula="of:=CEILING([.$C$3]/([.V11]*[.$C$4]);1; )&amp;&quot; (&quot;&amp;ROUND([.$C$3]/([.V11]*[.$C$4]);2)&amp;&quot;)&quot;" office:value-type="string" office:string-value="7 (6,4)" calcext:value-type="string">
            <text:p>7 (6,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ctic Warfare</text:p>
          </table:table-cell>
          <table:table-cell office:value-type="string" calcext:value-type="string">
            <text:p>Accuracy International Arctic Warfare</text:p>
          </table:table-cell>
          <table:table-cell table:style-name="ce1" office:value-type="string" calcext:value-type="string">
            <text:p>maybe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2]*[.H12]" office:value-type="float" office:value="11.4" calcext:value-type="float">
            <text:p>11,40</text:p>
          </table:table-cell>
          <table:table-cell table:style-name="ce9" office:value-type="float" office:value="6.84" calcext:value-type="float">
            <text:p>6,840</text:p>
          </table:table-cell>
          <table:table-cell table:formula="of:=ROUND([.J12]*[Settings.$B$2]; 0)" office:value-type="float" office:value="7" calcext:value-type="float">
            <text:p>7</text:p>
          </table:table-cell>
          <table:table-cell table:style-name="ce14" office:value-type="float" office:value="3739.899375" calcext:value-type="float">
            <text:p>3739,90</text:p>
          </table:table-cell>
          <table:table-cell table:style-name="ce14" table:formula="of:=[.L12]/[Settings.$B$1]" office:value-type="float" office:value="186.99496875" calcext:value-type="float">
            <text:p>186,99</text:p>
          </table:table-cell>
          <table:table-cell table:style-name="ce15" office:value-type="float" office:value="8451.75" calcext:value-type="float">
            <text:p>8452</text:p>
          </table:table-cell>
          <table:table-cell table:formula="of:=FLOOR([.N12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2]*[.P12]/(1-POWER((1-[.P12]); ([.O12]+1)))" office:value-type="float" office:value="134.528754496403" calcext:value-type="float">
            <text:p>134,53</text:p>
          </table:table-cell>
          <table:table-cell table:formula="of:=ROUND([.Q12];0)" office:value-type="float" office:value="135" calcext:value-type="float">
            <text:p>135</text:p>
          </table:table-cell>
          <table:table-cell table:style-name="ce14" table:formula="of:=[.R12]*(1-POWER((1-[.P12]); ([.O12]+1)))/[.P12]" office:value-type="float" office:value="187.65" calcext:value-type="float">
            <text:p>187,65</text:p>
          </table:table-cell>
          <table:table-cell table:style-name="ce10" table:formula="of:=[.S12]/[.M12]" office:value-type="float" office:value="1.00350293515584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2]*[.U12]" office:value-type="float" office:value="236.25" calcext:value-type="float">
            <text:p>236,25</text:p>
          </table:table-cell>
          <table:table-cell table:style-name="ce5" table:formula="of:=CEILING([.$C$1]/([.V12]*[.$C$4]);1; )&amp;&quot; (&quot;&amp;ROUND([.$C$1]/([.V12]*[.$C$4]);2)&amp;&quot;)&quot;" office:value-type="string" office:string-value="1 (0,58)" calcext:value-type="string">
            <text:p>1 (0,58)</text:p>
          </table:table-cell>
          <table:table-cell table:style-name="ce5" table:formula="of:=CEILING([.$C$2]/([.V12]*[.$C$4]);1; )&amp;&quot; (&quot;&amp;ROUND([.$C$2]/([.V12]*[.$C$4]);2)&amp;&quot;)&quot;" office:value-type="string" office:string-value="3 (2,64)" calcext:value-type="string">
            <text:p>3 (2,64)</text:p>
          </table:table-cell>
          <table:table-cell table:style-name="ce5" table:formula="of:=CEILING([.$C$3]/([.V12]*[.$C$4]);1; )&amp;&quot; (&quot;&amp;ROUND([.$C$3]/([.V12]*[.$C$4]);2)&amp;&quot;)&quot;" office:value-type="string" office:string-value="6 (5,69)" calcext:value-type="string">
            <text:p>6 (5,6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Draguno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3]*[.H13]" office:value-type="float" office:value="5.9" calcext:value-type="float">
            <text:p>5,90</text:p>
          </table:table-cell>
          <table:table-cell table:style-name="ce9" office:value-type="float" office:value="4.52" calcext:value-type="float">
            <text:p>4,520</text:p>
          </table:table-cell>
          <table:table-cell table:formula="of:=ROUND([.J13]*[Settings.$B$2]; 0)" office:value-type="float" office:value="5" calcext:value-type="float">
            <text:p>5</text:p>
          </table:table-cell>
          <table:table-cell table:style-name="ce14" office:value-type="float" office:value="3310.1645" calcext:value-type="float">
            <text:p>3310,16</text:p>
          </table:table-cell>
          <table:table-cell table:style-name="ce14" table:formula="of:=[.L13]/[Settings.$B$1]" office:value-type="float" office:value="165.508225" calcext:value-type="float">
            <text:p>165,51</text:p>
          </table:table-cell>
          <table:table-cell table:style-name="ce15" office:value-type="float" office:value="7976.3" calcext:value-type="float">
            <text:p>7976</text:p>
          </table:table-cell>
          <table:table-cell table:formula="of:=FLOOR([.N13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3]*[.P13]/(1-POWER((1-[.P13]); ([.O13]+1)))" office:value-type="float" office:value="119.070665467626" calcext:value-type="float">
            <text:p>119,07</text:p>
          </table:table-cell>
          <table:table-cell table:formula="of:=ROUND([.Q13];0)" office:value-type="float" office:value="119" calcext:value-type="float">
            <text:p>119</text:p>
          </table:table-cell>
          <table:table-cell table:style-name="ce14" table:formula="of:=[.R13]*(1-POWER((1-[.P13]); ([.O13]+1)))/[.P13]" office:value-type="float" office:value="165.41" calcext:value-type="float">
            <text:p>165,41</text:p>
          </table:table-cell>
          <table:table-cell table:style-name="ce10" table:formula="of:=[.S13]/[.M13]" office:value-type="float" office:value="0.999406524962732" calcext:value-type="float">
            <text:p>0,999</text:p>
          </table:table-cell>
          <table:table-cell office:value-type="float" office:value="1.75" calcext:value-type="float">
            <text:p>1,75</text:p>
          </table:table-cell>
          <table:table-cell table:formula="of:=[.R13]*[.U13]" office:value-type="float" office:value="208.25" calcext:value-type="float">
            <text:p>208,25</text:p>
          </table:table-cell>
          <table:table-cell table:style-name="ce5" table:formula="of:=CEILING([.$C$1]/([.V13]*[.$C$4]);1; )&amp;&quot; (&quot;&amp;ROUND([.$C$1]/([.V13]*[.$C$4]);2)&amp;&quot;)&quot;" office:value-type="string" office:string-value="1 (0,66)" calcext:value-type="string">
            <text:p>1 (0,66)</text:p>
          </table:table-cell>
          <table:table-cell table:style-name="ce5" table:formula="of:=CEILING([.$C$2]/([.V13]*[.$C$4]);1; )&amp;&quot; (&quot;&amp;ROUND([.$C$2]/([.V13]*[.$C$4]);2)&amp;&quot;)&quot;" office:value-type="string" office:string-value="3 (3)" calcext:value-type="string">
            <text:p>3 (3)</text:p>
          </table:table-cell>
          <table:table-cell table:style-name="ce5" table:formula="of:=CEILING([.$C$3]/([.V13]*[.$C$4]);1; )&amp;&quot; (&quot;&amp;ROUND([.$C$3]/([.V13]*[.$C$4]);2)&amp;&quot;)&quot;" office:value-type="string" office:string-value="7 (6,45)" calcext:value-type="string">
            <text:p>7 (6,4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-25</text:p>
          </table:table-cell>
          <table:table-cell office:value-type="string" calcext:value-type="string">
            <text:p>SR-25 (Mk11 mod 0)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4]*[.H14]" office:value-type="float" office:value="22.8" calcext:value-type="float">
            <text:p>22,80</text:p>
          </table:table-cell>
          <table:table-cell table:style-name="ce9" office:value-type="float" office:value="7.58" calcext:value-type="float">
            <text:p>7,580</text:p>
          </table:table-cell>
          <table:table-cell table:formula="of:=ROUND([.J14]*[Settings.$B$2]; 0)" office:value-type="float" office:value="8" calcext:value-type="float">
            <text:p>8</text:p>
          </table:table-cell>
          <table:table-cell table:style-name="ce14" office:value-type="float" office:value="3056" calcext:value-type="float">
            <text:p>3056,00</text:p>
          </table:table-cell>
          <table:table-cell table:style-name="ce14" table:formula="of:=[.L14]/[Settings.$B$1]" office:value-type="float" office:value="152.8" calcext:value-type="float">
            <text:p>152,80</text:p>
          </table:table-cell>
          <table:table-cell table:style-name="ce15" office:value-type="float" office:value="7640" calcext:value-type="float">
            <text:p>7640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4]*[.P14]/(1-POWER((1-[.P14]); ([.O14]+1)))" office:value-type="float" office:value="117.538461538462" calcext:value-type="float">
            <text:p>117,54</text:p>
          </table:table-cell>
          <table:table-cell table:formula="of:=ROUND([.Q14];0)" office:value-type="float" office:value="118" calcext:value-type="float">
            <text:p>118</text:p>
          </table:table-cell>
          <table:table-cell table:style-name="ce14" table:formula="of:=[.R14]*(1-POWER((1-[.P14]); ([.O14]+1)))/[.P14]" office:value-type="float" office:value="153.4" calcext:value-type="float">
            <text:p>153,40</text:p>
          </table:table-cell>
          <table:table-cell table:style-name="ce10" table:formula="of:=[.S14]/[.M14]" office:value-type="float" office:value="1.00392670157068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4]*[.U14]" office:value-type="float" office:value="206.5" calcext:value-type="float">
            <text:p>206,50</text:p>
          </table:table-cell>
          <table:table-cell table:style-name="ce5" table:formula="of:=CEILING([.$C$1]/([.V14]*[.$C$4]);1; )&amp;&quot; (&quot;&amp;ROUND([.$C$1]/([.V14]*[.$C$4]);2)&amp;&quot;)&quot;" office:value-type="string" office:string-value="1 (0,67)" calcext:value-type="string">
            <text:p>1 (0,67)</text:p>
          </table:table-cell>
          <table:table-cell table:style-name="ce5" table:formula="of:=CEILING([.$C$2]/([.V14]*[.$C$4]);1; )&amp;&quot; (&quot;&amp;ROUND([.$C$2]/([.V14]*[.$C$4]);2)&amp;&quot;)&quot;" office:value-type="string" office:string-value="4 (3,02)" calcext:value-type="string">
            <text:p>4 (3,02)</text:p>
          </table:table-cell>
          <table:table-cell table:style-name="ce5" table:formula="of:=CEILING([.$C$3]/([.V14]*[.$C$4]);1; )&amp;&quot; (&quot;&amp;ROUND([.$C$3]/([.V14]*[.$C$4]);2)&amp;&quot;)&quot;" office:value-type="string" office:string-value="7 (6,51)" calcext:value-type="string">
            <text:p>7 (6,5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50</text:p>
          </table:table-cell>
          <table:table-cell office:value-type="string" calcext:value-type="string">
            <text:p>Accuracy International AS50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5]*[.H15]" office:value-type="float" office:value="38.85" calcext:value-type="float">
            <text:p>38,85</text:p>
          </table:table-cell>
          <table:table-cell table:style-name="ce9" office:value-type="float" office:value="14.75" calcext:value-type="float">
            <text:p>14,750</text:p>
          </table:table-cell>
          <table:table-cell table:formula="of:=ROUND([.J15]*[Settings.$B$2]; 0)" office:value-type="float" office:value="15" calcext:value-type="float">
            <text:p>15</text:p>
          </table:table-cell>
          <table:table-cell table:style-name="ce14" office:value-type="float" office:value="14505.000535" calcext:value-type="float">
            <text:p>14505,00</text:p>
          </table:table-cell>
          <table:table-cell table:style-name="ce14" table:formula="of:=[.L15]/[Settings.$B$1]" office:value-type="float" office:value="725.25002675" calcext:value-type="float">
            <text:p>725,25</text:p>
          </table:table-cell>
          <table:table-cell table:style-name="ce15" office:value-type="float" office:value="35249.09" calcext:value-type="float">
            <text:p>35249</text:p>
          </table:table-cell>
          <table:table-cell table:formula="of:=FLOOR([.N15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5]*[.P15]/(1-POWER((1-[.P15]); ([.O15]+1)))" office:value-type="float" office:value="435.19564962135" calcext:value-type="float">
            <text:p>435,20</text:p>
          </table:table-cell>
          <table:table-cell table:formula="of:=ROUND([.Q15];0)" office:value-type="float" office:value="435" calcext:value-type="float">
            <text:p>435</text:p>
          </table:table-cell>
          <table:table-cell table:style-name="ce14" table:formula="of:=[.R15]*(1-POWER((1-[.P15]); ([.O15]+1)))/[.P15]" office:value-type="float" office:value="724.92397824" calcext:value-type="float">
            <text:p>724,92</text:p>
          </table:table-cell>
          <table:table-cell table:style-name="ce10" table:formula="of:=[.S15]/[.M15]" office:value-type="float" office:value="0.999550432956947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5]*[.U15]" office:value-type="float" office:value="1087.5" calcext:value-type="float">
            <text:p>1087,50</text:p>
          </table:table-cell>
          <table:table-cell table:style-name="ce5" table:formula="of:=CEILING([.$C$1]/([.V15]*[.$C$4]);1; )&amp;&quot; (&quot;&amp;ROUND([.$C$1]/([.V15]*[.$C$4]);2)&amp;&quot;)&quot;" office:value-type="string" office:string-value="1 (0,13)" calcext:value-type="string">
            <text:p>1 (0,13)</text:p>
          </table:table-cell>
          <table:table-cell table:style-name="ce5" table:formula="of:=CEILING([.$C$2]/([.V15]*[.$C$4]);1; )&amp;&quot; (&quot;&amp;ROUND([.$C$2]/([.V15]*[.$C$4]);2)&amp;&quot;)&quot;" office:value-type="string" office:string-value="1 (0,57)" calcext:value-type="string">
            <text:p>1 (0,57)</text:p>
          </table:table-cell>
          <table:table-cell table:style-name="ce5" table:formula="of:=CEILING([.$C$3]/([.V15]*[.$C$4]);1; )&amp;&quot; (&quot;&amp;ROUND([.$C$3]/([.V15]*[.$C$4]);2)&amp;&quot;)&quot;" office:value-type="string" office:string-value="2 (1,24)" calcext:value-type="string">
            <text:p>2 (1,2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in-Nagant</text:p>
          </table:table-cell>
          <table:table-cell office:value-type="string" calcext:value-type="string">
            <text:p>Mosin-Nagant 1891/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6]*[.H16]" office:value-type="float" office:value="2.95" calcext:value-type="float">
            <text:p>2,95</text:p>
          </table:table-cell>
          <table:table-cell table:style-name="ce9" office:value-type="float" office:value="4.11" calcext:value-type="float">
            <text:p>4,110</text:p>
          </table:table-cell>
          <table:table-cell table:formula="of:=ROUND([.J16]*[Settings.$B$2]; 0)" office:value-type="float" office:value="4" calcext:value-type="float">
            <text:p>4</text:p>
          </table:table-cell>
          <table:table-cell table:style-name="ce14" office:value-type="float" office:value="3620.20232" calcext:value-type="float">
            <text:p>3620,20</text:p>
          </table:table-cell>
          <table:table-cell table:style-name="ce14" table:formula="of:=[.L16]/[Settings.$B$1]" office:value-type="float" office:value="181.010116" calcext:value-type="float">
            <text:p>181,01</text:p>
          </table:table-cell>
          <table:table-cell table:style-name="ce15" office:value-type="float" office:value="8341.48" calcext:value-type="float">
            <text:p>8341</text:p>
          </table:table-cell>
          <table:table-cell table:formula="of:=FLOOR([.N16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6]*[.P16]/(1-POWER((1-[.P16]); ([.O16]+1)))" office:value-type="float" office:value="130.223105035971" calcext:value-type="float">
            <text:p>130,22</text:p>
          </table:table-cell>
          <table:table-cell table:formula="of:=ROUND([.Q16];0)" office:value-type="float" office:value="130" calcext:value-type="float">
            <text:p>130</text:p>
          </table:table-cell>
          <table:table-cell table:style-name="ce14" table:formula="of:=[.R16]*(1-POWER((1-[.P16]); ([.O16]+1)))/[.P16]" office:value-type="float" office:value="180.7" calcext:value-type="float">
            <text:p>180,70</text:p>
          </table:table-cell>
          <table:table-cell table:style-name="ce10" table:formula="of:=[.S16]/[.M16]" office:value-type="float" office:value="0.998286747686521" calcext:value-type="float">
            <text:p>0,998</text:p>
          </table:table-cell>
          <table:table-cell office:value-type="float" office:value="1.75" calcext:value-type="float">
            <text:p>1,75</text:p>
          </table:table-cell>
          <table:table-cell table:formula="of:=[.R16]*[.U16]" office:value-type="float" office:value="227.5" calcext:value-type="float">
            <text:p>227,50</text:p>
          </table:table-cell>
          <table:table-cell table:style-name="ce5" table:formula="of:=CEILING([.$C$1]/([.V16]*[.$C$4]);1; )&amp;&quot; (&quot;&amp;ROUND([.$C$1]/([.V16]*[.$C$4]);2)&amp;&quot;)&quot;" office:value-type="string" office:string-value="1 (0,61)" calcext:value-type="string">
            <text:p>1 (0,61)</text:p>
          </table:table-cell>
          <table:table-cell table:style-name="ce5" table:formula="of:=CEILING([.$C$2]/([.V16]*[.$C$4]);1; )&amp;&quot; (&quot;&amp;ROUND([.$C$2]/([.V16]*[.$C$4]);2)&amp;&quot;)&quot;" office:value-type="string" office:string-value="3 (2,74)" calcext:value-type="string">
            <text:p>3 (2,74)</text:p>
          </table:table-cell>
          <table:table-cell table:style-name="ce5" table:formula="of:=CEILING([.$C$3]/([.V16]*[.$C$4]);1; )&amp;&quot; (&quot;&amp;ROUND([.$C$3]/([.V16]*[.$C$4]);2)&amp;&quot;)&quot;" office:value-type="string" office:string-value="6 (5,91)" calcext:value-type="string">
            <text:p>6 (5,9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82A1</text:p>
          </table:table-cell>
          <table:table-cell office:value-type="string" calcext:value-type="string">
            <text:p>Barett M82A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7]*[.H17]" office:value-type="float" office:value="77.7" calcext:value-type="float">
            <text:p>77,70</text:p>
          </table:table-cell>
          <table:table-cell table:style-name="ce9" office:value-type="float" office:value="15.17" calcext:value-type="float">
            <text:p>15,170</text:p>
          </table:table-cell>
          <table:table-cell table:formula="of:=ROUND([.J17]*[Settings.$B$2]; 0)" office:value-type="float" office:value="16" calcext:value-type="float">
            <text:p>16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17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17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7]*[.P17]/(1-POWER((1-[.P17]); ([.O17]+1)))" office:value-type="float" office:value="451.203969965401" calcext:value-type="float">
            <text:p>451,20</text:p>
          </table:table-cell>
          <table:table-cell table:formula="of:=ROUND([.Q17];0)" office:value-type="float" office:value="451" calcext:value-type="float">
            <text:p>451</text:p>
          </table:table-cell>
          <table:table-cell table:style-name="ce14" table:formula="of:=[.R17]*(1-POWER((1-[.P17]); ([.O17]+1)))/[.P17]" office:value-type="float" office:value="751.587848704" calcext:value-type="float">
            <text:p>751,59</text:p>
          </table:table-cell>
          <table:table-cell table:style-name="ce10" table:formula="of:=[.S17]/[.M17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7]*[.U17]" office:value-type="float" office:value="1127.5" calcext:value-type="float">
            <text:p>1127,50</text:p>
          </table:table-cell>
          <table:table-cell table:style-name="ce5" table:formula="of:=CEILING([.$C$1]/([.V17]*[.$C$4]);1; )&amp;&quot; (&quot;&amp;ROUND([.$C$1]/([.V17]*[.$C$4]);2)&amp;&quot;)&quot;" office:value-type="string" office:string-value="1 (0,12)" calcext:value-type="string">
            <text:p>1 (0,12)</text:p>
          </table:table-cell>
          <table:table-cell table:style-name="ce5" table:formula="of:=CEILING([.$C$2]/([.V17]*[.$C$4]);1; )&amp;&quot; (&quot;&amp;ROUND([.$C$2]/([.V17]*[.$C$4]);2)&amp;&quot;)&quot;" office:value-type="string" office:string-value="1 (0,55)" calcext:value-type="string">
            <text:p>1 (0,55)</text:p>
          </table:table-cell>
          <table:table-cell table:style-name="ce5" table:formula="of:=CEILING([.$C$3]/([.V17]*[.$C$4]);1; )&amp;&quot; (&quot;&amp;ROUND([.$C$3]/([.V17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ssault Rifles" table:style-name="ta1"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6" table:default-cell-style-name="ce5"/>
        <table:table-column table:style-name="co32" table:default-cell-style-name="Default"/>
        <table:table-column table:style-name="co49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Default"/>
        <table:table-column table:style-name="co11" table:default-cell-style-name="ce14"/>
        <table:table-column table:style-name="co3" table:default-cell-style-name="ce9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41" table:default-cell-style-name="ce5"/>
        <table:table-column table:style-name="co55" table:default-cell-style-name="ce5"/>
        <table:table-column table:style-name="co56" table:default-cell-style-name="ce5"/>
        <table:table-column table:style-name="co33" table:default-cell-style-name="ce19"/>
        <table:table-column table:style-name="co45" table:default-cell-style-name="ce19"/>
        <table:table-column table:style-name="co50" table:default-cell-style-name="ce19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L22A1</text:p>
          </table:table-cell>
          <table:table-cell office:value-type="string" calcext:value-type="string">
            <text:p>L22A1 Carb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7]" office:value-type="float" office:value="0.08" calcext:value-type="float">
            <text:p>0,0800</text:p>
          </table:table-cell>
          <table:table-cell office:value-type="float" office:value="400" calcext:value-type="float">
            <text:p>4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7]*[.J7]" office:value-type="float" office:value="24.3" calcext:value-type="float">
            <text:p>24,30</text:p>
          </table:table-cell>
          <table:table-cell office:value-type="float" office:value="4.85" calcext:value-type="float">
            <text:p>4,850</text:p>
          </table:table-cell>
          <table:table-cell table:formula="of:=ROUND([.L7]*[Settings.$B$2]; 0)" office:value-type="float" office:value="5" calcext:value-type="float">
            <text:p>5</text:p>
          </table:table-cell>
          <table:table-cell office:value-type="float" office:value="1411.2" calcext:value-type="float">
            <text:p>1411,20</text:p>
          </table:table-cell>
          <table:table-cell table:formula="of:=[.N7]/[Settings.$B$1]" office:value-type="float" office:value="70.56" calcext:value-type="float">
            <text:p>70,56</text:p>
          </table:table-cell>
          <table:table-cell office:value-type="float" office:value="3360" calcext:value-type="float">
            <text:p>3360</text:p>
          </table:table-cell>
          <table:table-cell table:formula="of:=FLOOR([.P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7]*[.R7]/(1-POWER((1-[.R7]); ([.Q7]+1)))" office:value-type="float" office:value="70.56" calcext:value-type="float">
            <text:p>70,56</text:p>
          </table:table-cell>
          <table:table-cell table:formula="of:=ROUND([.S7];0)" office:value-type="float" office:value="71" calcext:value-type="float">
            <text:p>71</text:p>
          </table:table-cell>
          <table:table-cell table:formula="of:=[.T7]*(1-POWER((1-[.R7]); ([.Q7]+1)))/[.R7]" office:value-type="float" office:value="71" calcext:value-type="float">
            <text:p>71,00</text:p>
          </table:table-cell>
          <table:table-cell table:formula="of:=[.U7]/[.O7]" office:value-type="float" office:value="1.0062358276644" calcext:value-type="float">
            <text:p>1,006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106.5" calcext:value-type="float">
            <text:p>106,50</text:p>
          </table:table-cell>
          <table:table-cell table:formula="of:=CEILING([.$C$1]/([.U7]*[.$C$4]);1; )&amp;&quot; (&quot;&amp;ROUND([.$C$1]/([.U7]*[.$C$4]);2)&amp;&quot;)&quot;" office:value-type="string" office:string-value="5 (4,41)" calcext:value-type="string">
            <text:p>5 (4,41)</text:p>
          </table:table-cell>
          <table:table-cell table:formula="of:=CEILING([.$C$2]/([.U7]*[.$C$4]);1; )&amp;&quot; (&quot;&amp;ROUND([.$C$2]/([.U7]*[.$C$4]);2)&amp;&quot;)&quot;" office:value-type="string" office:string-value="10 (9,78)" calcext:value-type="string">
            <text:p>10 (9,78)</text:p>
          </table:table-cell>
          <table:table-cell table:formula="of:=CEILING([.$C$3]/([.X7]*[.$C$4]);1; )&amp;&quot; (&quot;&amp;ROUND([.$C$3]/([.X7]*[.$C$4]);2)&amp;&quot;)&quot;" office:value-type="string" office:string-value="3 (2,08)" calcext:value-type="string">
            <text:p>3 (2,08)</text:p>
          </table:table-cell>
          <table:table-cell table:formula="of:=[.T7]*[.G7]/60" office:value-type="float" office:value="887.5" calcext:value-type="float">
            <text:p>887,50</text:p>
          </table:table-cell>
          <table:table-cell table:formula="of:=[.E7]*[.T7]" office:value-type="float" office:value="2130" calcext:value-type="float">
            <text:p>2130,00</text:p>
          </table:table-cell>
          <table:table-cell table:formula="of:=[.E7]*60/[.G7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Kb 42</text:p>
          </table:table-cell>
          <table:table-cell office:value-type="string" calcext:value-type="string">
            <text:p>Maschinenkarabiner 194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table:formula="of:=60/[.G8]" office:value-type="float" office:value="0.109090909090909" calcext:value-type="float">
            <text:p>0,1091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9]" office:value-type="float" office:value="2.11" calcext:value-type="float">
            <text:p>2,11</text:p>
          </table:table-cell>
          <table:table-cell table:formula="of:=[.E8]*[.J8]" office:value-type="float" office:value="52.75" calcext:value-type="float">
            <text:p>52,75</text:p>
          </table:table-cell>
          <table:table-cell office:value-type="float" office:value="5.1" calcext:value-type="float">
            <text:p>5,100</text:p>
          </table:table-cell>
          <table:table-cell table:formula="of:=ROUND([.L8]*[Settings.$B$2]; 0)" office:value-type="float" office:value="5" calcext:value-type="float">
            <text:p>5</text:p>
          </table:table-cell>
          <table:table-cell office:value-type="float" office:value="1900.36125" calcext:value-type="float">
            <text:p>1900,36</text:p>
          </table:table-cell>
          <table:table-cell table:formula="of:=[.N8]/[Settings.$B$1]" office:value-type="float" office:value="95.0180625" calcext:value-type="float">
            <text:p>95,02</text:p>
          </table:table-cell>
          <table:table-cell office:value-type="float" office:value="5548.5" calcext:value-type="float">
            <text:p>5549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8]*[.R8]/(1-POWER((1-[.R8]); ([.Q8]+1)))" office:value-type="float" office:value="73.0908173076923" calcext:value-type="float">
            <text:p>73,09</text:p>
          </table:table-cell>
          <table:table-cell table:formula="of:=ROUND([.S8];0)" office:value-type="float" office:value="73" calcext:value-type="float">
            <text:p>73</text:p>
          </table:table-cell>
          <table:table-cell table:formula="of:=[.T8]*(1-POWER((1-[.R8]); ([.Q8]+1)))/[.R8]" office:value-type="float" office:value="94.9" calcext:value-type="float">
            <text:p>94,90</text:p>
          </table:table-cell>
          <table:table-cell table:formula="of:=[.U8]/[.O8]" office:value-type="float" office:value="0.998757473085709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109.5" calcext:value-type="float">
            <text:p>109,50</text:p>
          </table:table-cell>
          <table:table-cell table:formula="of:=CEILING([.$C$1]/([.U8]*[.$C$4]);1; )&amp;&quot; (&quot;&amp;ROUND([.$C$1]/([.U8]*[.$C$4]);2)&amp;&quot;)&quot;" office:value-type="string" office:string-value="4 (3,3)" calcext:value-type="string">
            <text:p>4 (3,3)</text:p>
          </table:table-cell>
          <table:table-cell table:formula="of:=CEILING([.$C$2]/([.U8]*[.$C$4]);1; )&amp;&quot; (&quot;&amp;ROUND([.$C$2]/([.U8]*[.$C$4]);2)&amp;&quot;)&quot;" office:value-type="string" office:string-value="8 (7,32)" calcext:value-type="string">
            <text:p>8 (7,32)</text:p>
          </table:table-cell>
          <table:table-cell table:formula="of:=CEILING([.$C$3]/([.X8]*[.$C$4]);1; )&amp;&quot; (&quot;&amp;ROUND([.$C$3]/([.X8]*[.$C$4]);2)&amp;&quot;)&quot;" office:value-type="string" office:string-value="3 (2,03)" calcext:value-type="string">
            <text:p>3 (2,03)</text:p>
          </table:table-cell>
          <table:table-cell table:formula="of:=[.T8]*[.G8]/60" office:value-type="float" office:value="669.166666666667" calcext:value-type="float">
            <text:p>669,17</text:p>
          </table:table-cell>
          <table:table-cell table:formula="of:=[.E8]*[.T8]" office:value-type="float" office:value="1825" calcext:value-type="float">
            <text:p>1825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9]" office:value-type="float" office:value="0.075" calcext:value-type="float">
            <text:p>0,075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9]*[.J9]" office:value-type="float" office:value="24.3" calcext:value-type="float">
            <text:p>24,30</text:p>
          </table:table-cell>
          <table:table-cell office:value-type="float" office:value="3.4" calcext:value-type="float">
            <text:p>3,4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1513.8" calcext:value-type="float">
            <text:p>1513,80</text:p>
          </table:table-cell>
          <table:table-cell table:formula="of:=[.N9]/[Settings.$B$1]" office:value-type="float" office:value="75.69" calcext:value-type="float">
            <text:p>75,69</text:p>
          </table:table-cell>
          <table:table-cell office:value-type="float" office:value="3480" calcext:value-type="float">
            <text:p>348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9]*[.R9]/(1-POWER((1-[.R9]); ([.Q9]+1)))" office:value-type="float" office:value="75.69" calcext:value-type="float">
            <text:p>75,69</text:p>
          </table:table-cell>
          <table:table-cell table:formula="of:=ROUND([.S9];0)" office:value-type="float" office:value="76" calcext:value-type="float">
            <text:p>76</text:p>
          </table:table-cell>
          <table:table-cell table:formula="of:=[.T9]*(1-POWER((1-[.R9]); ([.Q9]+1)))/[.R9]" office:value-type="float" office:value="76" calcext:value-type="float">
            <text:p>76,00</text:p>
          </table:table-cell>
          <table:table-cell table:formula="of:=[.U9]/[.O9]" office:value-type="float" office:value="1.00409565332276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114" calcext:value-type="float">
            <text:p>114,00</text:p>
          </table:table-cell>
          <table:table-cell table:formula="of:=CEILING([.$C$1]/([.U9]*[.$C$4]);1; )&amp;&quot; (&quot;&amp;ROUND([.$C$1]/([.U9]*[.$C$4]);2)&amp;&quot;)&quot;" office:value-type="string" office:string-value="5 (4,12)" calcext:value-type="string">
            <text:p>5 (4,12)</text:p>
          </table:table-cell>
          <table:table-cell table:formula="of:=CEILING([.$C$2]/([.U9]*[.$C$4]);1; )&amp;&quot; (&quot;&amp;ROUND([.$C$2]/([.U9]*[.$C$4]);2)&amp;&quot;)&quot;" office:value-type="string" office:string-value="10 (9,14)" calcext:value-type="string">
            <text:p>10 (9,14)</text:p>
          </table:table-cell>
          <table:table-cell table:formula="of:=CEILING([.$C$3]/([.X9]*[.$C$4]);1; )&amp;&quot; (&quot;&amp;ROUND([.$C$3]/([.X9]*[.$C$4]);2)&amp;&quot;)&quot;" office:value-type="string" office:string-value="2 (1,95)" calcext:value-type="string">
            <text:p>2 (1,95)</text:p>
          </table:table-cell>
          <table:table-cell table:formula="of:=[.T9]*[.G9]/60" office:value-type="float" office:value="1013.33333333333" calcext:value-type="float">
            <text:p>1013,33</text:p>
          </table:table-cell>
          <table:table-cell table:formula="of:=[.E9]*[.T9]" office:value-type="float" office:value="2280" calcext:value-type="float">
            <text:p>2280,00</text:p>
          </table:table-cell>
          <table:table-cell table:formula="of:=[.E9]*60/[.G9]" office:value-type="float" office:value="2.25" calcext:value-type="float">
            <text:p>2,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AR-H</text:p>
          </table:table-cell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formula="of:=60/[.G10]" office:value-type="float" office:value="0.1" calcext:value-type="float">
            <text:p>0,10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0]*[.J10]" office:value-type="float" office:value="22.8" calcext:value-type="float">
            <text:p>22,80</text:p>
          </table:table-cell>
          <table:table-cell office:value-type="float" office:value="3.58" calcext:value-type="float">
            <text:p>3,58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office:value-type="float" office:value="2434.2759" calcext:value-type="float">
            <text:p>2434,28</text:p>
          </table:table-cell>
          <table:table-cell table:formula="of:=[.N10]/[Settings.$B$1]" office:value-type="float" office:value="121.713795" calcext:value-type="float">
            <text:p>121,71</text:p>
          </table:table-cell>
          <table:table-cell office:value-type="float" office:value="6818.7" calcext:value-type="float">
            <text:p>6819</text:p>
          </table:table-cell>
          <table:table-cell table:formula="of:=FLOOR([.P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0]*[.R10]/(1-POWER((1-[.R10]); ([.Q10]+1)))" office:value-type="float" office:value="93.6259961538462" calcext:value-type="float">
            <text:p>93,63</text:p>
          </table:table-cell>
          <table:table-cell table:formula="of:=ROUND([.S10];0)" office:value-type="float" office:value="94" calcext:value-type="float">
            <text:p>94</text:p>
          </table:table-cell>
          <table:table-cell table:formula="of:=[.T10]*(1-POWER((1-[.R10]); ([.Q10]+1)))/[.R10]" office:value-type="float" office:value="122.2" calcext:value-type="float">
            <text:p>122,20</text:p>
          </table:table-cell>
          <table:table-cell table:formula="of:=[.U10]/[.O10]" office:value-type="float" office:value="1.003994658124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141" calcext:value-type="float">
            <text:p>141,00</text:p>
          </table:table-cell>
          <table:table-cell table:formula="of:=CEILING([.$C$1]/([.U10]*[.$C$4]);1; )&amp;&quot; (&quot;&amp;ROUND([.$C$1]/([.U10]*[.$C$4]);2)&amp;&quot;)&quot;" office:value-type="string" office:string-value="3 (2,56)" calcext:value-type="string">
            <text:p>3 (2,56)</text:p>
          </table:table-cell>
          <table:table-cell table:formula="of:=CEILING([.$C$2]/([.U10]*[.$C$4]);1; )&amp;&quot; (&quot;&amp;ROUND([.$C$2]/([.U10]*[.$C$4]);2)&amp;&quot;)&quot;" office:value-type="string" office:string-value="6 (5,68)" calcext:value-type="string">
            <text:p>6 (5,68)</text:p>
          </table:table-cell>
          <table:table-cell table:formula="of:=CEILING([.$C$3]/([.X10]*[.$C$4]);1; )&amp;&quot; (&quot;&amp;ROUND([.$C$3]/([.X10]*[.$C$4]);2)&amp;&quot;)&quot;" office:value-type="string" office:string-value="2 (1,57)" calcext:value-type="string">
            <text:p>2 (1,57)</text:p>
          </table:table-cell>
          <table:table-cell table:formula="of:=[.T10]*[.G10]/60" office:value-type="float" office:value="940" calcext:value-type="float">
            <text:p>940,00</text:p>
          </table:table-cell>
          <table:table-cell table:formula="of:=[.E10]*[.T10]" office:value-type="float" office:value="1880" calcext:value-type="float">
            <text:p>1880,00</text:p>
          </table:table-cell>
          <table:table-cell table:formula="of:=[.E10]*60/[.G10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75" calcext:value-type="float">
            <text:p>675</text:p>
          </table:table-cell>
          <table:table-cell table:formula="of:=60/[.G11]" office:value-type="float" office:value="0.0888888888888889" calcext:value-type="float">
            <text:p>0,0889</text:p>
          </table:table-cell>
          <table:table-cell office:value-type="float" office:value="2750" calcext:value-type="float">
            <text:p>2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1]*[.J11]" office:value-type="float" office:value="22.8" calcext:value-type="float">
            <text:p>22,80</text:p>
          </table:table-cell>
          <table:table-cell office:value-type="float" office:value="4.98" calcext:value-type="float">
            <text:p>4,980</text:p>
          </table:table-cell>
          <table:table-cell table:formula="of:=ROUND([.L11]*[Settings.$B$2]; 0)" office:value-type="float" office:value="5" calcext:value-type="float">
            <text:p>5</text:p>
          </table:table-cell>
          <table:table-cell office:value-type="float" office:value="3249.984375" calcext:value-type="float">
            <text:p>3249,98</text:p>
          </table:table-cell>
          <table:table-cell table:formula="of:=[.N11]/[Settings.$B$1]" office:value-type="float" office:value="162.49921875" calcext:value-type="float">
            <text:p>162,50</text:p>
          </table:table-cell>
          <table:table-cell office:value-type="float" office:value="7878.75" calcext:value-type="float">
            <text:p>7879</text:p>
          </table:table-cell>
          <table:table-cell table:formula="of:=FLOOR([.P11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[.O11]*[.R11]/(1-POWER((1-[.R11]); ([.Q11]+1)))" office:value-type="float" office:value="116.905912769784" calcext:value-type="float">
            <text:p>116,91</text:p>
          </table:table-cell>
          <table:table-cell table:formula="of:=ROUND([.S11];0)" office:value-type="float" office:value="117" calcext:value-type="float">
            <text:p>117</text:p>
          </table:table-cell>
          <table:table-cell table:formula="of:=[.T11]*(1-POWER((1-[.R11]); ([.Q11]+1)))/[.R11]" office:value-type="float" office:value="162.63" calcext:value-type="float">
            <text:p>162,63</text:p>
          </table:table-cell>
          <table:table-cell table:formula="of:=[.U11]/[.O11]" office:value-type="float" office:value="1.0008048115615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175.5" calcext:value-type="float">
            <text:p>175,50</text:p>
          </table:table-cell>
          <table:table-cell table:formula="of:=CEILING([.$C$1]/([.U11]*[.$C$4]);1; )&amp;&quot; (&quot;&amp;ROUND([.$C$1]/([.U11]*[.$C$4]);2)&amp;&quot;)&quot;" office:value-type="string" office:string-value="2 (1,93)" calcext:value-type="string">
            <text:p>2 (1,93)</text:p>
          </table:table-cell>
          <table:table-cell table:formula="of:=CEILING([.$C$2]/([.U11]*[.$C$4]);1; )&amp;&quot; (&quot;&amp;ROUND([.$C$2]/([.U11]*[.$C$4]);2)&amp;&quot;)&quot;" office:value-type="string" office:string-value="5 (4,27)" calcext:value-type="string">
            <text:p>5 (4,27)</text:p>
          </table:table-cell>
          <table:table-cell table:formula="of:=CEILING([.$C$3]/([.X11]*[.$C$4]);1; )&amp;&quot; (&quot;&amp;ROUND([.$C$3]/([.X11]*[.$C$4]);2)&amp;&quot;)&quot;" office:value-type="string" office:string-value="2 (1,26)" calcext:value-type="string">
            <text:p>2 (1,26)</text:p>
          </table:table-cell>
          <table:table-cell table:formula="of:=[.T11]*[.G11]/60" office:value-type="float" office:value="1316.25" calcext:value-type="float">
            <text:p>1316,25</text:p>
          </table:table-cell>
          <table:table-cell table:formula="of:=[.E11]*[.T11]" office:value-type="float" office:value="2340" calcext:value-type="float">
            <text:p>2340,00</text:p>
          </table:table-cell>
          <table:table-cell table:formula="of:=[.E11]*60/[.G11]" office:value-type="float" office:value="1.77777777777778" calcext:value-type="float">
            <text:p>1,7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table:formula="of:=60/[.G12]" office:value-type="float" office:value="0.0923076923076923" calcext:value-type="float">
            <text:p>0,0923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2]*[.J12]" office:value-type="float" office:value="24.3" calcext:value-type="float">
            <text:p>24,30</text:p>
          </table:table-cell>
          <table:table-cell office:value-type="float" office:value="4.98" calcext:value-type="float">
            <text:p>4,980</text:p>
          </table:table-cell>
          <table:table-cell table:formula="of:=ROUND([.L12]*[Settings.$B$2]; 0)" office:value-type="float" office:value="5" calcext:value-type="float">
            <text:p>5</text:p>
          </table:table-cell>
          <table:table-cell office:value-type="float" office:value="1711.25" calcext:value-type="float">
            <text:p>1711,25</text:p>
          </table:table-cell>
          <table:table-cell table:formula="of:=[.N12]/[Settings.$B$1]" office:value-type="float" office:value="85.5625" calcext:value-type="float">
            <text:p>85,56</text:p>
          </table:table-cell>
          <table:table-cell office:value-type="float" office:value="3700" calcext:value-type="float">
            <text:p>3700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2]*[.R12]/(1-POWER((1-[.R12]); ([.Q12]+1)))" office:value-type="float" office:value="85.5625" calcext:value-type="float">
            <text:p>85,56</text:p>
          </table:table-cell>
          <table:table-cell table:formula="of:=ROUND([.S12];0)" office:value-type="float" office:value="86" calcext:value-type="float">
            <text:p>86</text:p>
          </table:table-cell>
          <table:table-cell table:formula="of:=[.T12]*(1-POWER((1-[.R12]); ([.Q12]+1)))/[.R12]" office:value-type="float" office:value="86" calcext:value-type="float">
            <text:p>86,00</text:p>
          </table:table-cell>
          <table:table-cell table:formula="of:=[.U12]/[.O12]" office:value-type="float" office:value="1.00511322132944" calcext:value-type="float">
            <text:p>1,005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129" calcext:value-type="float">
            <text:p>129,00</text:p>
          </table:table-cell>
          <table:table-cell table:formula="of:=CEILING([.$C$1]/([.U12]*[.$C$4]);1; )&amp;&quot; (&quot;&amp;ROUND([.$C$1]/([.U12]*[.$C$4]);2)&amp;&quot;)&quot;" office:value-type="string" office:string-value="4 (3,64)" calcext:value-type="string">
            <text:p>4 (3,64)</text:p>
          </table:table-cell>
          <table:table-cell table:formula="of:=CEILING([.$C$2]/([.U12]*[.$C$4]);1; )&amp;&quot; (&quot;&amp;ROUND([.$C$2]/([.U12]*[.$C$4]);2)&amp;&quot;)&quot;" office:value-type="string" office:string-value="9 (8,07)" calcext:value-type="string">
            <text:p>9 (8,07)</text:p>
          </table:table-cell>
          <table:table-cell table:formula="of:=CEILING([.$C$3]/([.X12]*[.$C$4]);1; )&amp;&quot; (&quot;&amp;ROUND([.$C$3]/([.X12]*[.$C$4]);2)&amp;&quot;)&quot;" office:value-type="string" office:string-value="2 (1,72)" calcext:value-type="string">
            <text:p>2 (1,72)</text:p>
          </table:table-cell>
          <table:table-cell table:formula="of:=[.T12]*[.G12]/60" office:value-type="float" office:value="931.666666666667" calcext:value-type="float">
            <text:p>931,67</text:p>
          </table:table-cell>
          <table:table-cell table:formula="of:=[.E12]*[.T12]" office:value-type="float" office:value="2580" calcext:value-type="float">
            <text:p>2580,00</text:p>
          </table:table-cell>
          <table:table-cell table:formula="of:=[.E12]*60/[.G12]" office:value-type="float" office:value="2.76923076923077" calcext:value-type="float">
            <text:p>2,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teyr AUG</text:p>
          </table:table-cell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3]" office:value-type="float" office:value="0.0857142857142857" calcext:value-type="float">
            <text:p>0,0857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3]*[.J13]" office:value-type="float" office:value="24.3" calcext:value-type="float">
            <text:p>24,30</text:p>
          </table:table-cell>
          <table:table-cell office:value-type="float" office:value="4.09" calcext:value-type="float">
            <text:p>4,090</text:p>
          </table:table-cell>
          <table:table-cell table:formula="of:=ROUND([.L13]*[Settings.$B$2]; 0)" office:value-type="float" office:value="4" calcext:value-type="float">
            <text:p>4</text:p>
          </table:table-cell>
          <table:table-cell office:value-type="float" office:value="1656.2" calcext:value-type="float">
            <text:p>1656,20</text:p>
          </table:table-cell>
          <table:table-cell table:formula="of:=[.N13]/[Settings.$B$1]" office:value-type="float" office:value="82.81" calcext:value-type="float">
            <text:p>82,81</text:p>
          </table:table-cell>
          <table:table-cell office:value-type="float" office:value="3640" calcext:value-type="float">
            <text:p>3640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3]*[.R13]/(1-POWER((1-[.R13]); ([.Q13]+1)))" office:value-type="float" office:value="82.81" calcext:value-type="float">
            <text:p>82,81</text:p>
          </table:table-cell>
          <table:table-cell table:formula="of:=ROUND([.S13];0)" office:value-type="float" office:value="83" calcext:value-type="float">
            <text:p>83</text:p>
          </table:table-cell>
          <table:table-cell table:formula="of:=[.T13]*(1-POWER((1-[.R13]); ([.Q13]+1)))/[.R13]" office:value-type="float" office:value="83" calcext:value-type="float">
            <text:p>83,00</text:p>
          </table:table-cell>
          <table:table-cell table:formula="of:=[.U13]/[.O13]" office:value-type="float" office:value="1.0022944088878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124.5" calcext:value-type="float">
            <text:p>124,50</text:p>
          </table:table-cell>
          <table:table-cell table:formula="of:=CEILING([.$C$1]/([.U13]*[.$C$4]);1; )&amp;&quot; (&quot;&amp;ROUND([.$C$1]/([.U13]*[.$C$4]);2)&amp;&quot;)&quot;" office:value-type="string" office:string-value="4 (3,78)" calcext:value-type="string">
            <text:p>4 (3,78)</text:p>
          </table:table-cell>
          <table:table-cell table:formula="of:=CEILING([.$C$2]/([.U13]*[.$C$4]);1; )&amp;&quot; (&quot;&amp;ROUND([.$C$2]/([.U13]*[.$C$4]);2)&amp;&quot;)&quot;" office:value-type="string" office:string-value="9 (8,36)" calcext:value-type="string">
            <text:p>9 (8,36)</text:p>
          </table:table-cell>
          <table:table-cell table:formula="of:=CEILING([.$C$3]/([.X13]*[.$C$4]);1; )&amp;&quot; (&quot;&amp;ROUND([.$C$3]/([.X13]*[.$C$4]);2)&amp;&quot;)&quot;" office:value-type="string" office:string-value="2 (1,78)" calcext:value-type="string">
            <text:p>2 (1,78)</text:p>
          </table:table-cell>
          <table:table-cell table:formula="of:=[.T13]*[.G13]/60" office:value-type="float" office:value="968.333333333333" calcext:value-type="float">
            <text:p>968,33</text:p>
          </table:table-cell>
          <table:table-cell table:formula="of:=[.E13]*[.T13]" office:value-type="float" office:value="2490" calcext:value-type="float">
            <text:p>2490,00</text:p>
          </table:table-cell>
          <table:table-cell table:formula="of:=[.E13]*60/[.G13]" office:value-type="float" office:value="2.57142857142857" calcext:value-type="float">
            <text:p>2,57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14]" office:value-type="float" office:value="0.08" calcext:value-type="float">
            <text:p>0,0800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4]*[.J14]" office:value-type="float" office:value="24.3" calcext:value-type="float">
            <text:p>24,30</text:p>
          </table:table-cell>
          <table:table-cell office:value-type="float" office:value="3.31" calcext:value-type="float">
            <text:p>3,31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1125" calcext:value-type="float">
            <text:p>1125,00</text:p>
          </table:table-cell>
          <table:table-cell table:formula="of:=[.N14]/[Settings.$B$1]" office:value-type="float" office:value="56.25" calcext:value-type="float">
            <text:p>56,25</text:p>
          </table:table-cell>
          <table:table-cell office:value-type="float" office:value="3000" calcext:value-type="float">
            <text:p>3000</text:p>
          </table:table-cell>
          <table:table-cell table:formula="of:=FLOOR([.P14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4]*[.R14]/(1-POWER((1-[.R14]); ([.Q14]+1)))" office:value-type="float" office:value="56.25" calcext:value-type="float">
            <text:p>56,25</text:p>
          </table:table-cell>
          <table:table-cell table:formula="of:=ROUND([.S14];0)" office:value-type="float" office:value="56" calcext:value-type="float">
            <text:p>56</text:p>
          </table:table-cell>
          <table:table-cell table:formula="of:=[.T14]*(1-POWER((1-[.R14]); ([.Q14]+1)))/[.R14]" office:value-type="float" office:value="56" calcext:value-type="float">
            <text:p>56,00</text:p>
          </table:table-cell>
          <table:table-cell table:formula="of:=[.U14]/[.O14]" office:value-type="float" office:value="0.995555555555555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84" calcext:value-type="float">
            <text:p>84,00</text:p>
          </table:table-cell>
          <table:table-cell table:formula="of:=CEILING([.$C$1]/([.U14]*[.$C$4]);1; )&amp;&quot; (&quot;&amp;ROUND([.$C$1]/([.U14]*[.$C$4]);2)&amp;&quot;)&quot;" office:value-type="string" office:string-value="6 (5,6)" calcext:value-type="string">
            <text:p>6 (5,6)</text:p>
          </table:table-cell>
          <table:table-cell table:formula="of:=CEILING([.$C$2]/([.U14]*[.$C$4]);1; )&amp;&quot; (&quot;&amp;ROUND([.$C$2]/([.U14]*[.$C$4]);2)&amp;&quot;)&quot;" office:value-type="string" office:string-value="13 (12,4)" calcext:value-type="string">
            <text:p>13 (12,4)</text:p>
          </table:table-cell>
          <table:table-cell table:formula="of:=CEILING([.$C$3]/([.X14]*[.$C$4]);1; )&amp;&quot; (&quot;&amp;ROUND([.$C$3]/([.X14]*[.$C$4]);2)&amp;&quot;)&quot;" office:value-type="string" office:string-value="3 (2,64)" calcext:value-type="string">
            <text:p>3 (2,64)</text:p>
          </table:table-cell>
          <table:table-cell table:formula="of:=[.T14]*[.G14]/60" office:value-type="float" office:value="700" calcext:value-type="float">
            <text:p>700,00</text:p>
          </table:table-cell>
          <table:table-cell table:formula="of:=[.E14]*[.T14]" office:value-type="float" office:value="1680" calcext:value-type="float">
            <text:p>1680,00</text:p>
          </table:table-cell>
          <table:table-cell table:formula="of:=[.E14]*60/[.G14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5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5]*[.J15]" office:value-type="float" office:value="18" calcext:value-type="float">
            <text:p>18,00</text:p>
          </table:table-cell>
          <table:table-cell office:value-type="float" office:value="3.74" calcext:value-type="float">
            <text:p>3,740</text:p>
          </table:table-cell>
          <table:table-cell table:formula="of:=ROUND([.L15]*[Settings.$B$2]; 0)" office:value-type="float" office:value="4" calcext:value-type="float">
            <text:p>4</text:p>
          </table:table-cell>
          <table:table-cell office:value-type="float" office:value="2076.21875" calcext:value-type="float">
            <text:p>2076,22</text:p>
          </table:table-cell>
          <table:table-cell table:formula="of:=[.N15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5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5]*[.R15]/(1-POWER((1-[.R15]); ([.Q15]+1)))" office:value-type="float" office:value="79.8545673076923" calcext:value-type="float">
            <text:p>79,85</text:p>
          </table:table-cell>
          <table:table-cell table:formula="of:=ROUND([.S15];0)" office:value-type="float" office:value="80" calcext:value-type="float">
            <text:p>80</text:p>
          </table:table-cell>
          <table:table-cell table:formula="of:=[.T15]*(1-POWER((1-[.R15]); ([.Q15]+1)))/[.R15]" office:value-type="float" office:value="104" calcext:value-type="float">
            <text:p>104,00</text:p>
          </table:table-cell>
          <table:table-cell table:formula="of:=[.U15]/[.O15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120" calcext:value-type="float">
            <text:p>120,00</text:p>
          </table:table-cell>
          <table:table-cell table:formula="of:=CEILING([.$C$1]/([.U15]*[.$C$4]);1; )&amp;&quot; (&quot;&amp;ROUND([.$C$1]/([.U15]*[.$C$4]);2)&amp;&quot;)&quot;" office:value-type="string" office:string-value="4 (3,01)" calcext:value-type="string">
            <text:p>4 (3,01)</text:p>
          </table:table-cell>
          <table:table-cell table:formula="of:=CEILING([.$C$2]/([.U15]*[.$C$4]);1; )&amp;&quot; (&quot;&amp;ROUND([.$C$2]/([.U15]*[.$C$4]);2)&amp;&quot;)&quot;" office:value-type="string" office:string-value="7 (6,68)" calcext:value-type="string">
            <text:p>7 (6,68)</text:p>
          </table:table-cell>
          <table:table-cell table:formula="of:=CEILING([.$C$3]/([.X15]*[.$C$4]);1; )&amp;&quot; (&quot;&amp;ROUND([.$C$3]/([.X15]*[.$C$4]);2)&amp;&quot;)&quot;" office:value-type="string" office:string-value="2 (1,85)" calcext:value-type="string">
            <text:p>2 (1,85)</text:p>
          </table:table-cell>
          <table:table-cell table:formula="of:=[.T15]*[.G15]/60" office:value-type="float" office:value="800" calcext:value-type="float">
            <text:p>800,00</text:p>
          </table:table-cell>
          <table:table-cell table:formula="of:=[.E15]*[.T15]" office:value-type="float" office:value="2400" calcext:value-type="float">
            <text:p>2400,00</text:p>
          </table:table-cell>
          <table:table-cell table:formula="of:=[.E15]*60/[.G15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6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6]*[.J16]" office:value-type="float" office:value="18" calcext:value-type="float">
            <text:p>18,00</text:p>
          </table:table-cell>
          <table:table-cell office:value-type="float" office:value="4.3" calcext:value-type="float">
            <text:p>4,300</text:p>
          </table:table-cell>
          <table:table-cell table:formula="of:=ROUND([.L16]*[Settings.$B$2]; 0)" office:value-type="float" office:value="5" calcext:value-type="float">
            <text:p>5</text:p>
          </table:table-cell>
          <table:table-cell office:value-type="float" office:value="2076.21875" calcext:value-type="float">
            <text:p>2076,22</text:p>
          </table:table-cell>
          <table:table-cell table:formula="of:=[.N16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6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6]*[.R16]/(1-POWER((1-[.R16]); ([.Q16]+1)))" office:value-type="float" office:value="79.8545673076923" calcext:value-type="float">
            <text:p>79,85</text:p>
          </table:table-cell>
          <table:table-cell table:formula="of:=ROUND([.S16];0)" office:value-type="float" office:value="80" calcext:value-type="float">
            <text:p>80</text:p>
          </table:table-cell>
          <table:table-cell table:formula="of:=[.T16]*(1-POWER((1-[.R16]); ([.Q16]+1)))/[.R16]" office:value-type="float" office:value="104" calcext:value-type="float">
            <text:p>104,00</text:p>
          </table:table-cell>
          <table:table-cell table:formula="of:=[.U16]/[.O16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120" calcext:value-type="float">
            <text:p>120,00</text:p>
          </table:table-cell>
          <table:table-cell table:formula="of:=CEILING([.$C$1]/([.U16]*[.$C$4]);1; )&amp;&quot; (&quot;&amp;ROUND([.$C$1]/([.U16]*[.$C$4]);2)&amp;&quot;)&quot;" office:value-type="string" office:string-value="4 (3,01)" calcext:value-type="string">
            <text:p>4 (3,01)</text:p>
          </table:table-cell>
          <table:table-cell table:formula="of:=CEILING([.$C$2]/([.U16]*[.$C$4]);1; )&amp;&quot; (&quot;&amp;ROUND([.$C$2]/([.U16]*[.$C$4]);2)&amp;&quot;)&quot;" office:value-type="string" office:string-value="7 (6,68)" calcext:value-type="string">
            <text:p>7 (6,68)</text:p>
          </table:table-cell>
          <table:table-cell table:formula="of:=CEILING([.$C$3]/([.X16]*[.$C$4]);1; )&amp;&quot; (&quot;&amp;ROUND([.$C$3]/([.X16]*[.$C$4]);2)&amp;&quot;)&quot;" office:value-type="string" office:string-value="2 (1,85)" calcext:value-type="string">
            <text:p>2 (1,85)</text:p>
          </table:table-cell>
          <table:table-cell table:formula="of:=[.T16]*[.G16]/60" office:value-type="float" office:value="800" calcext:value-type="float">
            <text:p>800,00</text:p>
          </table:table-cell>
          <table:table-cell table:formula="of:=[.E16]*[.T16]" office:value-type="float" office:value="2400" calcext:value-type="float">
            <text:p>2400,00</text:p>
          </table:table-cell>
          <table:table-cell table:formula="of:=[.E16]*60/[.G16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20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50" calcext:value-type="float">
            <text:p>850</text:p>
          </table:table-cell>
          <table:table-cell table:formula="of:=60/[.G17]" office:value-type="float" office:value="0.0705882352941176" calcext:value-type="float">
            <text:p>0,0706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7]*[.J17]" office:value-type="float" office:value="24.3" calcext:value-type="float">
            <text:p>24,30</text:p>
          </table:table-cell>
          <table:table-cell office:value-type="float" office:value="4.1" calcext:value-type="float">
            <text:p>4,10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office:value-type="float" office:value="1559.378" calcext:value-type="float">
            <text:p>1559,38</text:p>
          </table:table-cell>
          <table:table-cell table:formula="of:=[.N17]/[Settings.$B$1]" office:value-type="float" office:value="77.9689" calcext:value-type="float">
            <text:p>77,97</text:p>
          </table:table-cell>
          <table:table-cell office:value-type="float" office:value="3532" calcext:value-type="float">
            <text:p>3532</text:p>
          </table:table-cell>
          <table:table-cell table:formula="of:=FLOOR([.P1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7]*[.R17]/(1-POWER((1-[.R17]); ([.Q17]+1)))" office:value-type="float" office:value="77.9689" calcext:value-type="float">
            <text:p>77,97</text:p>
          </table:table-cell>
          <table:table-cell table:formula="of:=ROUND([.S17];0)" office:value-type="float" office:value="78" calcext:value-type="float">
            <text:p>78</text:p>
          </table:table-cell>
          <table:table-cell table:formula="of:=[.T17]*(1-POWER((1-[.R17]); ([.Q17]+1)))/[.R17]" office:value-type="float" office:value="78" calcext:value-type="float">
            <text:p>78,00</text:p>
          </table:table-cell>
          <table:table-cell table:formula="of:=[.U17]/[.O17]" office:value-type="float" office:value="1.00039887698813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117" calcext:value-type="float">
            <text:p>117,00</text:p>
          </table:table-cell>
          <table:table-cell table:formula="of:=CEILING([.$C$1]/([.U17]*[.$C$4]);1; )&amp;&quot; (&quot;&amp;ROUND([.$C$1]/([.U17]*[.$C$4]);2)&amp;&quot;)&quot;" office:value-type="string" office:string-value="5 (4,02)" calcext:value-type="string">
            <text:p>5 (4,02)</text:p>
          </table:table-cell>
          <table:table-cell table:formula="of:=CEILING([.$C$2]/([.U17]*[.$C$4]);1; )&amp;&quot; (&quot;&amp;ROUND([.$C$2]/([.U17]*[.$C$4]);2)&amp;&quot;)&quot;" office:value-type="string" office:string-value="9 (8,9)" calcext:value-type="string">
            <text:p>9 (8,9)</text:p>
          </table:table-cell>
          <table:table-cell table:formula="of:=CEILING([.$C$3]/([.X17]*[.$C$4]);1; )&amp;&quot; (&quot;&amp;ROUND([.$C$3]/([.X17]*[.$C$4]);2)&amp;&quot;)&quot;" office:value-type="string" office:string-value="2 (1,9)" calcext:value-type="string">
            <text:p>2 (1,9)</text:p>
          </table:table-cell>
          <table:table-cell table:formula="of:=[.T17]*[.G17]/60" office:value-type="float" office:value="1105" calcext:value-type="float">
            <text:p>1105,00</text:p>
          </table:table-cell>
          <table:table-cell table:formula="of:=[.E17]*[.T17]" office:value-type="float" office:value="2340" calcext:value-type="float">
            <text:p>2340,00</text:p>
          </table:table-cell>
          <table:table-cell table:formula="of:=[.E17]*60/[.G17]" office:value-type="float" office:value="2.11764705882353" calcext:value-type="float">
            <text:p>2,12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8]" office:value-type="float" office:value="0.0666666666666667" calcext:value-type="float">
            <text:p>0,0667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8]*[.J18]" office:value-type="float" office:value="22.2" calcext:value-type="float">
            <text:p>22,20</text:p>
          </table:table-cell>
          <table:table-cell office:value-type="float" office:value="3.615" calcext:value-type="float">
            <text:p>3,615</text:p>
          </table:table-cell>
          <table:table-cell table:formula="of:=ROUND([.L18]*[Settings.$B$2]; 0)" office:value-type="float" office:value="4" calcext:value-type="float">
            <text:p>4</text:p>
          </table:table-cell>
          <table:table-cell office:value-type="float" office:value="1328.096" calcext:value-type="float">
            <text:p>1328,10</text:p>
          </table:table-cell>
          <table:table-cell table:formula="of:=[.N18]/[Settings.$B$1]" office:value-type="float" office:value="66.4048" calcext:value-type="float">
            <text:p>66,40</text:p>
          </table:table-cell>
          <table:table-cell office:value-type="float" office:value="3018.4" calcext:value-type="float">
            <text:p>3018</text:p>
          </table:table-cell>
          <table:table-cell table:formula="of:=FLOOR([.P1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8]*[.R18]/(1-POWER((1-[.R18]); ([.Q18]+1)))" office:value-type="float" office:value="66.4048" calcext:value-type="float">
            <text:p>66,40</text:p>
          </table:table-cell>
          <table:table-cell table:formula="of:=ROUND([.S18];0)" office:value-type="float" office:value="66" calcext:value-type="float">
            <text:p>66</text:p>
          </table:table-cell>
          <table:table-cell table:formula="of:=[.T18]*(1-POWER((1-[.R18]); ([.Q18]+1)))/[.R18]" office:value-type="float" office:value="66" calcext:value-type="float">
            <text:p>66,00</text:p>
          </table:table-cell>
          <table:table-cell table:formula="of:=[.U18]/[.O18]" office:value-type="float" office:value="0.993904055128545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T18]*[.W18]" office:value-type="float" office:value="99" calcext:value-type="float">
            <text:p>99,00</text:p>
          </table:table-cell>
          <table:table-cell table:formula="of:=CEILING([.$C$1]/([.U18]*[.$C$4]);1; )&amp;&quot; (&quot;&amp;ROUND([.$C$1]/([.U18]*[.$C$4]);2)&amp;&quot;)&quot;" office:value-type="string" office:string-value="5 (4,75)" calcext:value-type="string">
            <text:p>5 (4,75)</text:p>
          </table:table-cell>
          <table:table-cell table:formula="of:=CEILING([.$C$2]/([.U18]*[.$C$4]);1; )&amp;&quot; (&quot;&amp;ROUND([.$C$2]/([.U18]*[.$C$4]);2)&amp;&quot;)&quot;" office:value-type="string" office:string-value="11 (10,52)" calcext:value-type="string">
            <text:p>11 (10,52)</text:p>
          </table:table-cell>
          <table:table-cell table:formula="of:=CEILING([.$C$3]/([.X18]*[.$C$4]);1; )&amp;&quot; (&quot;&amp;ROUND([.$C$3]/([.X18]*[.$C$4]);2)&amp;&quot;)&quot;" office:value-type="string" office:string-value="3 (2,24)" calcext:value-type="string">
            <text:p>3 (2,24)</text:p>
          </table:table-cell>
          <table:table-cell table:formula="of:=[.T18]*[.G18]/60" office:value-type="float" office:value="990" calcext:value-type="float">
            <text:p>990,00</text:p>
          </table:table-cell>
          <table:table-cell table:formula="of:=[.E18]*[.T18]" office:value-type="float" office:value="1980" calcext:value-type="float">
            <text:p>1980,00</text:p>
          </table:table-cell>
          <table:table-cell table:formula="of:=[.E18]*60/[.G18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akan</text:p>
          </table:table-cell>
          <table:table-cell office:value-type="string" calcext:value-type="string">
            <text:p>AN-94 Abak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60/[.G19]" office:value-type="float" office:value="0.1" calcext:value-type="float">
            <text:p>0,1000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9]*[.J19]" office:value-type="float" office:value="22.2" calcext:value-type="float">
            <text:p>22,20</text:p>
          </table:table-cell>
          <table:table-cell office:value-type="float" office:value="4.165" calcext:value-type="float">
            <text:p>4,165</text:p>
          </table:table-cell>
          <table:table-cell table:formula="of:=ROUND([.L19]*[Settings.$B$2]; 0)" office:value-type="float" office:value="4" calcext:value-type="float">
            <text:p>4</text:p>
          </table:table-cell>
          <table:table-cell office:value-type="float" office:value="1298.0835" calcext:value-type="float">
            <text:p>1298,08</text:p>
          </table:table-cell>
          <table:table-cell table:formula="of:=[.N19]/[Settings.$B$1]" office:value-type="float" office:value="64.904175" calcext:value-type="float">
            <text:p>64,90</text:p>
          </table:table-cell>
          <table:table-cell office:value-type="float" office:value="2984.1" calcext:value-type="float">
            <text:p>2984</text:p>
          </table:table-cell>
          <table:table-cell table:formula="of:=FLOOR([.P1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9]*[.R19]/(1-POWER((1-[.R19]); ([.Q19]+1)))" office:value-type="float" office:value="64.904175" calcext:value-type="float">
            <text:p>64,90</text:p>
          </table:table-cell>
          <table:table-cell table:formula="of:=ROUND([.S19];0)" office:value-type="float" office:value="65" calcext:value-type="float">
            <text:p>65</text:p>
          </table:table-cell>
          <table:table-cell table:formula="of:=[.T19]*(1-POWER((1-[.R19]); ([.Q19]+1)))/[.R19]" office:value-type="float" office:value="65" calcext:value-type="float">
            <text:p>65,00</text:p>
          </table:table-cell>
          <table:table-cell table:formula="of:=[.U19]/[.O19]" office:value-type="float" office:value="1.00147640733435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9]*[.W19]" office:value-type="float" office:value="97.5" calcext:value-type="float">
            <text:p>97,50</text:p>
          </table:table-cell>
          <table:table-cell table:formula="of:=CEILING([.$C$1]/([.U19]*[.$C$4]);1; )&amp;&quot; (&quot;&amp;ROUND([.$C$1]/([.U19]*[.$C$4]);2)&amp;&quot;)&quot;" office:value-type="string" office:string-value="5 (4,82)" calcext:value-type="string">
            <text:p>5 (4,82)</text:p>
          </table:table-cell>
          <table:table-cell table:formula="of:=CEILING([.$C$2]/([.U19]*[.$C$4]);1; )&amp;&quot; (&quot;&amp;ROUND([.$C$2]/([.U19]*[.$C$4]);2)&amp;&quot;)&quot;" office:value-type="string" office:string-value="11 (10,68)" calcext:value-type="string">
            <text:p>11 (10,68)</text:p>
          </table:table-cell>
          <table:table-cell table:formula="of:=CEILING([.$C$3]/([.X19]*[.$C$4]);1; )&amp;&quot; (&quot;&amp;ROUND([.$C$3]/([.X19]*[.$C$4]);2)&amp;&quot;)&quot;" office:value-type="string" office:string-value="3 (2,27)" calcext:value-type="string">
            <text:p>3 (2,27)</text:p>
          </table:table-cell>
          <table:table-cell table:formula="of:=[.T19]*[.G19]/60" office:value-type="float" office:value="650" calcext:value-type="float">
            <text:p>650,00</text:p>
          </table:table-cell>
          <table:table-cell table:formula="of:=[.E19]*[.T19]" office:value-type="float" office:value="1950" calcext:value-type="float">
            <text:p>1950,00</text:p>
          </table:table-cell>
          <table:table-cell table:formula="of:=[.E19]*60/[.G19]" office:value-type="float" office:value="3" calcext:value-type="float">
            <text:p>3,00</text:p>
          </table:table-cell>
          <table:table-cell table:number-columns-repeated="993"/>
        </table:table-row>
      </table:table>
      <table:table table:name="Machineguns" table:style-name="ta1"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table:number-columns-repeated="2"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style-name="ce14" table:formula="of:=[.E7]*[.I7]" office:value-type="float" office:value="162" calcext:value-type="float">
            <text:p>162,00</text:p>
          </table:table-cell>
          <table:table-cell table:style-name="ce9" office:value-type="float" office:value="8.2" calcext:value-type="float">
            <text:p>8,200</text:p>
          </table:table-cell>
          <table:table-cell table:formula="of:=ROUND([.K7]*[Settings.$B$2]; 0)"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table:style-name="ce14" table:formula="of:=[.M7]/[Settings.$B$1]" office:value-type="float" office:value="84.3" calcext:value-type="float">
            <text:p>84,30</text:p>
          </table:table-cell>
          <table:table-cell table:style-name="ce14"/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7]*[.Q7]/(1-POWER((1-[.Q7]); ([.P7]+1)))" office:value-type="float" office:value="84.3" calcext:value-type="float">
            <text:p>84,30</text:p>
          </table:table-cell>
          <table:table-cell table:formula="of:=ROUND([.R7];0)" office:value-type="float" office:value="84" calcext:value-type="float">
            <text:p>84</text:p>
          </table:table-cell>
          <table:table-cell table:style-name="ce14" table:formula="of:=[.S7]*(1-POWER((1-[.Q7]); ([.P7]+1)))/[.Q7]" office:value-type="float" office:value="84" calcext:value-type="float">
            <text:p>84,00</text:p>
          </table:table-cell>
          <table:table-cell table:style-name="ce10" table:formula="of:=[.T7]/[.N7]" office:value-type="float" office:value="0.99644128113879" calcext:value-type="float">
            <text:p>0,996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7]*[.V7]" office:value-type="float" office:value="126" calcext:value-type="float">
            <text:p>126,00</text:p>
          </table:table-cell>
          <table:table-cell table:style-name="ce5" table:formula="of:=CEILING([.$C$1]/([.T7]*[.$C$4]);1; )&amp;&quot; (&quot;&amp;ROUND([.$C$1]/([.T7]*[.$C$4]);2)&amp;&quot;)&quot;" office:value-type="string" office:string-value="4 (3,73)" calcext:value-type="string">
            <text:p>4 (3,73)</text:p>
          </table:table-cell>
          <table:table-cell table:style-name="ce5" table:formula="of:=CEILING([.$C$2]/([.T7]*[.$C$4]);1; )&amp;&quot; (&quot;&amp;ROUND([.$C$2]/([.T7]*[.$C$4]);2)&amp;&quot;)&quot;" office:value-type="string" office:string-value="9 (8,27)" calcext:value-type="string">
            <text:p>9 (8,27)</text:p>
          </table:table-cell>
          <table:table-cell table:style-name="ce5" table:formula="of:=CEILING([.$C$3]/([.W7]*[.$C$4]);1; )&amp;&quot; (&quot;&amp;ROUND([.$C$3]/([.W7]*[.$C$4]);2)&amp;&quot;)&quot;" office:value-type="string" office:string-value="2 (1,76)" calcext:value-type="string">
            <text:p>2 (1,76)</text:p>
          </table:table-cell>
          <table:table-cell table:style-name="ce19" table:formula="of:=[.S7]*[.G7]/60" office:value-type="float" office:value="1085" calcext:value-type="float">
            <text:p>1085,00</text:p>
          </table:table-cell>
          <table:table-cell table:style-name="ce19" table:formula="of:=[.E7]*[.S7]" office:value-type="float" office:value="16800" calcext:value-type="float">
            <text:p>16800,00</text:p>
          </table:table-cell>
          <table:table-cell table:style-name="ce19" table:formula="of:=[.E7]*60/[.G7]" office:value-type="float" office:value="15.4838709677419" calcext:value-type="float">
            <text:p>15,4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RPK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$'Rifle and Machinegun Ammo'.$F$5]" office:value-type="float" office:value="0.6" calcext:value-type="float">
            <text:p>0,6</text:p>
          </table:table-cell>
          <table:table-cell table:style-name="ce14" table:formula="of:=[.E8]*[.I8]" office:value-type="float" office:value="24" calcext:value-type="float">
            <text:p>24,00</text:p>
          </table:table-cell>
          <table:table-cell table:style-name="ce9" office:value-type="float" office:value="5.85" calcext:value-type="float">
            <text:p>5,850</text:p>
          </table:table-cell>
          <table:table-cell table:formula="of:=ROUND([.K8]*[Settings.$B$2]; 0)"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table:style-name="ce14" table:formula="of:=[.M8]/[Settings.$B$1]" office:value-type="float" office:value="114" calcext:value-type="float">
            <text:p>114,00</text:p>
          </table:table-cell>
          <table:table-cell table:style-name="ce14"/>
          <table:table-cell table:formula="of:=FLOOR([.O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8]*[.Q8]/(1-POWER((1-[.Q8]); ([.P8]+1)))" office:value-type="float" office:value="114" calcext:value-type="float">
            <text:p>114,00</text:p>
          </table:table-cell>
          <table:table-cell table:formula="of:=ROUND([.R8];0)" office:value-type="float" office:value="114" calcext:value-type="float">
            <text:p>114</text:p>
          </table:table-cell>
          <table:table-cell table:style-name="ce14" table:formula="of:=[.S8]*(1-POWER((1-[.Q8]); ([.P8]+1)))/[.Q8]" office:value-type="float" office:value="114" calcext:value-type="float">
            <text:p>114,00</text:p>
          </table:table-cell>
          <table:table-cell table:style-name="ce10" table:formula="of:=[.T8]/[.N8]" office:value-type="float" office:value="1" calcext:value-type="float">
            <text:p>1,000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8]*[.V8]" office:value-type="float" office:value="171" calcext:value-type="float">
            <text:p>171,00</text:p>
          </table:table-cell>
          <table:table-cell table:style-name="ce5" table:formula="of:=CEILING([.$C$1]/([.T8]*[.$C$4]);1; )&amp;&quot; (&quot;&amp;ROUND([.$C$1]/([.T8]*[.$C$4]);2)&amp;&quot;)&quot;" office:value-type="string" office:string-value="3 (2,75)" calcext:value-type="string">
            <text:p>3 (2,75)</text:p>
          </table:table-cell>
          <table:table-cell table:style-name="ce5" table:formula="of:=CEILING([.$C$2]/([.T8]*[.$C$4]);1; )&amp;&quot; (&quot;&amp;ROUND([.$C$2]/([.T8]*[.$C$4]);2)&amp;&quot;)&quot;" office:value-type="string" office:string-value="7 (6,09)" calcext:value-type="string">
            <text:p>7 (6,09)</text:p>
          </table:table-cell>
          <table:table-cell table:style-name="ce5" table:formula="of:=CEILING([.$C$3]/([.W8]*[.$C$4]);1; )&amp;&quot; (&quot;&amp;ROUND([.$C$3]/([.W8]*[.$C$4]);2)&amp;&quot;)&quot;" office:value-type="string" office:string-value="2 (1,3)" calcext:value-type="string">
            <text:p>2 (1,3)</text:p>
          </table:table-cell>
          <table:table-cell table:style-name="ce19" table:formula="of:=[.S8]*[.G8]/60" office:value-type="float" office:value="1140" calcext:value-type="float">
            <text:p>1140,00</text:p>
          </table:table-cell>
          <table:table-cell table:style-name="ce19" table:formula="of:=[.E8]*[.S8]" office:value-type="float" office:value="4560" calcext:value-type="float">
            <text:p>4560,00</text:p>
          </table:table-cell>
          <table:table-cell table:style-name="ce19" table:formula="of:=[.E8]*60/[.G8]" office:value-type="float" office:value="4" calcext:value-type="float">
            <text:p>4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9]*[.I9]" office:value-type="float" office:value="118" calcext:value-type="float">
            <text:p>118,00</text:p>
          </table:table-cell>
          <table:table-cell table:style-name="ce9" office:value-type="float" office:value="12.86" calcext:value-type="float">
            <text:p>12,860</text:p>
          </table:table-cell>
          <table:table-cell table:formula="of:=ROUND([.K9]*[Settings.$B$2]; 0)" office:value-type="float" office:value="14" calcext:value-type="float">
            <text:p>14</text:p>
          </table:table-cell>
          <table:table-cell office:value-type="float" office:value="3270" calcext:value-type="float">
            <text:p>3270</text:p>
          </table:table-cell>
          <table:table-cell table:style-name="ce14" table:formula="of:=[.M9]/[Settings.$B$1]" office:value-type="float" office:value="163.5" calcext:value-type="float">
            <text:p>163,50</text:p>
          </table:table-cell>
          <table:table-cell table:style-name="ce14"/>
          <table:table-cell table:formula="of:=FLOOR([.O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9]*[.Q9]/(1-POWER((1-[.Q9]); ([.P9]+1)))" office:value-type="float" office:value="163.5" calcext:value-type="float">
            <text:p>163,50</text:p>
          </table:table-cell>
          <table:table-cell table:formula="of:=ROUND([.R9];0)" office:value-type="float" office:value="164" calcext:value-type="float">
            <text:p>164</text:p>
          </table:table-cell>
          <table:table-cell table:style-name="ce14" table:formula="of:=[.S9]*(1-POWER((1-[.Q9]); ([.P9]+1)))/[.Q9]" office:value-type="float" office:value="164" calcext:value-type="float">
            <text:p>164,00</text:p>
          </table:table-cell>
          <table:table-cell table:style-name="ce10" table:formula="of:=[.T9]/[.N9]" office:value-type="float" office:value="1.00305810397554" calcext:value-type="float">
            <text:p>1,003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9]*[.V9]" office:value-type="float" office:value="246" calcext:value-type="float">
            <text:p>246,00</text:p>
          </table:table-cell>
          <table:table-cell table:style-name="ce5" table:formula="of:=CEILING([.$C$1]/([.T9]*[.$C$4]);1; )&amp;&quot; (&quot;&amp;ROUND([.$C$1]/([.T9]*[.$C$4]);2)&amp;&quot;)&quot;" office:value-type="string" office:string-value="2 (1,91)" calcext:value-type="string">
            <text:p>2 (1,91)</text:p>
          </table:table-cell>
          <table:table-cell table:style-name="ce5" table:formula="of:=CEILING([.$C$2]/([.T9]*[.$C$4]);1; )&amp;&quot; (&quot;&amp;ROUND([.$C$2]/([.T9]*[.$C$4]);2)&amp;&quot;)&quot;" office:value-type="string" office:string-value="5 (4,23)" calcext:value-type="string">
            <text:p>5 (4,23)</text:p>
          </table:table-cell>
          <table:table-cell table:style-name="ce5" table:formula="of:=CEILING([.$C$3]/([.W9]*[.$C$4]);1; )&amp;&quot; (&quot;&amp;ROUND([.$C$3]/([.W9]*[.$C$4]);2)&amp;&quot;)&quot;" office:value-type="string" office:string-value="1 (0,9)" calcext:value-type="string">
            <text:p>1 (0,9)</text:p>
          </table:table-cell>
          <table:table-cell table:style-name="ce19" table:formula="of:=[.S9]*[.G9]/60" office:value-type="float" office:value="1913.33333333333" calcext:value-type="float">
            <text:p>1913,33</text:p>
          </table:table-cell>
          <table:table-cell table:style-name="ce19" table:formula="of:=[.E9]*[.S9]" office:value-type="float" office:value="32800" calcext:value-type="float">
            <text:p>32800,00</text:p>
          </table:table-cell>
          <table:table-cell table:style-name="ce19" table:formula="of:=[.E9]*60/[.G9]" office:value-type="float" office:value="17.1428571428571" calcext:value-type="float">
            <text:p>17,14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  <table:table-cell table:style-name="ce14" table:formula="of:=[.E10]*[.I10]" office:value-type="float" office:value="0" calcext:value-type="float">
            <text:p>0,00</text:p>
          </table:table-cell>
          <table:table-cell/>
          <table:table-cell table:formula="of:=ROUND([.K10]*[Settings.$B$2]; 0)" office:value-type="float" office:value="0" calcext:value-type="float">
            <text:p>0</text:p>
          </table:table-cell>
          <table:table-cell/>
          <table:table-cell table:style-name="ce14" table:formula="of:=[.M10]/[Settings.$B$1]" office:value-type="float" office:value="0" calcext:value-type="float">
            <text:p>0,00</text:p>
          </table:table-cell>
          <table:table-cell/>
          <table:table-cell table:formula="of:=FLOOR([.O10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10]*[.Q10]/(1-POWER((1-[.Q10]); ([.P10]+1)))" office:value-type="float" office:value="0" calcext:value-type="float">
            <text:p>0,00</text:p>
          </table:table-cell>
          <table:table-cell table:formula="of:=ROUND([.R10];0)" office:value-type="float" office:value="0" calcext:value-type="float">
            <text:p>0</text:p>
          </table:table-cell>
          <table:table-cell table:style-name="ce14" table:formula="of:=[.S10]*(1-POWER((1-[.Q10]); ([.P10]+1)))/[.Q10]" office:value-type="float" office:value="0" calcext:value-type="float">
            <text:p>0,00</text:p>
          </table:table-cell>
          <table:table-cell table:style-name="ce10" table:formula="of:=[.T10]/[.N10]" office:value-type="string" office:string-value="#DIV/0!" calcext:value-type="error">
            <text:p>#DIV/0!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10]*[.V10]" office:value-type="float" office:value="0" calcext:value-type="float">
            <text:p>0,00</text:p>
          </table:table-cell>
          <table:table-cell table:style-name="ce5" table:formula="of:=CEILING([.$C$1]/([.T10]*[.$C$4]);1; )&amp;&quot; (&quot;&amp;ROUND([.$C$1]/([.T10]*[.$C$4]);2)&amp;&quot;)&quot;" office:value-type="string" office:string-value="#DIV/0!" calcext:value-type="error">
            <text:p>#DIV/0!</text:p>
          </table:table-cell>
          <table:table-cell table:style-name="ce5" table:formula="of:=CEILING([.$C$2]/([.T10]*[.$C$4]);1; )&amp;&quot; (&quot;&amp;ROUND([.$C$2]/([.T10]*[.$C$4]);2)&amp;&quot;)&quot;" office:value-type="string" office:string-value="#DIV/0!" calcext:value-type="error">
            <text:p>#DIV/0!</text:p>
          </table:table-cell>
          <table:table-cell table:style-name="ce5" table:formula="of:=CEILING([.$C$3]/([.W10]*[.$C$4]);1; )&amp;&quot; (&quot;&amp;ROUND([.$C$3]/([.W10]*[.$C$4]);2)&amp;&quot;)&quot;" office:value-type="string" office:string-value="#DIV/0!" calcext:value-type="error">
            <text:p>#DIV/0!</text:p>
          </table:table-cell>
          <table:table-cell table:style-name="ce19" table:formula="of:=[.S10]*[.G10]/60" office:value-type="float" office:value="0" calcext:value-type="float">
            <text:p>0,00</text:p>
          </table:table-cell>
          <table:table-cell table:style-name="ce19" table:formula="of:=[.E10]*[.S10]" office:value-type="float" office:value="0" calcext:value-type="float">
            <text:p>0,00</text:p>
          </table:table-cell>
          <table:table-cell table:style-name="ce19" table:formula="of:=[.E10]*60/[.G10]" office:value-type="string" office:string-value="#DIV/0!" calcext:value-type="error">
            <text:p>#DIV/0!</text:p>
          </table:table-cell>
          <table:table-cell table:number-columns-repeated="993"/>
        </table:table-row>
      </table:table>
      <table:table table:name="Rifle and Machinegun Ammo" table:style-name="ta1">
        <table:table-column table:style-name="co58" table:default-cell-style-name="ce14"/>
        <table:table-column table:style-name="co52" table:default-cell-style-name="ce12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2]);[.E2]*2;[.D2]/20+[.E2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/>
          <table:table-cell office:value-type="float" office:value="42.83" calcext:value-type="float">
            <text:p>42,83</text:p>
          </table:table-cell>
          <table:table-cell/>
          <table:table-cell table:formula="of:=38.87/10" office:value-type="float" office:value="3.887" calcext:value-type="float">
            <text:p>3,8870</text:p>
          </table:table-cell>
          <table:table-cell table:formula="of:=ROUND(IF(ISBLANK([.D3]);[.E3]*2;[.D3]/20+[.E3]);2)"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5.56x45mm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144/20" office:value-type="float" office:value="7.2" calcext:value-type="float">
            <text:p>7,2000</text:p>
          </table:table-cell>
          <table:table-cell table:formula="of:=135.39/300" office:value-type="float" office:value="0.4513" calcext:value-type="float">
            <text:p>0,4513</text:p>
          </table:table-cell>
          <table:table-cell table:formula="of:=ROUND(IF(ISBLANK([.D4]);[.E4]*2;[.D4]/20+[.E4]);2)"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7.62x3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145/20" office:value-type="float" office:value="7.25" calcext:value-type="float">
            <text:p>7,2500</text:p>
          </table:table-cell>
          <table:table-cell table:formula="of:=119.59/500" office:value-type="float" office:value="0.23918" calcext:value-type="float">
            <text:p>0,2392</text:p>
          </table:table-cell>
          <table:table-cell table:formula="of:=ROUND(IF(ISBLANK([.D5]);[.E5]*2;[.D5]/20+[.E5]);2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7.62x51mm</text:p>
          </table:table-cell>
          <table:table-cell/>
          <table:table-cell office:value-type="float" office:value="9.55" calcext:value-type="float">
            <text:p>9,55</text:p>
          </table:table-cell>
          <table:table-cell table:formula="of:=200/20" office:value-type="float" office:value="10" calcext:value-type="float">
            <text:p>10,0000</text:p>
          </table:table-cell>
          <table:table-cell table:formula="of:=319.19/500" office:value-type="float" office:value="0.63838" calcext:value-type="float">
            <text:p>0,6384</text:p>
          </table:table-cell>
          <table:table-cell table:formula="of:=ROUND(IF(ISBLANK([.D6]);[.E6]*2;[.D6]/20+[.E6]);2)"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7.62x54R standard</text:p>
          </table:table-cell>
          <table:table-cell office:value-type="float" office:value="148.3" calcext:value-type="float">
            <text:p>148,3</text:p>
          </table:table-cell>
          <table:table-cell office:value-type="float" office:value="9.61" calcext:value-type="float">
            <text:p>9,61</text:p>
          </table:table-cell>
          <table:table-cell/>
          <table:table-cell table:formula="of:=259.19/880" office:value-type="float" office:value="0.294534090909091" calcext:value-type="float">
            <text:p>0,2945</text:p>
          </table:table-cell>
          <table:table-cell table:formula="of:=ROUND(IF(ISBLANK([.D7]);[.E7]*2;[.D7]/20+[.E7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7.62x54R heavy ball</text:p>
          </table:table-cell>
          <table:table-cell office:value-type="float" office:value="181.9" calcext:value-type="float">
            <text:p>181,9</text:p>
          </table:table-cell>
          <table:table-cell office:value-type="float" office:value="11.79" calcext:value-type="float">
            <text:p>11,79</text:p>
          </table:table-cell>
          <table:table-cell/>
          <table:table-cell table:formula="of:=11.78/20" office:value-type="float" office:value="0.589" calcext:value-type="float">
            <text:p>0,5890</text:p>
          </table:table-cell>
          <table:table-cell table:formula="of:=ROUND(IF(ISBLANK([.D8]);[.E8]*2;[.D8]/20+[.E8]);2)"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7.92x33mm</text:p>
          </table:table-cell>
          <table:table-cell/>
          <table:table-cell office:value-type="float" office:value="8.1" calcext:value-type="float">
            <text:p>8,10</text:p>
          </table:table-cell>
          <table:table-cell/>
          <table:table-cell table:formula="of:=21.05/20" office:value-type="float" office:value="1.0525" calcext:value-type="float">
            <text:p>1,0525</text:p>
          </table:table-cell>
          <table:table-cell table:formula="of:=ROUND(IF(ISBLANK([.D9]);[.E9]*2;[.D9]/20+[.E9]);2)"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5.45x39mm</text:p>
          </table:table-cell>
          <table:table-cell/>
          <table:table-cell office:value-type="float" office:value="3.43" calcext:value-type="float">
            <text:p>3,43</text:p>
          </table:table-cell>
          <table:table-cell table:formula="of:=212/30" office:value-type="float" office:value="7.06666666666667" calcext:value-type="float">
            <text:p>7,0667</text:p>
          </table:table-cell>
          <table:table-cell table:formula="of:=19.42/50" office:value-type="float" office:value="0.3884" calcext:value-type="float">
            <text:p>0,3884</text:p>
          </table:table-cell>
          <table:table-cell table:formula="of:=ROUND(IF(ISBLANK([.D10]);[.E10]*2;[.D10]/20+[.E10]);2)" office:value-type="float" office:value="0.74" calcext:value-type="float">
            <text:p>0,74</text:p>
          </table:table-cell>
        </table:table-row>
      </table:table>
      <table:table table:name="Demolitions" table:style-name="ta1"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Weapon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2" office:value-type="string" calcext:value-type="string">
            <text:p>Damage min</text:p>
          </table:table-cell>
          <table:table-cell table:style-name="ce2" office:value-type="string" calcext:value-type="string">
            <text:p>Damage max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Weapon cost</text:p>
          </table:table-cell>
          <table:table-cell table:style-name="ce2" office:value-type="string" calcext:value-type="string">
            <text:p>Ammo cost</text:p>
          </table:table-cell>
          <table:table-cell table:style-name="ce2" office:value-type="string" calcext:value-type="string">
            <text:p>Purpose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RPG-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7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2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3" table:target-range-address="Handguns.A6:Handguns.AC17" table:display-filter-buttons="true">
          <table:filter>
            <table:filter-and>
              <table:filter-condition table:field-number="2" table:value="yes" table:operator="="/>
            </table:filter-and>
          </table:filter>
        </table:database-range>
        <table:database-range table:name="__Anonymous_Sheet_DB__4" table:target-range-address="SMGs.A6:SMGs.AE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9-15T14:41:41.909000000</dc:date>
    <meta:editing-duration>P49DT11H2M3S</meta:editing-duration>
    <meta:editing-cycles>75</meta:editing-cycles>
    <meta:generator>LibreOffice/4.1.3.2$Windows_x86 LibreOffice_project/70feb7d99726f064edab4605a8ab840c50ec57a</meta:generator>
    <meta:document-statistic meta:table-count="11" meta:cell-count="2206" meta:object-count="0"/>
  </office:meta>
</office:document-meta>
</file>